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fdb7" officeooo:paragraph-rsid="000bfdb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fdb7" officeooo:paragraph-rsid="000bfdb7" style:font-weight-asian="bold" style:font-weight-complex="bold"/>
    </style:style>
    <style:style style:name="P3" style:family="paragraph" style:parent-style-name="Standard">
      <style:text-properties fo:font-weight="bold" officeooo:rsid="0000a6c7" officeooo:paragraph-rsid="000dfa50" style:font-weight-asian="bold" style:font-weight-complex="bold"/>
    </style:style>
    <style:style style:name="P4" style:family="paragraph" style:parent-style-name="Standard">
      <style:text-properties officeooo:rsid="0000a6c7" officeooo:paragraph-rsid="000dfa50"/>
    </style:style>
    <style:style style:name="P5" style:family="paragraph" style:parent-style-name="Standard">
      <style:text-properties fo:font-weight="normal" officeooo:rsid="0011a70b" officeooo:paragraph-rsid="001270cd" style:font-weight-asian="normal" style:font-weight-complex="normal"/>
    </style:style>
    <style:style style:name="P6" style:family="paragraph" style:parent-style-name="Standard">
      <style:text-properties fo:font-weight="normal" officeooo:rsid="00164c91" officeooo:paragraph-rsid="001270cd" style:font-weight-asian="normal" style:font-weight-complex="normal"/>
    </style:style>
    <style:style style:name="P7" style:family="paragraph" style:parent-style-name="Standard">
      <style:text-properties fo:font-weight="normal" officeooo:rsid="00145b02" officeooo:paragraph-rsid="00145b02" style:font-weight-asian="normal" style:font-weight-complex="normal"/>
    </style:style>
    <style:style style:name="P8" style:family="paragraph" style:parent-style-name="Standard">
      <style:text-properties officeooo:rsid="0017aaa9" officeooo:paragraph-rsid="001270cd"/>
    </style:style>
    <style:style style:name="P9" style:family="paragraph" style:parent-style-name="Standard">
      <style:text-properties officeooo:rsid="0011a70b" officeooo:paragraph-rsid="001270cd"/>
    </style:style>
    <style:style style:name="P10" style:family="paragraph" style:parent-style-name="Standard">
      <style:text-properties style:text-underline-style="none" fo:font-weight="normal" officeooo:rsid="00044c56" officeooo:paragraph-rsid="00145b0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44c56" officeooo:paragraph-rsid="00145b0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44c56" officeooo:paragraph-rsid="00148d4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44c56" officeooo:paragraph-rsid="00148d4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45b02" officeooo:paragraph-rsid="00148d4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6403f" officeooo:paragraph-rsid="001555f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6403f" officeooo:paragraph-rsid="00236a5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6403f" officeooo:paragraph-rsid="0029778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e3afa" officeooo:paragraph-rsid="0016c46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85295" officeooo:paragraph-rsid="0018529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21a544" officeooo:paragraph-rsid="0018529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1a544" officeooo:paragraph-rsid="002c129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46119" officeooo:paragraph-rsid="0018949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46119" officeooo:paragraph-rsid="00236a5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46119" officeooo:paragraph-rsid="002c129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33dbc6" officeooo:paragraph-rsid="00190c8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236a52" officeooo:paragraph-rsid="00236a5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22689e" officeooo:paragraph-rsid="00236a5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00c33" officeooo:paragraph-rsid="00236a52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4a746a" officeooo:paragraph-rsid="0025079b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29778d" officeooo:paragraph-rsid="0029778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2064e4" officeooo:paragraph-rsid="002c129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2c1295" officeooo:paragraph-rsid="002c129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2e1eb" officeooo:paragraph-rsid="002c1295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d2897" officeooo:paragraph-rsid="002d2897" style:font-weight-asian="normal" style:font-weight-complex="normal"/>
    </style:style>
    <style:style style:name="P35" style:family="paragraph" style:parent-style-name="Standard">
      <style:text-properties officeooo:rsid="0017bfe0" officeooo:paragraph-rsid="0016c465"/>
    </style:style>
    <style:style style:name="P36" style:family="paragraph" style:parent-style-name="Standard">
      <style:text-properties officeooo:rsid="001986cf" officeooo:paragraph-rsid="0016c465"/>
    </style:style>
    <style:style style:name="P37" style:family="paragraph" style:parent-style-name="Standard">
      <style:text-properties officeooo:rsid="001cd47e" officeooo:paragraph-rsid="0016c465"/>
    </style:style>
    <style:style style:name="P38" style:family="paragraph" style:parent-style-name="Standard">
      <style:text-properties officeooo:rsid="001e3afa" officeooo:paragraph-rsid="0016c465"/>
    </style:style>
    <style:style style:name="P39" style:family="paragraph" style:parent-style-name="Standard">
      <style:text-properties officeooo:rsid="0021a544" officeooo:paragraph-rsid="00185295"/>
    </style:style>
    <style:style style:name="P40" style:family="paragraph" style:parent-style-name="Standard">
      <style:text-properties officeooo:rsid="0021a544" officeooo:paragraph-rsid="002c1295"/>
    </style:style>
    <style:style style:name="P41" style:family="paragraph" style:parent-style-name="Standard">
      <style:text-properties officeooo:rsid="00246119" officeooo:paragraph-rsid="00189490"/>
    </style:style>
    <style:style style:name="P42" style:family="paragraph" style:parent-style-name="Standard">
      <style:text-properties officeooo:rsid="00246119" officeooo:paragraph-rsid="00236a52"/>
    </style:style>
    <style:style style:name="P43" style:family="paragraph" style:parent-style-name="Standard">
      <style:text-properties officeooo:rsid="00246119" officeooo:paragraph-rsid="002c1295"/>
    </style:style>
    <style:style style:name="P44" style:family="paragraph" style:parent-style-name="Standard">
      <style:paragraph-properties fo:text-align="justify" style:justify-single-word="false"/>
      <style:text-properties officeooo:rsid="002c8cb0" officeooo:paragraph-rsid="00190c88"/>
    </style:style>
    <style:style style:name="P45" style:family="paragraph" style:parent-style-name="Standard">
      <style:paragraph-properties fo:text-align="justify" style:justify-single-word="false"/>
      <style:text-properties officeooo:rsid="0020cdbe" officeooo:paragraph-rsid="00190c88"/>
    </style:style>
    <style:style style:name="P46" style:family="paragraph" style:parent-style-name="Standard">
      <style:paragraph-properties fo:text-align="justify" style:justify-single-word="false"/>
      <style:text-properties officeooo:rsid="00205389" officeooo:paragraph-rsid="00190c88"/>
    </style:style>
    <style:style style:name="P47" style:family="paragraph" style:parent-style-name="Standard">
      <style:paragraph-properties fo:text-align="justify" style:justify-single-word="false"/>
      <style:text-properties officeooo:rsid="00277e27" officeooo:paragraph-rsid="00190c88"/>
    </style:style>
    <style:style style:name="P48" style:family="paragraph" style:parent-style-name="Standard">
      <style:paragraph-properties fo:text-align="justify" style:justify-single-word="false"/>
      <style:text-properties officeooo:rsid="0028b7c9" officeooo:paragraph-rsid="00190c88"/>
    </style:style>
    <style:style style:name="P49" style:family="paragraph" style:parent-style-name="Standard">
      <style:paragraph-properties fo:text-align="justify" style:justify-single-word="false"/>
      <style:text-properties officeooo:rsid="002a1769" officeooo:paragraph-rsid="00190c88"/>
    </style:style>
    <style:style style:name="P50" style:family="paragraph" style:parent-style-name="Standard">
      <style:paragraph-properties fo:text-align="justify" style:justify-single-word="false"/>
      <style:text-properties officeooo:rsid="002c4fd7" officeooo:paragraph-rsid="00190c88"/>
    </style:style>
    <style:style style:name="P51" style:family="paragraph" style:parent-style-name="Standard">
      <style:paragraph-properties fo:text-align="justify" style:justify-single-word="false"/>
      <style:text-properties officeooo:rsid="002d9538" officeooo:paragraph-rsid="00190c88"/>
    </style:style>
    <style:style style:name="P52" style:family="paragraph" style:parent-style-name="Standard">
      <style:paragraph-properties fo:text-align="justify" style:justify-single-word="false"/>
      <style:text-properties officeooo:rsid="0033dbc6" officeooo:paragraph-rsid="00190c88"/>
    </style:style>
    <style:style style:name="P53" style:family="paragraph" style:parent-style-name="Standard">
      <style:text-properties officeooo:rsid="000c2b05" officeooo:paragraph-rsid="00190c88"/>
    </style:style>
    <style:style style:name="P54" style:family="paragraph" style:parent-style-name="Standard">
      <style:text-properties officeooo:rsid="000d7197" officeooo:paragraph-rsid="00190c88"/>
    </style:style>
    <style:style style:name="P55" style:family="paragraph" style:parent-style-name="Standard">
      <style:text-properties officeooo:rsid="000d7197" officeooo:paragraph-rsid="001a48cf"/>
    </style:style>
    <style:style style:name="P56" style:family="paragraph" style:parent-style-name="Standard">
      <style:text-properties officeooo:rsid="000d7197" officeooo:paragraph-rsid="001c0d8c"/>
    </style:style>
    <style:style style:name="P57" style:family="paragraph" style:parent-style-name="Standard">
      <style:text-properties officeooo:rsid="000d7197" officeooo:paragraph-rsid="001cef7e"/>
    </style:style>
    <style:style style:name="P58" style:family="paragraph" style:parent-style-name="Standard">
      <style:text-properties officeooo:rsid="0018dd9a" officeooo:paragraph-rsid="001c0d8c"/>
    </style:style>
    <style:style style:name="P59" style:family="paragraph" style:parent-style-name="Standard">
      <style:text-properties officeooo:rsid="001a5e70" officeooo:paragraph-rsid="001c0d8c"/>
    </style:style>
    <style:style style:name="P60" style:family="paragraph" style:parent-style-name="Standard">
      <style:text-properties officeooo:rsid="00209944" officeooo:paragraph-rsid="001c0d8c"/>
    </style:style>
    <style:style style:name="P61" style:family="paragraph" style:parent-style-name="Standard">
      <style:text-properties officeooo:rsid="00221302" officeooo:paragraph-rsid="001c0d8c"/>
    </style:style>
    <style:style style:name="P62" style:family="paragraph" style:parent-style-name="Standard">
      <style:text-properties officeooo:rsid="0023a106" officeooo:paragraph-rsid="001c0d8c"/>
    </style:style>
    <style:style style:name="P63" style:family="paragraph" style:parent-style-name="Standard">
      <style:text-properties officeooo:rsid="00247c01" officeooo:paragraph-rsid="001c0d8c"/>
    </style:style>
    <style:style style:name="P64" style:family="paragraph" style:parent-style-name="Standard">
      <style:text-properties officeooo:rsid="00247c01" officeooo:paragraph-rsid="001cef7e"/>
    </style:style>
    <style:style style:name="P65" style:family="paragraph" style:parent-style-name="Standard">
      <style:text-properties officeooo:rsid="002de81b" officeooo:paragraph-rsid="001d559e"/>
    </style:style>
    <style:style style:name="P66" style:family="paragraph" style:parent-style-name="Standard">
      <style:text-properties officeooo:rsid="001919cf" officeooo:paragraph-rsid="001d559e"/>
    </style:style>
    <style:style style:name="P67" style:family="paragraph" style:parent-style-name="Standard">
      <style:text-properties officeooo:rsid="0019a9dc" officeooo:paragraph-rsid="001d559e"/>
    </style:style>
    <style:style style:name="P68" style:family="paragraph" style:parent-style-name="Standard">
      <style:text-properties officeooo:rsid="001a13f1" officeooo:paragraph-rsid="001d559e"/>
    </style:style>
    <style:style style:name="P69" style:family="paragraph" style:parent-style-name="Standard">
      <style:text-properties officeooo:rsid="001b8f00" officeooo:paragraph-rsid="001d559e"/>
    </style:style>
    <style:style style:name="P70" style:family="paragraph" style:parent-style-name="Standard">
      <style:text-properties officeooo:rsid="001c813a" officeooo:paragraph-rsid="001d559e"/>
    </style:style>
    <style:style style:name="P71" style:family="paragraph" style:parent-style-name="Standard">
      <style:text-properties officeooo:rsid="001df7f9" officeooo:paragraph-rsid="001d559e"/>
    </style:style>
    <style:style style:name="P72" style:family="paragraph" style:parent-style-name="Standard">
      <style:text-properties officeooo:rsid="001fda43" officeooo:paragraph-rsid="001d559e"/>
    </style:style>
    <style:style style:name="P73" style:family="paragraph" style:parent-style-name="Standard">
      <style:text-properties officeooo:rsid="0020fcfb" officeooo:paragraph-rsid="001d559e"/>
    </style:style>
    <style:style style:name="P74" style:family="paragraph" style:parent-style-name="Standard">
      <style:text-properties officeooo:rsid="00215dac" officeooo:paragraph-rsid="001d559e"/>
    </style:style>
    <style:style style:name="P75" style:family="paragraph" style:parent-style-name="Standard">
      <style:text-properties officeooo:rsid="0022b0e2" officeooo:paragraph-rsid="001d559e"/>
    </style:style>
    <style:style style:name="P76" style:family="paragraph" style:parent-style-name="Standard">
      <style:text-properties officeooo:rsid="00235037" officeooo:paragraph-rsid="001d559e"/>
    </style:style>
    <style:style style:name="P77" style:family="paragraph" style:parent-style-name="Standard">
      <style:text-properties officeooo:rsid="0023cb1d" officeooo:paragraph-rsid="001d559e"/>
    </style:style>
    <style:style style:name="P78" style:family="paragraph" style:parent-style-name="Standard">
      <style:text-properties officeooo:rsid="0023e7d3" officeooo:paragraph-rsid="001d559e"/>
    </style:style>
    <style:style style:name="P79" style:family="paragraph" style:parent-style-name="Standard">
      <style:text-properties officeooo:rsid="00240b92" officeooo:paragraph-rsid="001d559e"/>
    </style:style>
    <style:style style:name="P80" style:family="paragraph" style:parent-style-name="Standard">
      <style:text-properties officeooo:rsid="0024d20d" officeooo:paragraph-rsid="001d559e"/>
    </style:style>
    <style:style style:name="P81" style:family="paragraph" style:parent-style-name="Standard">
      <style:text-properties officeooo:rsid="00268fee" officeooo:paragraph-rsid="001d559e"/>
    </style:style>
    <style:style style:name="P82" style:family="paragraph" style:parent-style-name="Standard">
      <style:text-properties officeooo:rsid="0026ff10" officeooo:paragraph-rsid="001d559e"/>
    </style:style>
    <style:style style:name="P83" style:family="paragraph" style:parent-style-name="Standard">
      <style:text-properties officeooo:rsid="00277ce3" officeooo:paragraph-rsid="001d559e"/>
    </style:style>
    <style:style style:name="P84" style:family="paragraph" style:parent-style-name="Standard">
      <style:text-properties officeooo:rsid="00286a2a" officeooo:paragraph-rsid="001d559e"/>
    </style:style>
    <style:style style:name="P85" style:family="paragraph" style:parent-style-name="Standard">
      <style:text-properties officeooo:rsid="002a3ff5" officeooo:paragraph-rsid="001d559e"/>
    </style:style>
    <style:style style:name="P86" style:family="paragraph" style:parent-style-name="Standard">
      <style:text-properties officeooo:rsid="002b916a" officeooo:paragraph-rsid="001d559e"/>
    </style:style>
    <style:style style:name="P87" style:family="paragraph" style:parent-style-name="Standard">
      <style:text-properties officeooo:rsid="002d218d" officeooo:paragraph-rsid="001d559e"/>
    </style:style>
    <style:style style:name="P88" style:family="paragraph" style:parent-style-name="Standard">
      <style:text-properties officeooo:rsid="002f06a7" officeooo:paragraph-rsid="001d559e"/>
    </style:style>
    <style:style style:name="P89" style:family="paragraph" style:parent-style-name="Standard">
      <style:text-properties officeooo:rsid="000ca4e2" officeooo:paragraph-rsid="001e1d49"/>
    </style:style>
    <style:style style:name="P90" style:family="paragraph" style:parent-style-name="Standard">
      <style:text-properties officeooo:rsid="000e7041" officeooo:paragraph-rsid="001e1d49"/>
    </style:style>
    <style:style style:name="P91" style:family="paragraph" style:parent-style-name="Standard">
      <style:text-properties officeooo:rsid="00101eb8" officeooo:paragraph-rsid="001e1d49"/>
    </style:style>
    <style:style style:name="P92" style:family="paragraph" style:parent-style-name="Standard">
      <style:text-properties officeooo:rsid="00106a62" officeooo:paragraph-rsid="001e1d49"/>
    </style:style>
    <style:style style:name="P93" style:family="paragraph" style:parent-style-name="Standard">
      <style:text-properties officeooo:rsid="0010bf5c" officeooo:paragraph-rsid="001e1d49"/>
    </style:style>
    <style:style style:name="P94" style:family="paragraph" style:parent-style-name="Standard">
      <style:text-properties officeooo:rsid="0010d6c4" officeooo:paragraph-rsid="001e1d49"/>
    </style:style>
    <style:style style:name="P95" style:family="paragraph" style:parent-style-name="Standard">
      <style:text-properties officeooo:rsid="00128679" officeooo:paragraph-rsid="001e1d49"/>
    </style:style>
    <style:style style:name="P96" style:family="paragraph" style:parent-style-name="Standard">
      <style:text-properties officeooo:rsid="00135e02" officeooo:paragraph-rsid="001e1d49"/>
    </style:style>
    <style:style style:name="P97" style:family="paragraph" style:parent-style-name="Standard">
      <style:text-properties officeooo:rsid="00144de0" officeooo:paragraph-rsid="001e1d49"/>
    </style:style>
    <style:style style:name="P98" style:family="paragraph" style:parent-style-name="Standard">
      <style:text-properties style:text-underline-style="solid" style:text-underline-width="auto" style:text-underline-color="font-color" fo:font-weight="bold" officeooo:rsid="00222682" officeooo:paragraph-rsid="00238839" style:font-weight-asian="bold" style:font-weight-complex="bold"/>
    </style:style>
    <style:style style:name="P99" style:family="paragraph" style:parent-style-name="Standard">
      <style:text-properties style:text-underline-style="solid" style:text-underline-width="auto" style:text-underline-color="font-color" fo:font-weight="bold" officeooo:rsid="0048bf95" officeooo:paragraph-rsid="0025079b" style:font-weight-asian="bold" style:font-weight-complex="bold"/>
    </style:style>
    <style:style style:name="P100" style:family="paragraph" style:parent-style-name="Standard">
      <style:text-properties style:text-underline-style="solid" style:text-underline-width="auto" style:text-underline-color="font-color" fo:font-weight="bold" officeooo:rsid="00134491" officeooo:paragraph-rsid="00274f90" style:font-weight-asian="bold" style:font-weight-complex="bold"/>
    </style:style>
    <style:style style:name="P101" style:family="paragraph" style:parent-style-name="Standard">
      <style:text-properties officeooo:rsid="0034f2d6" officeooo:paragraph-rsid="0021ae36"/>
    </style:style>
    <style:style style:name="P102" style:family="paragraph" style:parent-style-name="Standard">
      <style:text-properties officeooo:rsid="0030a4ba" officeooo:paragraph-rsid="0021ae36"/>
    </style:style>
    <style:style style:name="P103" style:family="paragraph" style:parent-style-name="Standard">
      <style:text-properties officeooo:rsid="00322b3d" officeooo:paragraph-rsid="0021ae36"/>
    </style:style>
    <style:style style:name="P104" style:family="paragraph" style:parent-style-name="Standard">
      <style:text-properties officeooo:rsid="003308d6" officeooo:paragraph-rsid="0021ae36"/>
    </style:style>
    <style:style style:name="P105" style:family="paragraph" style:parent-style-name="Standard">
      <style:text-properties officeooo:rsid="0033c592" officeooo:paragraph-rsid="0021ae36"/>
    </style:style>
    <style:style style:name="P106" style:family="paragraph" style:parent-style-name="Standard">
      <style:text-properties officeooo:rsid="00341064" officeooo:paragraph-rsid="0021ae36"/>
    </style:style>
    <style:style style:name="P107" style:family="paragraph" style:parent-style-name="Standard">
      <style:text-properties officeooo:rsid="00236a52" officeooo:paragraph-rsid="00236a52"/>
    </style:style>
    <style:style style:name="P108" style:family="paragraph" style:parent-style-name="Standard">
      <style:text-properties officeooo:rsid="0022689e" officeooo:paragraph-rsid="00236a52"/>
    </style:style>
    <style:style style:name="P109" style:family="paragraph" style:parent-style-name="Standard">
      <style:text-properties officeooo:rsid="000f52b3" officeooo:paragraph-rsid="00236a52"/>
    </style:style>
    <style:style style:name="P110" style:family="paragraph" style:parent-style-name="Standard">
      <style:text-properties officeooo:rsid="00100c33" officeooo:paragraph-rsid="00236a52"/>
    </style:style>
    <style:style style:name="P111" style:family="paragraph" style:parent-style-name="Standard">
      <style:text-properties officeooo:rsid="00231d4e" officeooo:paragraph-rsid="00238839"/>
    </style:style>
    <style:style style:name="P112" style:family="paragraph" style:parent-style-name="Standard">
      <style:text-properties officeooo:rsid="001e0141" officeooo:paragraph-rsid="00238839"/>
    </style:style>
    <style:style style:name="P113" style:family="paragraph" style:parent-style-name="Standard">
      <style:paragraph-properties fo:text-align="center" style:justify-single-word="false"/>
      <style:text-properties officeooo:rsid="001e0141" officeooo:paragraph-rsid="00238839"/>
    </style:style>
    <style:style style:name="P114" style:family="paragraph" style:parent-style-name="Standard">
      <style:text-properties officeooo:rsid="001ee85a" officeooo:paragraph-rsid="00238839"/>
    </style:style>
    <style:style style:name="P115" style:family="paragraph" style:parent-style-name="Standard">
      <style:text-properties officeooo:rsid="001fafe0" officeooo:paragraph-rsid="00238839"/>
    </style:style>
    <style:style style:name="P116" style:family="paragraph" style:parent-style-name="Standard">
      <style:text-properties officeooo:rsid="00200a64" officeooo:paragraph-rsid="00238839"/>
    </style:style>
    <style:style style:name="P117" style:family="paragraph" style:parent-style-name="Standard">
      <style:text-properties officeooo:rsid="00211a9d" officeooo:paragraph-rsid="00238839"/>
    </style:style>
    <style:style style:name="P118" style:family="paragraph" style:parent-style-name="Standard">
      <style:text-properties officeooo:rsid="00222682" officeooo:paragraph-rsid="00238839"/>
    </style:style>
    <style:style style:name="P119" style:family="paragraph" style:parent-style-name="Standard">
      <style:text-properties officeooo:rsid="002122be" officeooo:paragraph-rsid="0025079b"/>
    </style:style>
    <style:style style:name="P120" style:family="paragraph" style:parent-style-name="Standard">
      <style:text-properties officeooo:rsid="0019dcb7" officeooo:paragraph-rsid="0025079b"/>
    </style:style>
    <style:style style:name="P121" style:family="paragraph" style:parent-style-name="Standard">
      <style:text-properties officeooo:rsid="001b6f70" officeooo:paragraph-rsid="0025079b"/>
    </style:style>
    <style:style style:name="P122" style:family="paragraph" style:parent-style-name="Standard">
      <style:text-properties officeooo:rsid="001bb477" officeooo:paragraph-rsid="0025079b"/>
    </style:style>
    <style:style style:name="P123" style:family="paragraph" style:parent-style-name="Standard">
      <style:text-properties officeooo:rsid="001c0b36" officeooo:paragraph-rsid="0025079b"/>
    </style:style>
    <style:style style:name="P124" style:family="paragraph" style:parent-style-name="Standard">
      <style:text-properties officeooo:rsid="001c56bd" officeooo:paragraph-rsid="0025079b"/>
    </style:style>
    <style:style style:name="P125" style:family="paragraph" style:parent-style-name="Standard">
      <style:text-properties officeooo:rsid="001dba81" officeooo:paragraph-rsid="0025079b"/>
    </style:style>
    <style:style style:name="P126" style:family="paragraph" style:parent-style-name="Standard">
      <style:text-properties officeooo:rsid="001e0ea8" officeooo:paragraph-rsid="0025079b"/>
    </style:style>
    <style:style style:name="P127" style:family="paragraph" style:parent-style-name="Standard">
      <style:text-properties officeooo:rsid="001eb438" officeooo:paragraph-rsid="0025079b"/>
    </style:style>
    <style:style style:name="P128" style:family="paragraph" style:parent-style-name="Standard">
      <style:text-properties officeooo:rsid="001ec176" officeooo:paragraph-rsid="0025079b"/>
    </style:style>
    <style:style style:name="P129" style:family="paragraph" style:parent-style-name="Standard">
      <style:text-properties officeooo:rsid="001f8fef" officeooo:paragraph-rsid="0025079b"/>
    </style:style>
    <style:style style:name="P130" style:family="paragraph" style:parent-style-name="Standard">
      <style:text-properties officeooo:rsid="001feed3" officeooo:paragraph-rsid="0025079b"/>
    </style:style>
    <style:style style:name="P131" style:family="paragraph" style:parent-style-name="Standard">
      <style:text-properties officeooo:rsid="0022ff85" officeooo:paragraph-rsid="0025079b"/>
    </style:style>
    <style:style style:name="P132" style:family="paragraph" style:parent-style-name="Standard">
      <style:text-properties officeooo:rsid="00240973" officeooo:paragraph-rsid="0025079b"/>
    </style:style>
    <style:style style:name="P133" style:family="paragraph" style:parent-style-name="Standard">
      <style:text-properties officeooo:rsid="0025c672" officeooo:paragraph-rsid="0025079b"/>
    </style:style>
    <style:style style:name="P134" style:family="paragraph" style:parent-style-name="Standard">
      <style:text-properties officeooo:rsid="00275cda" officeooo:paragraph-rsid="0025079b"/>
    </style:style>
    <style:style style:name="P135" style:family="paragraph" style:parent-style-name="Standard">
      <style:text-properties officeooo:rsid="0028c73a" officeooo:paragraph-rsid="0025079b"/>
    </style:style>
    <style:style style:name="P136" style:family="paragraph" style:parent-style-name="Standard">
      <style:text-properties officeooo:rsid="002a3e15" officeooo:paragraph-rsid="0025079b"/>
    </style:style>
    <style:style style:name="P137" style:family="paragraph" style:parent-style-name="Standard">
      <style:text-properties officeooo:rsid="002bd7dc" officeooo:paragraph-rsid="0025079b"/>
    </style:style>
    <style:style style:name="P138" style:family="paragraph" style:parent-style-name="Standard">
      <style:text-properties officeooo:rsid="002c7591" officeooo:paragraph-rsid="0025079b"/>
    </style:style>
    <style:style style:name="P139" style:family="paragraph" style:parent-style-name="Standard">
      <style:text-properties officeooo:rsid="002cb9b8" officeooo:paragraph-rsid="0025079b"/>
    </style:style>
    <style:style style:name="P140" style:family="paragraph" style:parent-style-name="Standard">
      <style:text-properties officeooo:rsid="002e1732" officeooo:paragraph-rsid="0025079b"/>
    </style:style>
    <style:style style:name="P141" style:family="paragraph" style:parent-style-name="Standard">
      <style:text-properties officeooo:rsid="002eb239" officeooo:paragraph-rsid="0025079b"/>
    </style:style>
    <style:style style:name="P142" style:family="paragraph" style:parent-style-name="Standard">
      <style:text-properties officeooo:rsid="0030539e" officeooo:paragraph-rsid="0025079b"/>
    </style:style>
    <style:style style:name="P143" style:family="paragraph" style:parent-style-name="Standard">
      <style:text-properties officeooo:rsid="0031f7c4" officeooo:paragraph-rsid="0025079b"/>
    </style:style>
    <style:style style:name="P144" style:family="paragraph" style:parent-style-name="Standard">
      <style:text-properties officeooo:rsid="00325f26" officeooo:paragraph-rsid="0025079b"/>
    </style:style>
    <style:style style:name="P145" style:family="paragraph" style:parent-style-name="Standard">
      <style:text-properties officeooo:rsid="00337c30" officeooo:paragraph-rsid="0025079b"/>
    </style:style>
    <style:style style:name="P146" style:family="paragraph" style:parent-style-name="Standard">
      <style:text-properties officeooo:rsid="0033bf7e" officeooo:paragraph-rsid="0025079b"/>
    </style:style>
    <style:style style:name="P147" style:family="paragraph" style:parent-style-name="Standard">
      <style:text-properties officeooo:rsid="0033d94f" officeooo:paragraph-rsid="0025079b"/>
    </style:style>
    <style:style style:name="P148" style:family="paragraph" style:parent-style-name="Standard">
      <style:text-properties officeooo:rsid="0035b1d2" officeooo:paragraph-rsid="0025079b"/>
    </style:style>
    <style:style style:name="P149" style:family="paragraph" style:parent-style-name="Standard">
      <style:text-properties officeooo:rsid="003660da" officeooo:paragraph-rsid="0025079b"/>
    </style:style>
    <style:style style:name="P150" style:family="paragraph" style:parent-style-name="Standard">
      <style:text-properties officeooo:rsid="0036aabe" officeooo:paragraph-rsid="0025079b"/>
    </style:style>
    <style:style style:name="P151" style:family="paragraph" style:parent-style-name="Standard">
      <style:text-properties officeooo:rsid="0037e531" officeooo:paragraph-rsid="0025079b"/>
    </style:style>
    <style:style style:name="P152" style:family="paragraph" style:parent-style-name="Standard">
      <style:text-properties officeooo:rsid="0038101e" officeooo:paragraph-rsid="0025079b"/>
    </style:style>
    <style:style style:name="P153" style:family="paragraph" style:parent-style-name="Standard">
      <style:text-properties officeooo:rsid="0038604c" officeooo:paragraph-rsid="0025079b"/>
    </style:style>
    <style:style style:name="P154" style:family="paragraph" style:parent-style-name="Standard">
      <style:text-properties officeooo:rsid="0039ef7c" officeooo:paragraph-rsid="0025079b"/>
    </style:style>
    <style:style style:name="P155" style:family="paragraph" style:parent-style-name="Standard">
      <style:text-properties officeooo:rsid="003b1e2b" officeooo:paragraph-rsid="0025079b"/>
    </style:style>
    <style:style style:name="P156" style:family="paragraph" style:parent-style-name="Standard">
      <style:text-properties officeooo:rsid="003c11cf" officeooo:paragraph-rsid="0025079b"/>
    </style:style>
    <style:style style:name="P157" style:family="paragraph" style:parent-style-name="Standard">
      <style:text-properties officeooo:rsid="003d1204" officeooo:paragraph-rsid="0025079b"/>
    </style:style>
    <style:style style:name="P158" style:family="paragraph" style:parent-style-name="Standard">
      <style:text-properties officeooo:rsid="003ed637" officeooo:paragraph-rsid="0025079b"/>
    </style:style>
    <style:style style:name="P159" style:family="paragraph" style:parent-style-name="Standard">
      <style:text-properties officeooo:rsid="003f16d4" officeooo:paragraph-rsid="0025079b"/>
    </style:style>
    <style:style style:name="P160" style:family="paragraph" style:parent-style-name="Standard">
      <style:text-properties officeooo:rsid="00402c83" officeooo:paragraph-rsid="0025079b"/>
    </style:style>
    <style:style style:name="P161" style:family="paragraph" style:parent-style-name="Standard">
      <style:text-properties officeooo:rsid="004047a8" officeooo:paragraph-rsid="0025079b"/>
    </style:style>
    <style:style style:name="P162" style:family="paragraph" style:parent-style-name="Standard">
      <style:text-properties officeooo:rsid="0041070a" officeooo:paragraph-rsid="0025079b"/>
    </style:style>
    <style:style style:name="P163" style:family="paragraph" style:parent-style-name="Standard">
      <style:text-properties officeooo:rsid="00420ed8" officeooo:paragraph-rsid="0025079b"/>
    </style:style>
    <style:style style:name="P164" style:family="paragraph" style:parent-style-name="Standard">
      <style:text-properties officeooo:rsid="0043887d" officeooo:paragraph-rsid="0025079b"/>
    </style:style>
    <style:style style:name="P165" style:family="paragraph" style:parent-style-name="Standard">
      <style:text-properties officeooo:rsid="0043dd3f" officeooo:paragraph-rsid="0025079b"/>
    </style:style>
    <style:style style:name="P166" style:family="paragraph" style:parent-style-name="Standard">
      <style:text-properties officeooo:rsid="00440d2a" officeooo:paragraph-rsid="0025079b"/>
    </style:style>
    <style:style style:name="P167" style:family="paragraph" style:parent-style-name="Standard">
      <style:text-properties officeooo:rsid="0044a7fb" officeooo:paragraph-rsid="0025079b"/>
    </style:style>
    <style:style style:name="P168" style:family="paragraph" style:parent-style-name="Standard">
      <style:text-properties officeooo:rsid="0045f87c" officeooo:paragraph-rsid="0025079b"/>
    </style:style>
    <style:style style:name="P169" style:family="paragraph" style:parent-style-name="Standard">
      <style:text-properties officeooo:rsid="00473f87" officeooo:paragraph-rsid="0025079b"/>
    </style:style>
    <style:style style:name="P170" style:family="paragraph" style:parent-style-name="Standard">
      <style:text-properties officeooo:rsid="00482323" officeooo:paragraph-rsid="0025079b"/>
    </style:style>
    <style:style style:name="P171" style:family="paragraph" style:parent-style-name="Standard">
      <style:text-properties officeooo:rsid="00029357" officeooo:paragraph-rsid="00274f90"/>
    </style:style>
    <style:style style:name="P172" style:family="paragraph" style:parent-style-name="Standard">
      <style:text-properties officeooo:rsid="000566ca" officeooo:paragraph-rsid="00274f90"/>
    </style:style>
    <style:style style:name="P173" style:family="paragraph" style:parent-style-name="Standard">
      <style:text-properties officeooo:rsid="0005c8f4" officeooo:paragraph-rsid="00274f90"/>
    </style:style>
    <style:style style:name="P174" style:family="paragraph" style:parent-style-name="Standard">
      <style:text-properties officeooo:rsid="0006f928" officeooo:paragraph-rsid="00274f90"/>
    </style:style>
    <style:style style:name="P175" style:family="paragraph" style:parent-style-name="Standard">
      <style:text-properties officeooo:rsid="0008c24f" officeooo:paragraph-rsid="00274f90"/>
    </style:style>
    <style:style style:name="P176" style:family="paragraph" style:parent-style-name="Standard">
      <style:text-properties officeooo:rsid="00097325" officeooo:paragraph-rsid="00274f90"/>
    </style:style>
    <style:style style:name="P177" style:family="paragraph" style:parent-style-name="Standard">
      <style:text-properties officeooo:rsid="000a6de9" officeooo:paragraph-rsid="00274f90"/>
    </style:style>
    <style:style style:name="P178" style:family="paragraph" style:parent-style-name="Standard">
      <style:text-properties officeooo:rsid="000c21e9" officeooo:paragraph-rsid="00274f90"/>
    </style:style>
    <style:style style:name="P179" style:family="paragraph" style:parent-style-name="Standard">
      <style:text-properties officeooo:rsid="000d5b98" officeooo:paragraph-rsid="00274f90"/>
    </style:style>
    <style:style style:name="P180" style:family="paragraph" style:parent-style-name="Standard">
      <style:text-properties officeooo:rsid="000dc374" officeooo:paragraph-rsid="00274f90"/>
    </style:style>
    <style:style style:name="P181" style:family="paragraph" style:parent-style-name="Standard">
      <style:text-properties officeooo:rsid="000e8cee" officeooo:paragraph-rsid="00274f90"/>
    </style:style>
    <style:style style:name="P182" style:family="paragraph" style:parent-style-name="Standard">
      <style:text-properties officeooo:rsid="000f0b69" officeooo:paragraph-rsid="00274f90"/>
    </style:style>
    <style:style style:name="P183" style:family="paragraph" style:parent-style-name="Standard">
      <style:text-properties officeooo:rsid="000f60de" officeooo:paragraph-rsid="00274f90"/>
    </style:style>
    <style:style style:name="P184" style:family="paragraph" style:parent-style-name="Standard">
      <style:text-properties officeooo:rsid="00113515" officeooo:paragraph-rsid="00274f90"/>
    </style:style>
    <style:style style:name="P185" style:family="paragraph" style:parent-style-name="Standard">
      <style:text-properties officeooo:rsid="001288a7" officeooo:paragraph-rsid="00274f90"/>
    </style:style>
    <style:style style:name="P186" style:family="paragraph" style:parent-style-name="Standard">
      <style:text-properties officeooo:rsid="00134491" officeooo:paragraph-rsid="00274f90"/>
    </style:style>
    <style:style style:name="P187" style:family="paragraph" style:parent-style-name="Standard">
      <style:text-properties officeooo:rsid="00134491" officeooo:paragraph-rsid="002781ed"/>
    </style:style>
    <style:style style:name="P188" style:family="paragraph" style:parent-style-name="Standard">
      <style:text-properties officeooo:rsid="00148765" officeooo:paragraph-rsid="00274f90"/>
    </style:style>
    <style:style style:name="P189" style:family="paragraph" style:parent-style-name="Standard">
      <style:text-properties officeooo:rsid="0014e61e" officeooo:paragraph-rsid="00274f90"/>
    </style:style>
    <style:style style:name="P190" style:family="paragraph" style:parent-style-name="Standard">
      <style:text-properties officeooo:rsid="00157fba" officeooo:paragraph-rsid="00274f90"/>
    </style:style>
    <style:style style:name="P191" style:family="paragraph" style:parent-style-name="Standard">
      <style:text-properties officeooo:rsid="001648ef" officeooo:paragraph-rsid="00274f90"/>
    </style:style>
    <style:style style:name="P192" style:family="paragraph" style:parent-style-name="Standard">
      <style:text-properties officeooo:rsid="00170553" officeooo:paragraph-rsid="00274f90"/>
    </style:style>
    <style:style style:name="P193" style:family="paragraph" style:parent-style-name="Standard">
      <style:text-properties officeooo:rsid="001787fc" officeooo:paragraph-rsid="00274f90"/>
    </style:style>
    <style:style style:name="P194" style:family="paragraph" style:parent-style-name="Standard">
      <style:text-properties officeooo:rsid="00180435" officeooo:paragraph-rsid="00274f90"/>
    </style:style>
    <style:style style:name="P195" style:family="paragraph" style:parent-style-name="Standard">
      <style:text-properties officeooo:rsid="00185e6e" officeooo:paragraph-rsid="00274f90"/>
    </style:style>
    <style:style style:name="P196" style:family="paragraph" style:parent-style-name="Standard">
      <style:text-properties officeooo:rsid="00187bbc" officeooo:paragraph-rsid="00274f90"/>
    </style:style>
    <style:style style:name="P197" style:family="paragraph" style:parent-style-name="Standard">
      <style:text-properties officeooo:rsid="0018a212" officeooo:paragraph-rsid="00274f90"/>
    </style:style>
    <style:style style:name="P198" style:family="paragraph" style:parent-style-name="Standard">
      <style:text-properties officeooo:rsid="0019007c" officeooo:paragraph-rsid="00274f90"/>
    </style:style>
    <style:style style:name="P199" style:family="paragraph" style:parent-style-name="Standard">
      <style:text-properties officeooo:rsid="00195af8" officeooo:paragraph-rsid="00274f90"/>
    </style:style>
    <style:style style:name="P200" style:family="paragraph" style:parent-style-name="Standard">
      <style:text-properties officeooo:rsid="001a9d7c" officeooo:paragraph-rsid="00274f90"/>
    </style:style>
    <style:style style:name="P201" style:family="paragraph" style:parent-style-name="Standard">
      <style:text-properties officeooo:rsid="001aa451" officeooo:paragraph-rsid="00274f90"/>
    </style:style>
    <style:style style:name="P202" style:family="paragraph" style:parent-style-name="Standard">
      <style:text-properties officeooo:rsid="001bd833" officeooo:paragraph-rsid="00274f90"/>
    </style:style>
    <style:style style:name="P203" style:family="paragraph" style:parent-style-name="Standard">
      <style:text-properties officeooo:rsid="001c285e" officeooo:paragraph-rsid="00274f90"/>
    </style:style>
    <style:style style:name="P204" style:family="paragraph" style:parent-style-name="Standard">
      <style:text-properties officeooo:rsid="001d897e" officeooo:paragraph-rsid="00274f90"/>
    </style:style>
    <style:style style:name="P205" style:family="paragraph" style:parent-style-name="Standard">
      <style:text-properties officeooo:rsid="001e45fe" officeooo:paragraph-rsid="00274f90"/>
    </style:style>
    <style:style style:name="P206" style:family="paragraph" style:parent-style-name="Standard">
      <style:text-properties officeooo:rsid="001fcd92" officeooo:paragraph-rsid="00274f90"/>
    </style:style>
    <style:style style:name="P207" style:family="paragraph" style:parent-style-name="Standard">
      <style:text-properties officeooo:rsid="001fd1ad" officeooo:paragraph-rsid="00274f90"/>
    </style:style>
    <style:style style:name="P208" style:family="paragraph" style:parent-style-name="Standard">
      <style:text-properties officeooo:rsid="001fd348" officeooo:paragraph-rsid="00274f90"/>
    </style:style>
    <style:style style:name="P209" style:family="paragraph" style:parent-style-name="Standard">
      <style:text-properties officeooo:rsid="0020769f" officeooo:paragraph-rsid="00274f90"/>
    </style:style>
    <style:style style:name="P210" style:family="paragraph" style:parent-style-name="Standard">
      <style:text-properties officeooo:rsid="00223eed" officeooo:paragraph-rsid="00274f90"/>
    </style:style>
    <style:style style:name="P211" style:family="paragraph" style:parent-style-name="Standard">
      <style:text-properties officeooo:rsid="0023da93" officeooo:paragraph-rsid="00274f90"/>
    </style:style>
    <style:style style:name="P212" style:family="paragraph" style:parent-style-name="Standard">
      <style:text-properties officeooo:rsid="0025bb1d" officeooo:paragraph-rsid="00274f90"/>
    </style:style>
    <style:style style:name="P213" style:family="paragraph" style:parent-style-name="Standard">
      <style:text-properties officeooo:rsid="002751c0" officeooo:paragraph-rsid="00274f90"/>
    </style:style>
    <style:style style:name="P214" style:family="paragraph" style:parent-style-name="Standard">
      <style:text-properties officeooo:rsid="0027b48f" officeooo:paragraph-rsid="00274f90"/>
    </style:style>
    <style:style style:name="P215" style:family="paragraph" style:parent-style-name="Standard">
      <style:text-properties officeooo:rsid="002870b7" officeooo:paragraph-rsid="00274f90"/>
    </style:style>
    <style:style style:name="P216" style:family="paragraph" style:parent-style-name="Standard">
      <style:text-properties officeooo:rsid="00289542" officeooo:paragraph-rsid="00274f90"/>
    </style:style>
    <style:style style:name="P217" style:family="paragraph" style:parent-style-name="Standard">
      <style:text-properties officeooo:rsid="0028aa41" officeooo:paragraph-rsid="00274f90"/>
    </style:style>
    <style:style style:name="P218" style:family="paragraph" style:parent-style-name="Standard">
      <style:text-properties officeooo:rsid="002a9444" officeooo:paragraph-rsid="00274f90"/>
    </style:style>
    <style:style style:name="P219" style:family="paragraph" style:parent-style-name="Standard">
      <style:text-properties officeooo:rsid="002c480b" officeooo:paragraph-rsid="00274f90"/>
    </style:style>
    <style:style style:name="P220" style:family="paragraph" style:parent-style-name="Standard">
      <style:text-properties officeooo:rsid="002ca368" officeooo:paragraph-rsid="00274f90"/>
    </style:style>
    <style:style style:name="P221" style:family="paragraph" style:parent-style-name="Standard">
      <style:text-properties officeooo:rsid="002e47b2" officeooo:paragraph-rsid="00274f90"/>
    </style:style>
    <style:style style:name="P222" style:family="paragraph" style:parent-style-name="Standard">
      <style:text-properties officeooo:rsid="002fc998" officeooo:paragraph-rsid="00274f90"/>
    </style:style>
    <style:style style:name="P223" style:family="paragraph" style:parent-style-name="Standard">
      <style:text-properties officeooo:rsid="0031bafb" officeooo:paragraph-rsid="00274f90"/>
    </style:style>
    <style:style style:name="P224" style:family="paragraph" style:parent-style-name="Standard">
      <style:text-properties officeooo:rsid="00326839" officeooo:paragraph-rsid="00274f90"/>
    </style:style>
    <style:style style:name="P225" style:family="paragraph" style:parent-style-name="Standard">
      <style:text-properties officeooo:rsid="0034530e" officeooo:paragraph-rsid="00274f90"/>
    </style:style>
    <style:style style:name="P226" style:family="paragraph" style:parent-style-name="Standard">
      <style:text-properties officeooo:rsid="001f8fff" officeooo:paragraph-rsid="002c1295"/>
    </style:style>
    <style:style style:name="P227" style:family="paragraph" style:parent-style-name="Standard">
      <style:text-properties officeooo:rsid="0022e1eb" officeooo:paragraph-rsid="002c1295"/>
    </style:style>
    <style:style style:name="P228" style:family="paragraph" style:parent-style-name="Standard">
      <style:text-properties style:text-underline-style="none" fo:font-weight="normal" officeooo:rsid="000d7197" officeooo:paragraph-rsid="001a48cf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1a5e70" officeooo:paragraph-rsid="001c0d8c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247c01" officeooo:paragraph-rsid="001cef7e" style:font-weight-asian="normal" style:font-weight-complex="normal"/>
    </style:style>
    <style:style style:name="P231" style:family="paragraph" style:parent-style-name="Standard">
      <style:text-properties officeooo:rsid="001d559e" officeooo:paragraph-rsid="001d559e"/>
    </style:style>
    <style:style style:name="P232" style:family="paragraph" style:parent-style-name="Standard">
      <style:text-properties officeooo:rsid="002f06a7" officeooo:paragraph-rsid="001d559e"/>
    </style:style>
    <style:style style:name="P233" style:family="paragraph" style:parent-style-name="Standard">
      <style:text-properties officeooo:rsid="001fba8e" officeooo:paragraph-rsid="001e1d49"/>
    </style:style>
    <style:style style:name="P234" style:family="paragraph" style:parent-style-name="Standard">
      <style:text-properties officeooo:rsid="0021ae36" officeooo:paragraph-rsid="0021ae36"/>
    </style:style>
    <style:style style:name="T1" style:family="text">
      <style:text-properties officeooo:rsid="000fec50"/>
    </style:style>
    <style:style style:name="T2" style:family="text">
      <style:text-properties officeooo:rsid="0017aaa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aaa9" style:font-weight-asian="normal" style:font-weight-complex="normal"/>
    </style:style>
    <style:style style:name="T5" style:family="text">
      <style:text-properties style:text-underline-style="none" fo:font-weight="normal" officeooo:rsid="0006403f" style:font-weight-asian="normal" style:font-weight-complex="normal"/>
    </style:style>
    <style:style style:name="T6" style:family="text">
      <style:text-properties style:text-underline-style="none" fo:font-weight="normal" officeooo:rsid="00247c01" style:font-weight-asian="normal" style:font-weight-complex="normal"/>
    </style:style>
    <style:style style:name="T7" style:family="text">
      <style:text-properties style:text-underline-style="none" fo:font-weight="normal" officeooo:rsid="001cef7e" style:font-weight-asian="normal" style:font-weight-complex="normal"/>
    </style:style>
    <style:style style:name="T8" style:family="text">
      <style:text-properties style:text-underline-style="none" officeooo:rsid="00044c56"/>
    </style:style>
    <style:style style:name="T9" style:family="text">
      <style:text-properties officeooo:rsid="00044c56"/>
    </style:style>
    <style:style style:name="T10" style:family="text">
      <style:text-properties officeooo:rsid="00148d4d"/>
    </style:style>
    <style:style style:name="T11" style:family="text">
      <style:text-properties officeooo:rsid="0006403f"/>
    </style:style>
    <style:style style:name="T12" style:family="text">
      <style:text-properties officeooo:rsid="001555fd"/>
    </style:style>
    <style:style style:name="T13" style:family="text">
      <style:text-properties officeooo:rsid="001cd47e"/>
    </style:style>
    <style:style style:name="T14" style:family="text">
      <style:text-properties officeooo:rsid="0025d595"/>
    </style:style>
    <style:style style:name="T15" style:family="text">
      <style:text-properties officeooo:rsid="0016c465"/>
    </style:style>
    <style:style style:name="T16" style:family="text">
      <style:text-properties officeooo:rsid="00185295"/>
    </style:style>
    <style:style style:name="T17" style:family="text">
      <style:text-properties officeooo:rsid="002064e4"/>
    </style:style>
    <style:style style:name="T18" style:family="text">
      <style:text-properties officeooo:rsid="00189490"/>
    </style:style>
    <style:style style:name="T19" style:family="text">
      <style:text-properties officeooo:rsid="002c8cb0"/>
    </style:style>
    <style:style style:name="T20" style:family="text">
      <style:text-properties officeooo:rsid="00190c88"/>
    </style:style>
    <style:style style:name="T21" style:family="text">
      <style:text-properties officeooo:rsid="002683a8"/>
    </style:style>
    <style:style style:name="T22" style:family="text">
      <style:text-properties officeooo:rsid="001a5e70"/>
    </style:style>
    <style:style style:name="T23" style:family="text">
      <style:text-properties officeooo:rsid="001c0d8c"/>
    </style:style>
    <style:style style:name="T24" style:family="text">
      <style:text-properties officeooo:rsid="00221302"/>
    </style:style>
    <style:style style:name="T25" style:family="text">
      <style:text-properties officeooo:rsid="002f06a7"/>
    </style:style>
    <style:style style:name="T26" style:family="text">
      <style:text-properties officeooo:rsid="0019a9dc"/>
    </style:style>
    <style:style style:name="T27" style:family="text">
      <style:text-properties officeooo:rsid="001df7f9"/>
    </style:style>
    <style:style style:name="T28" style:family="text">
      <style:text-properties officeooo:rsid="001fda43"/>
    </style:style>
    <style:style style:name="T29" style:family="text">
      <style:text-properties officeooo:rsid="00215dac"/>
    </style:style>
    <style:style style:name="T30" style:family="text">
      <style:text-properties officeooo:rsid="0023e7d3"/>
    </style:style>
    <style:style style:name="T31" style:family="text">
      <style:text-properties officeooo:rsid="00240b92"/>
    </style:style>
    <style:style style:name="T32" style:family="text">
      <style:text-properties officeooo:rsid="0024d20d"/>
    </style:style>
    <style:style style:name="T33" style:family="text">
      <style:text-properties officeooo:rsid="0026ff10"/>
    </style:style>
    <style:style style:name="T34" style:family="text">
      <style:text-properties officeooo:rsid="00277ce3"/>
    </style:style>
    <style:style style:name="T35" style:family="text">
      <style:text-properties officeooo:rsid="00286a2a"/>
    </style:style>
    <style:style style:name="T36" style:family="text">
      <style:text-properties officeooo:rsid="002a3ff5"/>
    </style:style>
    <style:style style:name="T37" style:family="text">
      <style:text-properties officeooo:rsid="002d218d"/>
    </style:style>
    <style:style style:name="T38" style:family="text">
      <style:text-properties officeooo:rsid="002de81b"/>
    </style:style>
    <style:style style:name="T39" style:family="text">
      <style:text-properties officeooo:rsid="001d559e"/>
    </style:style>
    <style:style style:name="T40" style:family="text">
      <style:text-properties officeooo:rsid="000e7041"/>
    </style:style>
    <style:style style:name="T41" style:family="text">
      <style:text-properties officeooo:rsid="00101eb8"/>
    </style:style>
    <style:style style:name="T42" style:family="text">
      <style:text-properties officeooo:rsid="00106a62"/>
    </style:style>
    <style:style style:name="T43" style:family="text">
      <style:text-properties officeooo:rsid="0010bf5c"/>
    </style:style>
    <style:style style:name="T44" style:family="text">
      <style:text-properties officeooo:rsid="0010d6c4"/>
    </style:style>
    <style:style style:name="T45" style:family="text">
      <style:text-properties officeooo:rsid="00128679"/>
    </style:style>
    <style:style style:name="T46" style:family="text">
      <style:text-properties officeooo:rsid="00135e02"/>
    </style:style>
    <style:style style:name="T47" style:family="text">
      <style:text-properties officeooo:rsid="00144de0"/>
    </style:style>
    <style:style style:name="T48" style:family="text">
      <style:text-properties officeooo:rsid="001fba8e"/>
    </style:style>
    <style:style style:name="T49" style:family="text">
      <style:text-properties officeooo:rsid="00322b3d"/>
    </style:style>
    <style:style style:name="T50" style:family="text">
      <style:text-properties officeooo:rsid="003308d6"/>
    </style:style>
    <style:style style:name="T51" style:family="text">
      <style:text-properties officeooo:rsid="0021ae36"/>
    </style:style>
    <style:style style:name="T52" style:family="text">
      <style:text-properties officeooo:rsid="00236a52"/>
    </style:style>
    <style:style style:name="T53" style:family="text">
      <style:text-properties officeooo:rsid="0022689e"/>
    </style:style>
    <style:style style:name="T54" style:family="text">
      <style:text-properties officeooo:rsid="00246119"/>
    </style:style>
    <style:style style:name="T55" style:family="text">
      <style:text-properties officeooo:rsid="00100c33"/>
    </style:style>
    <style:style style:name="T56" style:family="text">
      <style:text-properties officeooo:rsid="001ee85a"/>
    </style:style>
    <style:style style:name="T57" style:family="text">
      <style:text-properties officeooo:rsid="001fafe0"/>
    </style:style>
    <style:style style:name="T58" style:family="text">
      <style:text-properties officeooo:rsid="00200a64"/>
    </style:style>
    <style:style style:name="T59" style:family="text">
      <style:text-properties officeooo:rsid="00211a9d"/>
    </style:style>
    <style:style style:name="T60" style:family="text">
      <style:text-properties officeooo:rsid="00238839"/>
    </style:style>
    <style:style style:name="T61" style:family="text">
      <style:text-properties officeooo:rsid="001bb477"/>
    </style:style>
    <style:style style:name="T62" style:family="text">
      <style:text-properties officeooo:rsid="001e0ea8"/>
    </style:style>
    <style:style style:name="T63" style:family="text">
      <style:text-properties officeooo:rsid="001f8fef"/>
    </style:style>
    <style:style style:name="T64" style:family="text">
      <style:text-properties officeooo:rsid="001feed3"/>
    </style:style>
    <style:style style:name="T65" style:family="text">
      <style:text-properties officeooo:rsid="002122be"/>
    </style:style>
    <style:style style:name="T66" style:family="text">
      <style:text-properties officeooo:rsid="0022ff85"/>
    </style:style>
    <style:style style:name="T67" style:family="text">
      <style:text-properties officeooo:rsid="00240973"/>
    </style:style>
    <style:style style:name="T68" style:family="text">
      <style:text-properties officeooo:rsid="0025c672"/>
    </style:style>
    <style:style style:name="T69" style:family="text">
      <style:text-properties officeooo:rsid="00275cda"/>
    </style:style>
    <style:style style:name="T70" style:family="text">
      <style:text-properties officeooo:rsid="0028c73a"/>
    </style:style>
    <style:style style:name="T71" style:family="text">
      <style:text-properties officeooo:rsid="002e1732"/>
    </style:style>
    <style:style style:name="T72" style:family="text">
      <style:text-properties officeooo:rsid="002eb239"/>
    </style:style>
    <style:style style:name="T73" style:family="text">
      <style:text-properties officeooo:rsid="0030539e"/>
    </style:style>
    <style:style style:name="T74" style:family="text">
      <style:text-properties officeooo:rsid="0031f7c4"/>
    </style:style>
    <style:style style:name="T75" style:family="text">
      <style:text-properties officeooo:rsid="00325f26"/>
    </style:style>
    <style:style style:name="T76" style:family="text">
      <style:text-properties officeooo:rsid="00337c30"/>
    </style:style>
    <style:style style:name="T77" style:family="text">
      <style:text-properties officeooo:rsid="0033bf7e"/>
    </style:style>
    <style:style style:name="T78" style:family="text">
      <style:text-properties officeooo:rsid="0035b1d2"/>
    </style:style>
    <style:style style:name="T79" style:family="text">
      <style:text-properties officeooo:rsid="003660da"/>
    </style:style>
    <style:style style:name="T80" style:family="text">
      <style:text-properties officeooo:rsid="0036aabe"/>
    </style:style>
    <style:style style:name="T81" style:family="text">
      <style:text-properties officeooo:rsid="0037e531"/>
    </style:style>
    <style:style style:name="T82" style:family="text">
      <style:text-properties officeooo:rsid="0038604c"/>
    </style:style>
    <style:style style:name="T83" style:family="text">
      <style:text-properties officeooo:rsid="0039ef7c"/>
    </style:style>
    <style:style style:name="T84" style:family="text">
      <style:text-properties officeooo:rsid="003b1e2b"/>
    </style:style>
    <style:style style:name="T85" style:family="text">
      <style:text-properties officeooo:rsid="003c11cf"/>
    </style:style>
    <style:style style:name="T86" style:family="text">
      <style:text-properties officeooo:rsid="003d1204"/>
    </style:style>
    <style:style style:name="T87" style:family="text">
      <style:text-properties officeooo:rsid="003ed637"/>
    </style:style>
    <style:style style:name="T88" style:family="text">
      <style:text-properties officeooo:rsid="003f16d4"/>
    </style:style>
    <style:style style:name="T89" style:family="text">
      <style:text-properties officeooo:rsid="00402c83"/>
    </style:style>
    <style:style style:name="T90" style:family="text">
      <style:text-properties officeooo:rsid="004047a8"/>
    </style:style>
    <style:style style:name="T91" style:family="text">
      <style:text-properties officeooo:rsid="0041070a"/>
    </style:style>
    <style:style style:name="T92" style:family="text">
      <style:text-properties officeooo:rsid="00420ed8"/>
    </style:style>
    <style:style style:name="T93" style:family="text">
      <style:text-properties officeooo:rsid="0043887d"/>
    </style:style>
    <style:style style:name="T94" style:family="text">
      <style:text-properties officeooo:rsid="0043dd3f"/>
    </style:style>
    <style:style style:name="T95" style:family="text">
      <style:text-properties officeooo:rsid="00440d2a"/>
    </style:style>
    <style:style style:name="T96" style:family="text">
      <style:text-properties officeooo:rsid="0044a7fb"/>
    </style:style>
    <style:style style:name="T97" style:family="text">
      <style:text-properties officeooo:rsid="0045f87c"/>
    </style:style>
    <style:style style:name="T98" style:family="text">
      <style:text-properties officeooo:rsid="00473f87"/>
    </style:style>
    <style:style style:name="T99" style:family="text">
      <style:text-properties officeooo:rsid="00482323"/>
    </style:style>
    <style:style style:name="T100" style:family="text">
      <style:text-properties officeooo:rsid="0026b914"/>
    </style:style>
    <style:style style:name="T101" style:family="text">
      <style:text-properties officeooo:rsid="000566ca"/>
    </style:style>
    <style:style style:name="T102" style:family="text">
      <style:text-properties officeooo:rsid="0005c8f4"/>
    </style:style>
    <style:style style:name="T103" style:family="text">
      <style:text-properties officeooo:rsid="0006f928"/>
    </style:style>
    <style:style style:name="T104" style:family="text">
      <style:text-properties officeooo:rsid="0008c24f"/>
    </style:style>
    <style:style style:name="T105" style:family="text">
      <style:text-properties officeooo:rsid="00097325"/>
    </style:style>
    <style:style style:name="T106" style:family="text">
      <style:text-properties officeooo:rsid="000a6de9"/>
    </style:style>
    <style:style style:name="T107" style:family="text">
      <style:text-properties officeooo:rsid="000c21e9"/>
    </style:style>
    <style:style style:name="T108" style:family="text">
      <style:text-properties officeooo:rsid="000d5b98"/>
    </style:style>
    <style:style style:name="T109" style:family="text">
      <style:text-properties officeooo:rsid="000dc374"/>
    </style:style>
    <style:style style:name="T110" style:family="text">
      <style:text-properties officeooo:rsid="000e8cee"/>
    </style:style>
    <style:style style:name="T111" style:family="text">
      <style:text-properties officeooo:rsid="000f0b69"/>
    </style:style>
    <style:style style:name="T112" style:family="text">
      <style:text-properties officeooo:rsid="000f60de"/>
    </style:style>
    <style:style style:name="T113" style:family="text">
      <style:text-properties officeooo:rsid="00113515"/>
    </style:style>
    <style:style style:name="T114" style:family="text">
      <style:text-properties officeooo:rsid="001288a7"/>
    </style:style>
    <style:style style:name="T115" style:family="text">
      <style:text-properties officeooo:rsid="00134491"/>
    </style:style>
    <style:style style:name="T116" style:family="text">
      <style:text-properties officeooo:rsid="0014e61e"/>
    </style:style>
    <style:style style:name="T117" style:family="text">
      <style:text-properties officeooo:rsid="00157fba"/>
    </style:style>
    <style:style style:name="T118" style:family="text">
      <style:text-properties officeooo:rsid="001648ef"/>
    </style:style>
    <style:style style:name="T119" style:family="text">
      <style:text-properties officeooo:rsid="00170553"/>
    </style:style>
    <style:style style:name="T120" style:family="text">
      <style:text-properties officeooo:rsid="001787fc"/>
    </style:style>
    <style:style style:name="T121" style:family="text">
      <style:text-properties officeooo:rsid="00180435"/>
    </style:style>
    <style:style style:name="T122" style:family="text">
      <style:text-properties officeooo:rsid="00185e6e"/>
    </style:style>
    <style:style style:name="T123" style:family="text">
      <style:text-properties officeooo:rsid="00187bbc"/>
    </style:style>
    <style:style style:name="T124" style:family="text">
      <style:text-properties officeooo:rsid="0018a212"/>
    </style:style>
    <style:style style:name="T125" style:family="text">
      <style:text-properties officeooo:rsid="0019007c"/>
    </style:style>
    <style:style style:name="T126" style:family="text">
      <style:text-properties officeooo:rsid="00195af8"/>
    </style:style>
    <style:style style:name="T127" style:family="text">
      <style:text-properties officeooo:rsid="001a9d7c"/>
    </style:style>
    <style:style style:name="T128" style:family="text">
      <style:text-properties officeooo:rsid="001aa451"/>
    </style:style>
    <style:style style:name="T129" style:family="text">
      <style:text-properties officeooo:rsid="001bd833"/>
    </style:style>
    <style:style style:name="T130" style:family="text">
      <style:text-properties officeooo:rsid="001c285e"/>
    </style:style>
    <style:style style:name="T131" style:family="text">
      <style:text-properties officeooo:rsid="001d897e"/>
    </style:style>
    <style:style style:name="T132" style:family="text">
      <style:text-properties officeooo:rsid="001e45fe"/>
    </style:style>
    <style:style style:name="T133" style:family="text">
      <style:text-properties officeooo:rsid="001fcd92"/>
    </style:style>
    <style:style style:name="T134" style:family="text">
      <style:text-properties officeooo:rsid="001fd1ad"/>
    </style:style>
    <style:style style:name="T135" style:family="text">
      <style:text-properties officeooo:rsid="001fd348"/>
    </style:style>
    <style:style style:name="T136" style:family="text">
      <style:text-properties officeooo:rsid="0020769f"/>
    </style:style>
    <style:style style:name="T137" style:family="text">
      <style:text-properties officeooo:rsid="00223eed"/>
    </style:style>
    <style:style style:name="T138" style:family="text">
      <style:text-properties officeooo:rsid="0023da93"/>
    </style:style>
    <style:style style:name="T139" style:family="text">
      <style:text-properties officeooo:rsid="0025bb1d"/>
    </style:style>
    <style:style style:name="T140" style:family="text">
      <style:text-properties officeooo:rsid="002751c0"/>
    </style:style>
    <style:style style:name="T141" style:family="text">
      <style:text-properties officeooo:rsid="0027b48f"/>
    </style:style>
    <style:style style:name="T142" style:family="text">
      <style:text-properties officeooo:rsid="00289542"/>
    </style:style>
    <style:style style:name="T143" style:family="text">
      <style:text-properties officeooo:rsid="0028aa41"/>
    </style:style>
    <style:style style:name="T144" style:family="text">
      <style:text-properties officeooo:rsid="002a9444"/>
    </style:style>
    <style:style style:name="T145" style:family="text">
      <style:text-properties officeooo:rsid="002c480b"/>
    </style:style>
    <style:style style:name="T146" style:family="text">
      <style:text-properties officeooo:rsid="002ca368"/>
    </style:style>
    <style:style style:name="T147" style:family="text">
      <style:text-properties officeooo:rsid="002e47b2"/>
    </style:style>
    <style:style style:name="T148" style:family="text">
      <style:text-properties officeooo:rsid="002fc998"/>
    </style:style>
    <style:style style:name="T149" style:family="text">
      <style:text-properties officeooo:rsid="0031bafb"/>
    </style:style>
    <style:style style:name="T150" style:family="text">
      <style:text-properties officeooo:rsid="00326839"/>
    </style:style>
    <style:style style:name="T151" style:family="text">
      <style:text-properties officeooo:rsid="002781ed"/>
    </style:style>
    <style:style style:name="T152" style:family="text">
      <style:text-properties officeooo:rsid="0029778d"/>
    </style:style>
    <style:style style:name="T153" style:family="text">
      <style:text-properties officeooo:rsid="002c1295"/>
    </style:style>
    <style:style style:name="T154" style:family="text">
      <style:text-properties officeooo:rsid="0021a544"/>
    </style:style>
    <style:style style:name="T155" style:family="text">
      <style:text-properties officeooo:rsid="0022e1eb"/>
    </style:style>
    <style:style style:name="T156" style:family="text">
      <style:text-properties officeooo:rsid="002e95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ol Statements</text:p>
      <text:p text:style-name="P1"/>
      <text:p text:style-name="P1"/>
      <text:p text:style-name="P1"/>
      <text:p text:style-name="P4">1)<text:tab/>#include&lt;stdio.h&gt; </text:p>
      <text:p text:style-name="P4"><text:tab/>main() </text:p>
      <text:p text:style-name="P4"><text:tab/>{ </text:p>
      <text:p text:style-name="P4"><text:tab/><text:tab/>if(7&amp;8) </text:p>
      <text:p text:style-name="P4"><text:tab/><text:tab/>printf("Honesty"); </text:p>
      <text:p text:style-name="P4"><text:tab/><text:tab/>if((~7&amp;0x000f)==8) </text:p>
      <text:p text:style-name="P4"><text:tab/><text:tab/>printf("is the best policy..\n");</text:p>
      <text:p text:style-name="P4"><text:tab/>}</text:p>
      <text:p text:style-name="P4"/>
      <text:p text:style-name="P4"/>
      <text:p text:style-name="P4"/>
      <text:p text:style-name="P4"><text:span text:style-name="T1">2</text:span>)<text:tab/>#include&lt;stdio.h&gt; </text:p>
      <text:p text:style-name="P4"><text:tab/>main() </text:p>
      <text:p text:style-name="P4"><text:tab/>{ </text:p>
      <text:p text:style-name="P4"><text:tab/><text:tab/>if(~0==1) </text:p>
      <text:p text:style-name="P4"><text:tab/><text:tab/>printf("yes\n"); </text:p>
      <text:p text:style-name="P4"><text:tab/><text:tab/>else </text:p>
      <text:p text:style-name="P4"><text:tab/><text:tab/>printf("no\n");</text:p>
      <text:p text:style-name="P4"><text:tab/>} </text:p>
      <text:p text:style-name="P4"/>
      <text:p text:style-name="P4"><text:span text:style-name="T1">3</text:span>)<text:tab/>#include&lt;stdio.h&gt; </text:p>
      <text:p text:style-name="P4"><text:tab/>main() </text:p>
      <text:p text:style-name="P4"><text:tab/>{ </text:p>
      <text:p text:style-name="P4"><text:tab/><text:tab/>int x=-2; </text:p>
      <text:p text:style-name="P4"><text:tab/><text:tab/>if(!0==1) </text:p>
      <text:p text:style-name="P4"><text:tab/><text:tab/>printf("yes\n"); <text:s/></text:p>
      <text:p text:style-name="P4"><text:tab/><text:tab/>else </text:p>
      <text:p text:style-name="P4"><text:tab/><text:tab/>printf("no\n"); </text:p>
      <text:p text:style-name="P4"><text:tab/>}</text:p>
      <text:p text:style-name="P4"/>
      <text:p text:style-name="P4">4)<text:tab/>#include&lt;stdio.h&gt; </text:p>
      <text:p text:style-name="P4"><text:tab/>main() </text:p>
      <text:p text:style-name="P4"><text:tab/>{<text:tab/> </text:p>
      <text:p text:style-name="P4"><text:tab/><text:tab/>if((~0==1)&amp;(!0==1)) </text:p>
      <text:p text:style-name="P4"><text:tab/><text:tab/>printf("yes\n"); </text:p>
      <text:p text:style-name="P4"><text:tab/><text:tab/>else </text:p>
      <text:p text:style-name="P4"><text:tab/><text:tab/>printf("no\n"); </text:p>
      <text:p text:style-name="P3"><text:tab/>}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T3">5)</text:span><text:span text:style-name="T4"> <text:tab/></text:span><text:span text:style-name="T2"> main() </text:span></text:p>
      <text:p text:style-name="P8"><text:s text:c="11"/><text:tab/>{ </text:p>
      <text:p text:style-name="P8"><text:tab/><text:tab/>int a=10,b=20,c=30; </text:p>
      <text:p text:style-name="P8"><text:tab/><text:tab/>if(c&gt;b&gt;a) </text:p>
      <text:p text:style-name="P8"><text:tab/><text:tab/>printf("TRUE\n"); </text:p>
      <text:p text:style-name="P8"><text:tab/><text:tab/>else </text:p>
      <text:p text:style-name="P8"><text:tab/><text:tab/>printf("FALSE\n"); </text:p>
      <text:p text:style-name="P6"><text:span text:style-name="T2"><text:tab/>}</text:span> </text:p>
      <text:p text:style-name="P7"/>
      <text:p text:style-name="P7">6)<text:span text:style-name="T8"><text:tab/>main() </text:span></text:p>
      <text:p text:style-name="P11"><text:tab/>{ </text:p>
      <text:p text:style-name="P11"><text:tab/>int a=10,b=20,c=30; </text:p>
      <text:p text:style-name="P11"><text:tab/>if(a&gt;b&gt;a) </text:p>
      <text:p text:style-name="P11"><text:tab/>printf("True"); </text:p>
      <text:p text:style-name="P11"><text:tab/>else </text:p>
      <text:p text:style-name="P11"><text:tab/>printf("False"); </text:p>
      <text:p text:style-name="P10"><text:tab/>} </text:p>
      <text:p text:style-name="P10"/>
      <text:p text:style-name="P14">7<text:span text:style-name="T9">)<text:tab/>main() </text:span></text:p>
      <text:p text:style-name="P12"><text:tab/>{ </text:p>
      <text:p text:style-name="P12"><text:tab/>float hi=1.1; </text:p>
      <text:p text:style-name="P12"><text:tab/>double hello=1.1; </text:p>
      <text:p text:style-name="P12"><text:tab/>if(hi==hello) </text:p>
      <text:p text:style-name="P12"><text:tab/>printf("yes"); </text:p>
      <text:p text:style-name="P12"><text:tab/>else </text:p>
      <text:p text:style-name="P12"><text:tab/>printf("no"); </text:p>
      <text:p text:style-name="P12"><text:tab/>}</text:p>
      <text:p text:style-name="P12"/>
      <text:p text:style-name="P12">8)<text:tab/>main() </text:p>
      <text:p text:style-name="P12"><text:tab/>{ </text:p>
      <text:p text:style-name="P12"><text:tab/>int x=1; </text:p>
      <text:p text:style-name="P12"><text:tab/>if(x++&gt;=x) </text:p>
      <text:p text:style-name="P12"><text:tab/>printf("%d\n",x); </text:p>
      <text:p text:style-name="P12"><text:tab/>else </text:p>
      <text:p text:style-name="P12"><text:tab/>printf("%d\n",++x); </text:p>
      <text:p text:style-name="P13"><text:tab/>}</text:p>
      <text:p text:style-name="P13"/>
      <text:p text:style-name="P12"><text:span text:style-name="T10">9</text:span>)<text:tab/>main() </text:p>
      <text:p text:style-name="P12"><text:tab/>{ </text:p>
      <text:p text:style-name="P12"><text:tab/>int i=3,j=5; </text:p>
      <text:p text:style-name="P12"><text:tab/>i++; </text:p>
      <text:p text:style-name="P12"><text:tab/>if(i==--j) </text:p>
      <text:p text:style-name="P12"><text:tab/>break; </text:p>
      <text:p text:style-name="P12"><text:tab/>else </text:p>
      <text:p text:style-name="P12"><text:tab/>printf("continue..\n"); </text:p>
      <text:p text:style-name="P12"><text:tab/>printf("%d\n",j); </text:p>
      <text:p text:style-name="P12"><text:tab/>}</text:p>
      <text:p text:style-name="P12"/>
      <text:p text:style-name="P12"/>
      <text:p text:style-name="P12"><text:soft-page-break/><text:span text:style-name="T10">10</text:span>)<text:tab/>main() </text:p>
      <text:p text:style-name="P12"><text:tab/>{ </text:p>
      <text:p text:style-name="P12"><text:tab/>int i=5; </text:p>
      <text:p text:style-name="P12"><text:tab/>if(i=i++ -i) </text:p>
      <text:p text:style-name="P12"><text:tab/>printf("%d",i); </text:p>
      <text:p text:style-name="P12"><text:tab/>else </text:p>
      <text:p text:style-name="P12"><text:tab/>printf("%d",i); </text:p>
      <text:p text:style-name="P12"><text:tab/>}</text:p>
      <text:p text:style-name="P12"/>
      <text:p text:style-name="P12"><text:span text:style-name="T10">11</text:span>)<text:tab/>main() </text:p>
      <text:p text:style-name="P12"><text:tab/>{ </text:p>
      <text:p text:style-name="P12"><text:tab/>int a=2; </text:p>
      <text:p text:style-name="P12"><text:tab/>if(a&gt;&gt;1) </text:p>
      <text:p text:style-name="P12"><text:tab/>printf("%d",a); </text:p>
      <text:p text:style-name="P12"><text:tab/>}</text:p>
      <text:p text:style-name="P12"/>
      <text:p text:style-name="P12"/>
      <text:p text:style-name="P12"><text:span text:style-name="T10">12</text:span>)<text:tab/>main() </text:p>
      <text:p text:style-name="P12"><text:tab/>{ </text:p>
      <text:p text:style-name="P12"><text:tab/>float a=0.55,b=0.80; </text:p>
      <text:p text:style-name="P12"><text:tab/>if((a&amp;&amp;b)&gt;0.08) </text:p>
      <text:p text:style-name="P12"><text:tab/>printf("if"); </text:p>
      <text:p text:style-name="P12"><text:tab/>else </text:p>
      <text:p text:style-name="P12"><text:tab/>printf("else"); </text:p>
      <text:p text:style-name="P12"><text:tab/>}</text:p>
      <text:p text:style-name="P12"/>
      <text:p text:style-name="P15"><text:span text:style-name="T12">13</text:span>)<text:tab/>main() </text:p>
      <text:p text:style-name="P15"><text:tab/>{ </text:p>
      <text:p text:style-name="P15"><text:tab/>int a=2; </text:p>
      <text:p text:style-name="P15"><text:tab/>if(a==2) </text:p>
      <text:p text:style-name="P15"><text:tab/>{ </text:p>
      <text:p text:style-name="P15"><text:tab/>a=~a+2&lt;&lt;1; </text:p>
      <text:p text:style-name="P15"><text:tab/>printf("%d\n",a); </text:p>
      <text:p text:style-name="P15"><text:tab/>} </text:p>
      <text:p text:style-name="P15"><text:tab/>}</text:p>
      <text:p text:style-name="P15"/>
      <text:p text:style-name="P35"><text:span text:style-name="T15">14</text:span>)<text:tab/>#include&lt;stdio.h&gt; </text:p>
      <text:p text:style-name="P35"><text:tab/>main() </text:p>
      <text:p text:style-name="P35"><text:tab/>{ </text:p>
      <text:p text:style-name="P35"><text:tab/>int x=2,y=5; </text:p>
      <text:p text:style-name="P35"><text:tab/>if(x&lt;5)return(x=x+y); </text:p>
      <text:p text:style-name="P35"><text:tab/>else </text:p>
      <text:p text:style-name="P35"><text:tab/>printf("first..\n"); </text:p>
      <text:p text:style-name="P35"><text:tab/>printf("second..\n"); </text:p>
      <text:p text:style-name="P35"><text:tab/>}</text:p>
      <text:p text:style-name="P35"/>
      <text:p text:style-name="P36"/>
      <text:p text:style-name="P36"/>
      <text:p text:style-name="P36"/>
      <text:p text:style-name="P36"><text:soft-page-break/><text:span text:style-name="T15">15</text:span>)<text:tab/><text:span text:style-name="T13">main() </text:span></text:p>
      <text:p text:style-name="P37"><text:tab/>{ </text:p>
      <text:p text:style-name="P37"><text:tab/>int i=4,z=12; </text:p>
      <text:p text:style-name="P37"><text:tab/>if(i=5 || z&gt;50) </text:p>
      <text:p text:style-name="P37"><text:tab/>printf("hello..\n"); </text:p>
      <text:p text:style-name="P37"><text:tab/>else </text:p>
      <text:p text:style-name="P37"><text:tab/>printf("hi..\n"); </text:p>
      <text:p text:style-name="P37"><text:tab/>}</text:p>
      <text:p text:style-name="P37"/>
      <text:p text:style-name="P37"/>
      <text:p text:style-name="P38"><text:span text:style-name="T15">16</text:span>)<text:tab/>main() </text:p>
      <text:p text:style-name="P38"><text:tab/>{ </text:p>
      <text:p text:style-name="P38"><text:tab/>float me=1.1; </text:p>
      <text:p text:style-name="P38"><text:tab/>double you=1.1; </text:p>
      <text:p text:style-name="P38"><text:tab/>if(me==you) </text:p>
      <text:p text:style-name="P38"><text:tab/>printf("<text:span text:style-name="T14">Happy new year</text:span>"); </text:p>
      <text:p text:style-name="P38"><text:tab/>else </text:p>
      <text:p text:style-name="P38"><text:tab/>printf("<text:span text:style-name="T14">Happy diwali</text:span>"); </text:p>
      <text:p text:style-name="P18"><text:tab/>}</text:p>
      <text:p text:style-name="P19"/>
      <text:p text:style-name="P19">17)<text:span text:style-name="T17"><text:tab/>main() </text:span></text:p>
      <text:p text:style-name="P39"><text:tab/>{ </text:p>
      <text:p text:style-name="P39"><text:tab/>int i=0,j=0; </text:p>
      <text:p text:style-name="P39"><text:tab/>if(i&amp;&amp;j++) </text:p>
      <text:p text:style-name="P39"><text:tab/>printf("%d %d",i++,j); </text:p>
      <text:p text:style-name="P39"><text:tab/>printf("%d %d",i,j); </text:p>
      <text:p text:style-name="P20"><text:tab/>}</text:p>
      <text:p text:style-name="P20"/>
      <text:p text:style-name="P39"><text:span text:style-name="T16">18</text:span>)<text:tab/>main() </text:p>
      <text:p text:style-name="P39"><text:tab/>{ </text:p>
      <text:p text:style-name="P39"><text:tab/>int a=0; </text:p>
      <text:p text:style-name="P39"><text:tab/>int b=20; </text:p>
      <text:p text:style-name="P39"><text:tab/>char x=1; </text:p>
      <text:p text:style-name="P39"><text:tab/>char y=10; </text:p>
      <text:p text:style-name="P39"><text:tab/>if(a,b,x,y) </text:p>
      <text:p text:style-name="P39"><text:tab/>printf("hello"); </text:p>
      <text:p text:style-name="P20"><text:tab/>}</text:p>
      <text:p text:style-name="P20"/>
      <text:p text:style-name="P41"><text:span text:style-name="T18">19</text:span>)<text:tab/>main() </text:p>
      <text:p text:style-name="P41"><text:tab/>{ </text:p>
      <text:p text:style-name="P41"><text:tab/>if(~0==(unsigned int)-1) </text:p>
      <text:p text:style-name="P41"><text:tab/>printf("hi..\n"); </text:p>
      <text:p text:style-name="P41"><text:tab/>}</text:p>
      <text:p text:style-name="P41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20">20</text:span>)<text:tab/>main() </text:p>
      <text:p text:style-name="P45"><text:tab/>{ </text:p>
      <text:p text:style-name="P45"><text:tab/>if(printf("hi..\n")) </text:p>
      <text:p text:style-name="P45"><text:tab/>{ </text:p>
      <text:p text:style-name="P45"><text:tab/>printf("hello..\n"); </text:p>
      <text:p text:style-name="P45"><text:tab/>} </text:p>
      <text:p text:style-name="P45"><text:tab/>}<text:span text:style-name="T21"><text:tab/></text:span></text:p>
      <text:p text:style-name="P46"/>
      <text:p text:style-name="P47"><text:span text:style-name="T20">21</text:span>)<text:tab/>main() </text:p>
      <text:p text:style-name="P47"><text:tab/>{ </text:p>
      <text:p text:style-name="P47"><text:tab/>int a=2,res; </text:p>
      <text:p text:style-name="P47"><text:tab/>if(res=a&lt;&lt;10) </text:p>
      <text:p text:style-name="P47"><text:tab/>printf("res=%d\n",res); </text:p>
      <text:p text:style-name="P47"><text:tab/>}</text:p>
      <text:p text:style-name="P48"/>
      <text:p text:style-name="P48"><text:span text:style-name="T20">22</text:span>)<text:tab/>main() </text:p>
      <text:p text:style-name="P48"><text:tab/>{ </text:p>
      <text:p text:style-name="P48"><text:tab/>if(~0&gt;&gt;1) </text:p>
      <text:p text:style-name="P48"><text:tab/>printf("ok"); </text:p>
      <text:p text:style-name="P48"><text:tab/>else </text:p>
      <text:p text:style-name="P48"><text:tab/>printf("not ok"); </text:p>
      <text:p text:style-name="P48"><text:tab/>}</text:p>
      <text:p text:style-name="P48"/>
      <text:p text:style-name="P49"/>
      <text:p text:style-name="P49">2<text:span text:style-name="T20">3</text:span>)<text:tab/>main() </text:p>
      <text:p text:style-name="P49"><text:tab/>{ </text:p>
      <text:p text:style-name="P49"><text:tab/>int y=0; </text:p>
      <text:p text:style-name="P49"><text:tab/>if(!(y=1)) </text:p>
      <text:p text:style-name="P49"><text:tab/>printf("hi"); </text:p>
      <text:p text:style-name="P49"><text:tab/>else </text:p>
      <text:p text:style-name="P49"><text:tab/>printf("hello"); </text:p>
      <text:p text:style-name="P49"><text:tab/>}</text:p>
      <text:p text:style-name="P49"/>
      <text:p text:style-name="P50">2<text:span text:style-name="T20">4</text:span>)<text:tab/><text:span text:style-name="T19">main() </text:span></text:p>
      <text:p text:style-name="P44"><text:tab/>{ </text:p>
      <text:p text:style-name="P44"><text:tab/>int x=0; </text:p>
      <text:p text:style-name="P44"><text:tab/>if(x=0 &amp;&amp; x==0) </text:p>
      <text:p text:style-name="P44"><text:tab/>printf("zero"); </text:p>
      <text:p text:style-name="P44"><text:tab/>else </text:p>
      <text:p text:style-name="P44"><text:tab/>printf("not zero"); </text:p>
      <text:p text:style-name="P44"><text:tab/>}</text:p>
      <text:p text:style-name="P2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text:span text:style-name="T20">25</text:span>)<text:tab/>main() </text:p>
      <text:p text:style-name="P51"><text:tab/>{ </text:p>
      <text:p text:style-name="P51"><text:tab/>int x=0,y=2; </text:p>
      <text:p text:style-name="P51"><text:tab/>if(!x&amp;&amp;y) </text:p>
      <text:p text:style-name="P51"><text:tab/>printf("true"); </text:p>
      <text:p text:style-name="P51"><text:tab/>else </text:p>
      <text:p text:style-name="P51"><text:tab/>printf("flase"); </text:p>
      <text:p text:style-name="P51"><text:tab/>}</text:p>
      <text:p text:style-name="P52"/>
      <text:p text:style-name="P52"><text:span text:style-name="T20">26</text:span>)<text:tab/>main() </text:p>
      <text:p text:style-name="P52"><text:tab/>{ </text:p>
      <text:p text:style-name="P52"><text:tab/>int p=10,q=20,r; </text:p>
      <text:p text:style-name="P52"><text:tab/>if(r=p=5||q&gt;20) </text:p>
      <text:p text:style-name="P52"><text:tab/>printf("%d",r); </text:p>
      <text:p text:style-name="P52"><text:tab/>else </text:p>
      <text:p text:style-name="P52"><text:tab/>printf("no"); </text:p>
      <text:p text:style-name="P52"><text:tab/>}</text:p>
      <text:p text:style-name="P51"/>
      <text:p text:style-name="P52"><text:span text:style-name="T20">27</text:span>)<text:tab/>main() </text:p>
      <text:p text:style-name="P52"><text:tab/>{ </text:p>
      <text:p text:style-name="P52"><text:tab/>int x=5; </text:p>
      <text:p text:style-name="P52"><text:tab/>if(x&lt;1) </text:p>
      <text:p text:style-name="P52"><text:tab/>printf("hello"); </text:p>
      <text:p text:style-name="P52"><text:tab/>if(x==5) </text:p>
      <text:p text:style-name="P52"><text:tab/>printf("hi"); </text:p>
      <text:p text:style-name="P52"><text:tab/>else </text:p>
      <text:p text:style-name="P52"><text:tab/>printf("no"); </text:p>
      <text:p text:style-name="P52"><text:tab/>}</text:p>
      <text:p text:style-name="P52"/>
      <text:p text:style-name="P52"><text:span text:style-name="T20">28</text:span>)<text:tab/>int x; </text:p>
      <text:p text:style-name="P52"><text:tab/>main() </text:p>
      <text:p text:style-name="P52"><text:tab/>{ </text:p>
      <text:p text:style-name="P52"><text:tab/>if(x) </text:p>
      <text:p text:style-name="P52"><text:tab/>printf("hi"); </text:p>
      <text:p text:style-name="P52"><text:tab/>else </text:p>
      <text:p text:style-name="P52"><text:tab/>printf("hello"); </text:p>
      <text:p text:style-name="P52"><text:tab/>}</text:p>
      <text:p text:style-name="P52"/>
      <text:p text:style-name="P52"><text:span text:style-name="T20">29</text:span>)<text:tab/>main() </text:p>
      <text:p text:style-name="P52"><text:tab/>{ </text:p>
      <text:p text:style-name="P52"><text:tab/>int x=0; </text:p>
      <text:p text:style-name="P52"><text:tab/>if(x++) </text:p>
      <text:p text:style-name="P52"><text:tab/>printf("true"); </text:p>
      <text:p text:style-name="P52"><text:tab/>else if(x==1) </text:p>
      <text:p text:style-name="P52"><text:tab/>printf("false"); </text:p>
      <text:p text:style-name="P52"><text:tab/>}</text:p>
      <text:p text:style-name="P52"/>
      <text:p text:style-name="P52"/>
      <text:p text:style-name="P52"/>
      <text:p text:style-name="P52"><text:soft-page-break/><text:span text:style-name="T20">30</text:span>)<text:tab/>main() </text:p>
      <text:p text:style-name="P52"><text:tab/>{ </text:p>
      <text:p text:style-name="P52"><text:tab/>int x=0; </text:p>
      <text:p text:style-name="P52"><text:tab/>if(x==1) </text:p>
      <text:p text:style-name="P52"><text:tab/>if(x&gt;=0) </text:p>
      <text:p text:style-name="P52"><text:tab/>printf("hi"); </text:p>
      <text:p text:style-name="P52"><text:tab/>else </text:p>
      <text:p text:style-name="P52"><text:tab/>printf("hello"); </text:p>
      <text:p text:style-name="P52"><text:tab/>printf("india"); </text:p>
      <text:p text:style-name="P52"><text:tab/>}</text:p>
      <text:p text:style-name="P52"/>
      <text:p text:style-name="P52"><text:span text:style-name="T20">31</text:span>)<text:tab/>main() </text:p>
      <text:p text:style-name="P52"><text:tab/>{ </text:p>
      <text:p text:style-name="P52"><text:tab/>int a=1; </text:p>
      <text:p text:style-name="P52"><text:tab/>if(a--) </text:p>
      <text:p text:style-name="P52"><text:tab/>printf("true"); </text:p>
      <text:p text:style-name="P52"><text:tab/>else </text:p>
      <text:p text:style-name="P52"><text:tab/>printf("false"); </text:p>
      <text:p text:style-name="P25"><text:tab/>}</text:p>
      <text:p text:style-name="P25"/>
      <text:p text:style-name="P25"/>
      <text:p text:style-name="P53"><text:span text:style-name="T20">32</text:span>)<text:tab/>main() </text:p>
      <text:p text:style-name="P53"><text:tab/>{ </text:p>
      <text:p text:style-name="P53"><text:tab/>int c=0; </text:p>
      <text:p text:style-name="P53"><text:tab/>if(c) </text:p>
      <text:p text:style-name="P53"><text:tab/><text:tab/>printf("%d",c=0); </text:p>
      <text:p text:style-name="P53"><text:tab/>else </text:p>
      <text:p text:style-name="P53"><text:tab/><text:tab/>printf("%d",c=1); </text:p>
      <text:p text:style-name="P53"><text:tab/>}</text:p>
      <text:p text:style-name="P53"/>
      <text:p text:style-name="P53"><text:span text:style-name="T20">33</text:span>)<text:tab/>main() </text:p>
      <text:p text:style-name="P53"><text:tab/>{ </text:p>
      <text:p text:style-name="P53"><text:tab/>int a=10; </text:p>
      <text:p text:style-name="P53"><text:tab/>if(a=0) </text:p>
      <text:p text:style-name="P53"><text:tab/>{ </text:p>
      <text:p text:style-name="P53"><text:tab/>printf("True"); </text:p>
      <text:p text:style-name="P53"><text:tab/>} </text:p>
      <text:p text:style-name="P53"><text:tab/>else </text:p>
      <text:p text:style-name="P53"><text:tab/>{ </text:p>
      <text:p text:style-name="P53"><text:tab/>printf("False"); </text:p>
      <text:p text:style-name="P53"><text:tab/>} </text:p>
      <text:p text:style-name="P53"><text:tab/><text:span text:style-name="T20">}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text:span text:style-name="T20">34</text:span>)<text:tab/>main() </text:p>
      <text:p text:style-name="P54"><text:tab/>{ </text:p>
      <text:p text:style-name="P54"><text:tab/>float a=0.7; </text:p>
      <text:p text:style-name="P54"><text:tab/>if(a&lt;0.7) </text:p>
      <text:p text:style-name="P54"><text:tab/>printf("c"); </text:p>
      <text:p text:style-name="P54"><text:tab/>else </text:p>
      <text:p text:style-name="P54"><text:tab/>printf("c++"); </text:p>
      <text:p text:style-name="P54"><text:tab/>}<text:tab/></text:p>
      <text:p text:style-name="P54"/>
      <text:p text:style-name="P54"><text:span text:style-name="T20">35</text:span>)<text:tab/>main() </text:p>
      <text:p text:style-name="P54"><text:tab/>{ </text:p>
      <text:p text:style-name="P54"><text:tab/>signed char c=-23; </text:p>
      <text:p text:style-name="P54"><text:tab/>unsigned int i=23; </text:p>
      <text:p text:style-name="P54"><text:tab/>if(i&gt;c) </text:p>
      <text:p text:style-name="P54"><text:tab/>printf("ok google"); </text:p>
      <text:p text:style-name="P54"><text:tab/>else </text:p>
      <text:p text:style-name="P54"><text:tab/>printf("hello google"); </text:p>
      <text:p text:style-name="P54"><text:tab/>}</text:p>
      <text:p text:style-name="P54"/>
      <text:p text:style-name="P54"><text:span text:style-name="T20">36</text:span>)<text:tab/>main() </text:p>
      <text:p text:style-name="P54"><text:tab/>{ </text:p>
      <text:p text:style-name="P54"><text:tab/>int a=10,b=10; </text:p>
      <text:p text:style-name="P54"><text:tab/>if(a=5) </text:p>
      <text:p text:style-name="P54"><text:tab/>b--; </text:p>
      <text:p text:style-name="P54"><text:tab/>printf("%d %d",a,b--); </text:p>
      <text:p text:style-name="P228"><text:tab/>}</text:p>
      <text:p text:style-name="P55"/>
      <text:p text:style-name="P58"><text:span text:style-name="T23">37)</text:span><text:tab/><text:span text:style-name="T22">main() </text:span></text:p>
      <text:p text:style-name="P59"><text:tab/>{ </text:p>
      <text:p text:style-name="P59"><text:tab/>unsigned int x=500; </text:p>
      <text:p text:style-name="P59"><text:tab/>int y=-5; </text:p>
      <text:p text:style-name="P59"><text:tab/>if(x&gt;y) </text:p>
      <text:p text:style-name="P59"><text:tab/><text:tab/>printf("hello..\n"); </text:p>
      <text:p text:style-name="P59"><text:tab/>else </text:p>
      <text:p text:style-name="P59"><text:tab/><text:tab/>printf("hi"); </text:p>
      <text:p text:style-name="P229"><text:tab/>}</text:p>
      <text:p text:style-name="P56"/>
      <text:p text:style-name="P60"><text:span text:style-name="T23">38</text:span>)<text:tab/>main() </text:p>
      <text:p text:style-name="P60"><text:tab/>{ </text:p>
      <text:p text:style-name="P60"><text:tab/>if("\0") </text:p>
      <text:p text:style-name="P60"><text:tab/><text:tab/>printf("Hello"); </text:p>
      <text:p text:style-name="P60"><text:tab/>else </text:p>
      <text:p text:style-name="P60"><text:tab/><text:tab/>printf("Hi"); </text:p>
      <text:p text:style-name="P60"><text:tab/>}</text:p>
      <text:p text:style-name="P60"/>
      <text:p text:style-name="P60"/>
      <text:p text:style-name="P60"/>
      <text:p text:style-name="P60"/>
      <text:p text:style-name="P60"/>
      <text:p text:style-name="P60"><text:soft-page-break/><text:span text:style-name="T23">39</text:span>)<text:tab/><text:span text:style-name="T24">main() </text:span></text:p>
      <text:p text:style-name="P61"><text:tab/>{ </text:p>
      <text:p text:style-name="P61"><text:tab/>int x=0xa; </text:p>
      <text:p text:style-name="P61"><text:tab/>int y=012; </text:p>
      <text:p text:style-name="P61"><text:tab/>int z=10; </text:p>
      <text:p text:style-name="P61"><text:tab/>if(x==y==z) </text:p>
      <text:p text:style-name="P61"><text:tab/>printf("vector"); </text:p>
      <text:p text:style-name="P61"><text:tab/>else </text:p>
      <text:p text:style-name="P61"><text:tab/>printf("india"); </text:p>
      <text:p text:style-name="P61"><text:tab/>}</text:p>
      <text:p text:style-name="P61"/>
      <text:p text:style-name="P62"/>
      <text:p text:style-name="P63"><text:span text:style-name="T23">40</text:span>)<text:tab/>main() </text:p>
      <text:p text:style-name="P63"><text:tab/>{ </text:p>
      <text:p text:style-name="P63"><text:tab/>int x=1; <text:tab/></text:p>
      <text:p text:style-name="P63"><text:tab/>if(x++&gt;=x) </text:p>
      <text:p text:style-name="P63"><text:tab/>printf("%d",x); </text:p>
      <text:p text:style-name="P63"><text:tab/>else </text:p>
      <text:p text:style-name="P63"><text:tab/>printf("%d",++x); </text:p>
      <text:p text:style-name="P63"><text:tab/>}</text:p>
      <text:p text:style-name="P63"/>
      <text:p text:style-name="P63"><text:span text:style-name="T23">41</text:span>)<text:tab/>main() </text:p>
      <text:p text:style-name="P63"><text:tab/>{ </text:p>
      <text:p text:style-name="P63"><text:tab/>int x=345,r,sum=0,i; </text:p>
      <text:p text:style-name="P63"><text:tab/>if(x!=0) </text:p>
      <text:p text:style-name="P63"><text:tab/>{ </text:p>
      <text:p text:style-name="P63"><text:tab/><text:tab/>r=x%10; </text:p>
      <text:p text:style-name="P63"><text:tab/><text:tab/>sum+=r; </text:p>
      <text:p text:style-name="P63"><text:tab/><text:tab/>i=i/10; </text:p>
      <text:p text:style-name="P63"><text:tab/>} </text:p>
      <text:p text:style-name="P63"><text:tab/>printf("%d",sum); </text:p>
      <text:p text:style-name="P230"><text:tab/>}</text:p>
      <text:p text:style-name="P57"/>
      <text:p text:style-name="P57"><text:span text:style-name="T7">42)</text:span><text:span text:style-name="T6"><text:tab/>main() </text:span></text:p>
      <text:p text:style-name="P64"><text:tab/>{ </text:p>
      <text:p text:style-name="P64"><text:tab/>unsigned val=0xffff; </text:p>
      <text:p text:style-name="P64"><text:tab/>if(~val) </text:p>
      <text:p text:style-name="P64"><text:tab/><text:tab/>printf("%d\n",val); </text:p>
      <text:p text:style-name="P64"><text:tab/>printf("%d\n",~val); </text:p>
      <text:p text:style-name="P230"><text:tab/>}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text:span text:style-name="T7">43)</text:span><text:span text:style-name="T6"><text:tab/>main() </text:span></text:p>
      <text:p text:style-name="P64"><text:tab/>{ </text:p>
      <text:p text:style-name="P64"><text:tab/>int a=10; </text:p>
      <text:p text:style-name="P64"><text:tab/>if(a==a--) </text:p>
      <text:p text:style-name="P64"><text:tab/>printf("TRUE1"); </text:p>
      <text:p text:style-name="P64"><text:tab/>a=10; </text:p>
      <text:p text:style-name="P64"><text:tab/>if(a==--a) </text:p>
      <text:p text:style-name="P64"><text:tab/>printf("TRUE2"); </text:p>
      <text:p text:style-name="P64"><text:tab/>}</text:p>
      <text:p text:style-name="P64"/>
      <text:p text:style-name="P64"/>
      <text:p text:style-name="P66"><text:span text:style-name="T39">44</text:span>)<text:tab/>main() </text:p>
      <text:p text:style-name="P66"><text:tab/>{ </text:p>
      <text:p text:style-name="P66"><text:tab/>int a=5,b=10,c=1; </text:p>
      <text:p text:style-name="P66"><text:tab/>if(a&amp;&amp;b&gt;c) </text:p>
      <text:p text:style-name="P66"><text:tab/>{ </text:p>
      <text:p text:style-name="P66"><text:tab/><text:tab/>if(a==5) </text:p>
      <text:p text:style-name="P66"><text:tab/><text:tab/><text:tab/>printf("Hi"); </text:p>
      <text:p text:style-name="P66"><text:tab/><text:tab/>else </text:p>
      <text:p text:style-name="P66"><text:tab/><text:tab/><text:tab/>printf("Hello"); </text:p>
      <text:p text:style-name="P66"><text:tab/>} </text:p>
      <text:p text:style-name="P66"><text:tab/>else </text:p>
      <text:p text:style-name="P66"><text:tab/>{ </text:p>
      <text:p text:style-name="P66"><text:tab/><text:tab/>printf("Welcome"); </text:p>
      <text:p text:style-name="P66"><text:tab/>} </text:p>
      <text:p text:style-name="P66"><text:tab/>}</text:p>
      <text:p text:style-name="P66"/>
      <text:p text:style-name="P66"><text:span text:style-name="T39">45</text:span>)<text:tab/><text:span text:style-name="T26">main() </text:span></text:p>
      <text:p text:style-name="P67"><text:tab/>{ </text:p>
      <text:p text:style-name="P67"><text:tab/>int a=5,b=10,c=1; </text:p>
      <text:p text:style-name="P67"><text:tab/>if((a&amp;&amp;b)&gt;c) </text:p>
      <text:p text:style-name="P67"><text:tab/>{ </text:p>
      <text:p text:style-name="P67"><text:tab/><text:tab/>if(a==5) </text:p>
      <text:p text:style-name="P67"><text:tab/><text:tab/><text:tab/>printf("Hi"); </text:p>
      <text:p text:style-name="P67"><text:tab/><text:tab/>else </text:p>
      <text:p text:style-name="P67"><text:tab/><text:tab/><text:tab/>printf("Hello"); </text:p>
      <text:p text:style-name="P67"><text:tab/>} </text:p>
      <text:p text:style-name="P67"><text:tab/>else </text:p>
      <text:p text:style-name="P67"><text:tab/>{ </text:p>
      <text:p text:style-name="P67"><text:tab/><text:tab/>printf("Welcome"); </text:p>
      <text:p text:style-name="P67"><text:tab/>} </text:p>
      <text:p text:style-name="P67"><text:tab/>}</text:p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231"><text:soft-page-break/>46)<text:tab/>main() </text:p>
      <text:p text:style-name="P69"><text:tab/>{ </text:p>
      <text:p text:style-name="P69"><text:tab/>int a=-1,b=-1; </text:p>
      <text:p text:style-name="P69"><text:tab/>if(++a==++b) </text:p>
      <text:p text:style-name="P69"><text:tab/>{ </text:p>
      <text:p text:style-name="P69"><text:tab/><text:tab/>a=100; </text:p>
      <text:p text:style-name="P69"><text:tab/><text:tab/>if(a&gt;50) </text:p>
      <text:p text:style-name="P69"><text:tab/><text:tab/><text:tab/>printf("M.s Dhoni"); </text:p>
      <text:p text:style-name="P69"><text:tab/><text:tab/>else </text:p>
      <text:p text:style-name="P69"><text:tab/><text:tab/><text:tab/>printf("Virat"); </text:p>
      <text:p text:style-name="P69"><text:tab/>} </text:p>
      <text:p text:style-name="P69"><text:tab/>else </text:p>
      <text:p text:style-name="P69"><text:tab/><text:tab/>printf("Rohit"); </text:p>
      <text:p text:style-name="P69"><text:tab/>}</text:p>
      <text:p text:style-name="P69"/>
      <text:p text:style-name="P70">4<text:span text:style-name="T39">7</text:span>)<text:tab/>main() </text:p>
      <text:p text:style-name="P70"><text:tab/>{ </text:p>
      <text:p text:style-name="P70"><text:tab/>int a=5,b=10,c=20,res; </text:p>
      <text:p text:style-name="P70"><text:tab/>if(res=c/b*a) </text:p>
      <text:p text:style-name="P70"><text:tab/>{ </text:p>
      <text:p text:style-name="P70"><text:tab/><text:tab/>if(res&gt;10) </text:p>
      <text:p text:style-name="P70"><text:tab/><text:tab/><text:tab/>printf("M.s Dhoni"); </text:p>
      <text:p text:style-name="P70"><text:tab/><text:tab/>else </text:p>
      <text:p text:style-name="P70"><text:tab/><text:tab/><text:tab/>printf("Virat"); </text:p>
      <text:p text:style-name="P70"><text:tab/>} </text:p>
      <text:p text:style-name="P70"><text:tab/>else </text:p>
      <text:p text:style-name="P70"><text:tab/>{ </text:p>
      <text:p text:style-name="P70"><text:tab/><text:tab/>printf("Rohit"); </text:p>
      <text:p text:style-name="P70"><text:tab/>} </text:p>
      <text:p text:style-name="P70"><text:tab/>}</text:p>
      <text:p text:style-name="P70"/>
      <text:p text:style-name="P70"><text:span text:style-name="T39">48</text:span>)<text:tab/><text:span text:style-name="T27">main() </text:span></text:p>
      <text:p text:style-name="P71"><text:tab/>{ </text:p>
      <text:p text:style-name="P71"><text:tab/>int a=5,b=10,c=20,res; </text:p>
      <text:p text:style-name="P71"><text:tab/>if(!c/b*a) </text:p>
      <text:p text:style-name="P71"><text:tab/>{ </text:p>
      <text:p text:style-name="P71"><text:tab/><text:tab/>if(res&gt;10) </text:p>
      <text:p text:style-name="P71"><text:tab/><text:tab/><text:tab/>printf("M.s Dhoni"); </text:p>
      <text:p text:style-name="P71"><text:tab/><text:tab/>else </text:p>
      <text:p text:style-name="P71"><text:tab/><text:tab/><text:tab/>printf("Virat"); </text:p>
      <text:p text:style-name="P71"><text:tab/>} </text:p>
      <text:p text:style-name="P71"><text:tab/>else </text:p>
      <text:p text:style-name="P71"><text:tab/>{ </text:p>
      <text:p text:style-name="P71"><text:tab/><text:tab/>printf("Rohit"); </text:p>
      <text:p text:style-name="P71"><text:tab/>} </text:p>
      <text:p text:style-name="P71"><text:tab/>}</text:p>
      <text:p text:style-name="P71"/>
      <text:p text:style-name="P71"/>
      <text:p text:style-name="P71"/>
      <text:p text:style-name="P71"><text:soft-page-break/><text:span text:style-name="T39">49</text:span>)<text:tab/><text:span text:style-name="T28">main() </text:span></text:p>
      <text:p text:style-name="P72"><text:tab/>{ </text:p>
      <text:p text:style-name="P72"><text:tab/>int a=5,b=10,c=20,res; </text:p>
      <text:p text:style-name="P72"><text:tab/>if(!!0) </text:p>
      <text:p text:style-name="P72"><text:tab/>{ </text:p>
      <text:p text:style-name="P72"><text:tab/><text:tab/>if(res&gt;10) </text:p>
      <text:p text:style-name="P72"><text:tab/><text:tab/><text:tab/>printf("M.s Dhoni"); </text:p>
      <text:p text:style-name="P72"><text:tab/><text:tab/>else </text:p>
      <text:p text:style-name="P72"><text:tab/><text:tab/><text:tab/>printf("Virat"); </text:p>
      <text:p text:style-name="P72"><text:tab/>} </text:p>
      <text:p text:style-name="P72"><text:tab/>else </text:p>
      <text:p text:style-name="P72"><text:tab/>{ </text:p>
      <text:p text:style-name="P72"><text:tab/><text:tab/>printf("Rohit"); </text:p>
      <text:p text:style-name="P72"><text:tab/>} </text:p>
      <text:p text:style-name="P72"><text:tab/>}</text:p>
      <text:p text:style-name="P72"/>
      <text:p text:style-name="P72"/>
      <text:p text:style-name="P73"><text:span text:style-name="T39">50</text:span>)<text:tab/><text:span text:style-name="T29">main() </text:span></text:p>
      <text:p text:style-name="P74"><text:tab/>{<text:tab/> </text:p>
      <text:p text:style-name="P74"><text:tab/>int a=5,b=10,c=20,res; </text:p>
      <text:p text:style-name="P74"><text:tab/>if(sizeof(main)) </text:p>
      <text:p text:style-name="P74"><text:tab/>{ </text:p>
      <text:p text:style-name="P74"><text:tab/><text:tab/>if(1) </text:p>
      <text:p text:style-name="P74"><text:tab/><text:tab/><text:tab/>printf("M.s Dhoni"); </text:p>
      <text:p text:style-name="P74"><text:tab/><text:tab/>else </text:p>
      <text:p text:style-name="P74"><text:tab/><text:tab/><text:tab/>printf("Virat"); </text:p>
      <text:p text:style-name="P74"><text:tab/>} </text:p>
      <text:p text:style-name="P74"><text:tab/>else </text:p>
      <text:p text:style-name="P74"><text:tab/>{ </text:p>
      <text:p text:style-name="P74"><text:tab/><text:tab/>printf("Rohit"); </text:p>
      <text:p text:style-name="P74"><text:tab/>} </text:p>
      <text:p text:style-name="P74"><text:tab/>}</text:p>
      <text:p text:style-name="P74"/>
      <text:p text:style-name="P75"><text:span text:style-name="T39">51</text:span>)<text:tab/>main() </text:p>
      <text:p text:style-name="P75"><text:tab/>{ </text:p>
      <text:p text:style-name="P75"><text:tab/>int a=5,b=10,c=20,res; </text:p>
      <text:p text:style-name="P75"><text:tab/>if(sizeof(10)) </text:p>
      <text:p text:style-name="P75"><text:tab/>{ </text:p>
      <text:p text:style-name="P75"><text:tab/><text:tab/>if(!1) </text:p>
      <text:p text:style-name="P75"><text:tab/><text:tab/><text:tab/>printf("M.s Dhoni"); </text:p>
      <text:p text:style-name="P75"><text:tab/><text:tab/>else </text:p>
      <text:p text:style-name="P75"><text:tab/><text:tab/><text:tab/>printf("Virat"); </text:p>
      <text:p text:style-name="P75"><text:tab/>} </text:p>
      <text:p text:style-name="P75"><text:tab/>else </text:p>
      <text:p text:style-name="P75"><text:tab/>{ </text:p>
      <text:p text:style-name="P75"><text:tab/><text:tab/>printf("Rohit"); </text:p>
      <text:p text:style-name="P75"><text:tab/>} </text:p>
      <text:p text:style-name="P75"><text:tab/>}</text:p>
      <text:p text:style-name="P75"/>
      <text:p text:style-name="P76"><text:soft-page-break/><text:span text:style-name="T39">52</text:span>)<text:tab/>main() </text:p>
      <text:p text:style-name="P76"><text:tab/>{ </text:p>
      <text:p text:style-name="P76"><text:tab/>int a=5,b=10,c=20,res; </text:p>
      <text:p text:style-name="P76"><text:tab/>if(sizeof(10)) </text:p>
      <text:p text:style-name="P76"><text:tab/>{ </text:p>
      <text:p text:style-name="P76"><text:tab/><text:tab/>if(!!1) </text:p>
      <text:p text:style-name="P76"><text:tab/><text:tab/><text:tab/>printf("M.s Dhoni"); </text:p>
      <text:p text:style-name="P76"><text:tab/><text:tab/>else </text:p>
      <text:p text:style-name="P76"><text:tab/><text:tab/><text:tab/>printf("Virat"); </text:p>
      <text:p text:style-name="P76"><text:tab/>} </text:p>
      <text:p text:style-name="P76"><text:tab/>else </text:p>
      <text:p text:style-name="P76"><text:tab/>{ </text:p>
      <text:p text:style-name="P76"><text:tab/><text:tab/>printf("Rohit"); </text:p>
      <text:p text:style-name="P76"><text:tab/>} </text:p>
      <text:p text:style-name="P76"><text:tab/>}</text:p>
      <text:p text:style-name="P76"/>
      <text:p text:style-name="P76"/>
      <text:p text:style-name="P76"><text:span text:style-name="T39">53</text:span>)<text:tab/>main() </text:p>
      <text:p text:style-name="P76"><text:tab/>{ </text:p>
      <text:p text:style-name="P76"><text:tab/>int a=5,b=10,c=20,res=1; </text:p>
      <text:p text:style-name="P76"><text:tab/>if(a&lt;b&lt;c&amp;&amp;--res) </text:p>
      <text:p text:style-name="P76"><text:tab/>{ </text:p>
      <text:p text:style-name="P76"><text:tab/><text:tab/>if(!res) </text:p>
      <text:p text:style-name="P76"><text:tab/><text:tab/><text:tab/>printf("M.s Dhoni"); </text:p>
      <text:p text:style-name="P76"><text:tab/><text:tab/>else </text:p>
      <text:p text:style-name="P76"><text:tab/><text:tab/><text:tab/>printf("Virat"); </text:p>
      <text:p text:style-name="P76"><text:tab/>} </text:p>
      <text:p text:style-name="P76"><text:tab/>else </text:p>
      <text:p text:style-name="P76"><text:tab/>{ </text:p>
      <text:p text:style-name="P76"><text:tab/><text:tab/>printf("Rohit"); </text:p>
      <text:p text:style-name="P76"><text:tab/>} </text:p>
      <text:p text:style-name="P76"><text:tab/>}</text:p>
      <text:p text:style-name="P76"/>
      <text:p text:style-name="P77"><text:span text:style-name="T39">54</text:span>)<text:tab/>main() </text:p>
      <text:p text:style-name="P77"><text:tab/>{ </text:p>
      <text:p text:style-name="P77"><text:tab/>if(4&gt;5) </text:p>
      <text:p text:style-name="P77"><text:tab/>{ </text:p>
      <text:p text:style-name="P77"><text:tab/><text:tab/>if(0) </text:p>
      <text:p text:style-name="P77"><text:tab/><text:tab/><text:tab/>printf("cricket"); </text:p>
      <text:p text:style-name="P77"><text:tab/><text:tab/>else </text:p>
      <text:p text:style-name="P77"><text:tab/><text:tab/><text:tab/>printf("football"); </text:p>
      <text:p text:style-name="P77"><text:tab/>} </text:p>
      <text:p text:style-name="P77"><text:tab/>else </text:p>
      <text:p text:style-name="P77"><text:tab/>{ </text:p>
      <text:p text:style-name="P77"><text:tab/><text:tab/>printf("kabadi"); </text:p>
      <text:p text:style-name="P77"><text:tab/>} </text:p>
      <text:p text:style-name="P77"><text:tab/>}</text:p>
      <text:p text:style-name="P77"/>
      <text:p text:style-name="P77"/>
      <text:p text:style-name="P77"><text:soft-page-break/><text:span text:style-name="T39">55</text:span>)<text:tab/>main() </text:p>
      <text:p text:style-name="P77"><text:tab/>{ </text:p>
      <text:p text:style-name="P77"><text:tab/>int true=10; </text:p>
      <text:p text:style-name="P77"><text:tab/>if(true) </text:p>
      <text:p text:style-name="P77"><text:tab/>{ </text:p>
      <text:p text:style-name="P77"><text:tab/><text:tab/>true=1; </text:p>
      <text:p text:style-name="P77"><text:tab/><text:tab/>if(!true) </text:p>
      <text:p text:style-name="P77"><text:tab/><text:tab/><text:tab/>printf("cricket"); </text:p>
      <text:p text:style-name="P77"><text:tab/><text:tab/>else </text:p>
      <text:p text:style-name="P77"><text:tab/><text:tab/><text:tab/>printf("football"); </text:p>
      <text:p text:style-name="P77"><text:tab/>} </text:p>
      <text:p text:style-name="P77"><text:tab/>else </text:p>
      <text:p text:style-name="P77"><text:tab/>{ </text:p>
      <text:p text:style-name="P77"><text:tab/><text:tab/>printf("kabadi"); </text:p>
      <text:p text:style-name="P77"><text:tab/>} </text:p>
      <text:p text:style-name="P77"><text:tab/>}</text:p>
      <text:p text:style-name="P77"/>
      <text:p text:style-name="P77"/>
      <text:p text:style-name="P77"><text:span text:style-name="T39">56</text:span>)<text:tab/>main() </text:p>
      <text:p text:style-name="P77"><text:tab/>{ </text:p>
      <text:p text:style-name="P77"><text:tab/>int true=10; </text:p>
      <text:p text:style-name="P77"><text:tab/>if(!true) </text:p>
      <text:p text:style-name="P77"><text:tab/>{ </text:p>
      <text:p text:style-name="P77"><text:tab/><text:tab/>true=10; </text:p>
      <text:p text:style-name="P77"><text:tab/><text:tab/>if(1) </text:p>
      <text:p text:style-name="P77"><text:tab/><text:tab/><text:tab/>printf("cricket"); </text:p>
      <text:p text:style-name="P77"><text:tab/><text:tab/>else </text:p>
      <text:p text:style-name="P77"><text:tab/><text:tab/><text:tab/>printf("football"); </text:p>
      <text:p text:style-name="P77"><text:tab/>} </text:p>
      <text:p text:style-name="P77"><text:tab/>else </text:p>
      <text:p text:style-name="P77"><text:tab/>{ </text:p>
      <text:p text:style-name="P77"><text:tab/><text:tab/>printf("kabadi"); </text:p>
      <text:p text:style-name="P77"><text:tab/>} </text:p>
      <text:p text:style-name="P77"><text:tab/>}</text:p>
      <text:p text:style-name="P77"/>
      <text:p text:style-name="P77"><text:span text:style-name="T39">57</text:span>)<text:tab/>main() </text:p>
      <text:p text:style-name="P77"><text:tab/>{ </text:p>
      <text:p text:style-name="P77"><text:tab/>int true=10; </text:p>
      <text:p text:style-name="P77"><text:tab/>if(true&gt;=true) </text:p>
      <text:p text:style-name="P77"><text:tab/>{ </text:p>
      <text:p text:style-name="P77"><text:tab/><text:tab/>if(true==0); </text:p>
      <text:p text:style-name="P77"><text:tab/><text:tab/>else </text:p>
      <text:p text:style-name="P77"><text:tab/><text:tab/>printf("india"); </text:p>
      <text:p text:style-name="P77"><text:tab/>} </text:p>
      <text:p text:style-name="P77"><text:tab/>else </text:p>
      <text:p text:style-name="P77"><text:tab/>{ </text:p>
      <text:p text:style-name="P77"><text:tab/><text:tab/>printf("usa"); </text:p>
      <text:p text:style-name="P77"><text:tab/>} </text:p>
      <text:p text:style-name="P77"><text:tab/>}</text:p>
      <text:p text:style-name="P77"><text:soft-page-break/></text:p>
      <text:p text:style-name="P77"><text:span text:style-name="T39">58</text:span>)<text:tab/><text:span text:style-name="T30">main() </text:span></text:p>
      <text:p text:style-name="P78"><text:tab/>{ </text:p>
      <text:p text:style-name="P78"><text:tab/>int true=10; </text:p>
      <text:p text:style-name="P78"><text:tab/>if(true&gt;&gt;1) </text:p>
      <text:p text:style-name="P78"><text:tab/>{ </text:p>
      <text:p text:style-name="P78"><text:tab/><text:tab/>true=0; </text:p>
      <text:p text:style-name="P78"><text:tab/><text:tab/>if(1) </text:p>
      <text:p text:style-name="P78"><text:tab/><text:tab/><text:tab/>printf("cricket"); </text:p>
      <text:p text:style-name="P78"><text:tab/><text:tab/>else </text:p>
      <text:p text:style-name="P78"><text:tab/><text:tab/><text:tab/>printf("football"); </text:p>
      <text:p text:style-name="P78"><text:tab/>} </text:p>
      <text:p text:style-name="P78"><text:tab/>else </text:p>
      <text:p text:style-name="P78"><text:tab/>{ </text:p>
      <text:p text:style-name="P78"><text:tab/><text:tab/>printf("kabadi"); </text:p>
      <text:p text:style-name="P78"><text:tab/>} </text:p>
      <text:p text:style-name="P78"><text:tab/>}</text:p>
      <text:p text:style-name="P78"/>
      <text:p text:style-name="P78"><text:span text:style-name="T39">59</text:span>)<text:tab/><text:span text:style-name="T31">main() </text:span></text:p>
      <text:p text:style-name="P79"><text:tab/>{ </text:p>
      <text:p text:style-name="P79"><text:tab/>int false=10; </text:p>
      <text:p text:style-name="P79"><text:tab/>if(1) </text:p>
      <text:p text:style-name="P79"><text:tab/>{ </text:p>
      <text:p text:style-name="P79"><text:tab/><text:tab/>false=0; </text:p>
      <text:p text:style-name="P79"><text:tab/><text:tab/>else </text:p>
      <text:p text:style-name="P79"><text:tab/><text:tab/><text:tab/>printf("football"); </text:p>
      <text:p text:style-name="P79"><text:tab/>} </text:p>
      <text:p text:style-name="P79"><text:tab/>else </text:p>
      <text:p text:style-name="P79"><text:tab/>{ </text:p>
      <text:p text:style-name="P79"><text:tab/><text:tab/>printf("kabadi"); </text:p>
      <text:p text:style-name="P79"><text:tab/>} </text:p>
      <text:p text:style-name="P79"><text:tab/>}</text:p>
      <text:p text:style-name="P79"/>
      <text:p text:style-name="P79"><text:span text:style-name="T39">60</text:span>)<text:tab/><text:span text:style-name="T32">main() </text:span></text:p>
      <text:p text:style-name="P80"><text:tab/>{ </text:p>
      <text:p text:style-name="P80"><text:tab/>int res=10; </text:p>
      <text:p text:style-name="P80"><text:tab/>if(!sizeof(void)) </text:p>
      <text:p text:style-name="P80"><text:tab/>{ </text:p>
      <text:p text:style-name="P80"><text:tab/><text:tab/>res=100; </text:p>
      <text:p text:style-name="P80"><text:tab/><text:tab/>if(1) </text:p>
      <text:p text:style-name="P80"><text:tab/><text:tab/><text:tab/>printf("cricket"); </text:p>
      <text:p text:style-name="P80"><text:tab/>} </text:p>
      <text:p text:style-name="P80"><text:tab/>else </text:p>
      <text:p text:style-name="P80"><text:tab/>{ </text:p>
      <text:p text:style-name="P80"><text:tab/><text:tab/>printf("kabadi"); </text:p>
      <text:p text:style-name="P80"><text:tab/>} </text:p>
      <text:p text:style-name="P80"><text:tab/>}</text:p>
      <text:p text:style-name="P80"/>
      <text:p text:style-name="P81"/>
      <text:p text:style-name="P81"><text:soft-page-break/><text:span text:style-name="T39">61</text:span>)<text:tab/><text:span text:style-name="T33">main() </text:span></text:p>
      <text:p text:style-name="P82"><text:tab/>{ </text:p>
      <text:p text:style-name="P82"><text:tab/>int res=100; </text:p>
      <text:p text:style-name="P82"><text:tab/>if(res&gt;&gt;2) </text:p>
      <text:p text:style-name="P82"><text:tab/>{ </text:p>
      <text:p text:style-name="P82"><text:tab/><text:tab/> </text:p>
      <text:p text:style-name="P82"><text:tab/><text:tab/>if(!res&lt;&lt;4) </text:p>
      <text:p text:style-name="P82"><text:tab/><text:tab/><text:tab/>printf("cricket"); </text:p>
      <text:p text:style-name="P82"><text:tab/><text:tab/>else </text:p>
      <text:p text:style-name="P82"><text:tab/><text:tab/><text:tab/>printf("%d\n",res); </text:p>
      <text:p text:style-name="P82"><text:tab/>} </text:p>
      <text:p text:style-name="P82"><text:tab/>else </text:p>
      <text:p text:style-name="P82"><text:tab/>{ </text:p>
      <text:p text:style-name="P82"><text:tab/><text:tab/>printf("kabadi"); </text:p>
      <text:p text:style-name="P82"><text:tab/>} </text:p>
      <text:p text:style-name="P82"><text:tab/>}</text:p>
      <text:p text:style-name="P82"/>
      <text:p text:style-name="P82"/>
      <text:p text:style-name="P82"/>
      <text:p text:style-name="P82"><text:span text:style-name="T39">62</text:span>)<text:tab/><text:span text:style-name="T34">main() </text:span></text:p>
      <text:p text:style-name="P83"><text:tab/>{ </text:p>
      <text:p text:style-name="P83"><text:tab/>int res=10; </text:p>
      <text:p text:style-name="P83"><text:tab/>if(res&gt;&gt;2) </text:p>
      <text:p text:style-name="P83"><text:tab/>{ </text:p>
      <text:p text:style-name="P83"><text:tab/><text:tab/> </text:p>
      <text:p text:style-name="P83"><text:tab/><text:tab/>if(!res&lt;&lt;4) </text:p>
      <text:p text:style-name="P83"><text:tab/><text:tab/><text:tab/>printf("%d",res); </text:p>
      <text:p text:style-name="P83"><text:tab/><text:tab/>else </text:p>
      <text:p text:style-name="P83"><text:tab/><text:tab/><text:tab/>printf("error"); </text:p>
      <text:p text:style-name="P83"><text:tab/>} </text:p>
      <text:p text:style-name="P83"><text:tab/>else </text:p>
      <text:p text:style-name="P83"><text:tab/>{ </text:p>
      <text:p text:style-name="P83"><text:tab/><text:tab/>printf("hi"); </text:p>
      <text:p text:style-name="P83"><text:tab/>} </text:p>
      <text:p text:style-name="P83"><text:tab/>}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text:span text:style-name="T39">63</text:span>)<text:tab/><text:span text:style-name="T35">main() </text:span></text:p>
      <text:p text:style-name="P84"><text:tab/>{ </text:p>
      <text:p text:style-name="P84"><text:tab/>int res=10; </text:p>
      <text:p text:style-name="P84"><text:tab/>if(res&gt;&gt;2&amp;&amp;res&lt;&lt;2) </text:p>
      <text:p text:style-name="P84"><text:tab/>{ </text:p>
      <text:p text:style-name="P84"><text:tab/><text:tab/>res=100; </text:p>
      <text:p text:style-name="P84"><text:tab/><text:tab/>if(res&gt;100) </text:p>
      <text:p text:style-name="P84"><text:tab/><text:tab/><text:tab/>printf("%d",res); </text:p>
      <text:p text:style-name="P84"><text:tab/><text:tab/>else </text:p>
      <text:p text:style-name="P84"><text:tab/><text:tab/><text:tab/>printf("error"); </text:p>
      <text:p text:style-name="P84"><text:tab/>} </text:p>
      <text:p text:style-name="P84"><text:tab/>else </text:p>
      <text:p text:style-name="P84"><text:tab/>{ </text:p>
      <text:p text:style-name="P84"><text:tab/><text:tab/>printf("hi"); </text:p>
      <text:p text:style-name="P84"><text:tab/>} </text:p>
      <text:p text:style-name="P84"><text:tab/>}</text:p>
      <text:p text:style-name="P84"/>
      <text:p text:style-name="P84"><text:span text:style-name="T39">64</text:span>)<text:tab/><text:span text:style-name="T36">main() </text:span></text:p>
      <text:p text:style-name="P85"><text:tab/>{ </text:p>
      <text:p text:style-name="P85"><text:tab/>int res=10; </text:p>
      <text:p text:style-name="P85"><text:tab/>if(res&lt;2||res&gt;2) </text:p>
      <text:p text:style-name="P85"><text:tab/>{ </text:p>
      <text:p text:style-name="P85"><text:tab/><text:tab/> </text:p>
      <text:p text:style-name="P85"><text:tab/><text:tab/>if(res==0) </text:p>
      <text:p text:style-name="P85"><text:tab/><text:tab/><text:tab/>printf("%d",res); </text:p>
      <text:p text:style-name="P85"><text:tab/><text:tab/>else </text:p>
      <text:p text:style-name="P85"><text:tab/><text:tab/><text:tab/>printf("success"); </text:p>
      <text:p text:style-name="P85"><text:tab/>} </text:p>
      <text:p text:style-name="P85"><text:tab/>else </text:p>
      <text:p text:style-name="P85"><text:tab/><text:tab/>printf("hi"); </text:p>
      <text:p text:style-name="P85"><text:tab/>}</text:p>
      <text:p text:style-name="P85"/>
      <text:p text:style-name="P86"><text:span text:style-name="T39">65</text:span>)<text:tab/><text:span text:style-name="T37">main() </text:span></text:p>
      <text:p text:style-name="P87"><text:tab/>{ </text:p>
      <text:p text:style-name="P87"><text:tab/>int res=10; </text:p>
      <text:p text:style-name="P87"><text:tab/>if(res&lt;res) </text:p>
      <text:p text:style-name="P87"><text:tab/>{ </text:p>
      <text:p text:style-name="P87"><text:tab/><text:tab/> </text:p>
      <text:p text:style-name="P87"><text:tab/><text:tab/>if(res==res) </text:p>
      <text:p text:style-name="P87"><text:tab/><text:tab/><text:tab/>printf("output"); </text:p>
      <text:p text:style-name="P87"><text:tab/><text:tab/>else </text:p>
      <text:p text:style-name="P87"><text:tab/><text:tab/><text:tab/>printf("success"); </text:p>
      <text:p text:style-name="P87"><text:tab/>} </text:p>
      <text:p text:style-name="P87"><text:tab/>else </text:p>
      <text:p text:style-name="P87"><text:tab/>{ </text:p>
      <text:p text:style-name="P87"><text:tab/><text:tab/>printf("vector"); </text:p>
      <text:p text:style-name="P87"><text:tab/>} </text:p>
      <text:p text:style-name="P87"><text:tab/>}</text:p>
      <text:p text:style-name="P87"/>
      <text:p text:style-name="P87"><text:soft-page-break/><text:span text:style-name="T39">66</text:span>)<text:tab/><text:span text:style-name="T38">main() </text:span></text:p>
      <text:p text:style-name="P65"><text:tab/>{ </text:p>
      <text:p text:style-name="P65"><text:tab/>int res=10; </text:p>
      <text:p text:style-name="P65"><text:tab/>if(res&gt;=res++) </text:p>
      <text:p text:style-name="P65"><text:tab/>{ </text:p>
      <text:p text:style-name="P65"><text:tab/><text:tab/> </text:p>
      <text:p text:style-name="P65"><text:tab/><text:tab/>if(res==0) </text:p>
      <text:p text:style-name="P65"><text:tab/><text:tab/><text:tab/>printf("No output"); </text:p>
      <text:p text:style-name="P65"><text:tab/><text:tab/>else </text:p>
      <text:p text:style-name="P65"><text:tab/><text:tab/><text:tab/>printf("output"); </text:p>
      <text:p text:style-name="P65"><text:tab/>} </text:p>
      <text:p text:style-name="P65"><text:tab/>else </text:p>
      <text:p text:style-name="P65"><text:tab/>{ </text:p>
      <text:p text:style-name="P65"><text:tab/><text:tab/>printf("Hello"); </text:p>
      <text:p text:style-name="P65"><text:tab/>} </text:p>
      <text:p text:style-name="P65"><text:tab/>}</text:p>
      <text:p text:style-name="P65"/>
      <text:p text:style-name="P65"><text:span text:style-name="T39">67</text:span>)<text:tab/>main() </text:p>
      <text:p text:style-name="P65"><text:tab/>{ </text:p>
      <text:p text:style-name="P65"><text:tab/>int res=10; </text:p>
      <text:p text:style-name="P65"><text:tab/>if(++res++) </text:p>
      <text:p text:style-name="P65"><text:tab/>{ </text:p>
      <text:p text:style-name="P65"><text:tab/><text:tab/> </text:p>
      <text:p text:style-name="P65"><text:tab/><text:tab/>if(res==0) </text:p>
      <text:p text:style-name="P65"><text:tab/><text:tab/><text:tab/>printf("output"); </text:p>
      <text:p text:style-name="P65"><text:tab/><text:tab/>else </text:p>
      <text:p text:style-name="P65"><text:tab/><text:tab/><text:tab/>printf("success"); </text:p>
      <text:p text:style-name="P65"><text:tab/>} </text:p>
      <text:p text:style-name="P65"><text:tab/>else </text:p>
      <text:p text:style-name="P65"><text:tab/> </text:p>
      <text:p text:style-name="P65"><text:tab/><text:tab/>printf("no output"); </text:p>
      <text:p text:style-name="P65"><text:tab/>}</text:p>
      <text:p text:style-name="P65"/>
      <text:p text:style-name="P65"><text:span text:style-name="T39">68</text:span>)<text:tab/><text:span text:style-name="T25">main() </text:span></text:p>
      <text:p text:style-name="P88"><text:tab/>{ </text:p>
      <text:p text:style-name="P88"><text:tab/> </text:p>
      <text:p text:style-name="P88"><text:tab/>if(-5) </text:p>
      <text:p text:style-name="P88"><text:tab/>{ </text:p>
      <text:p text:style-name="P88"><text:tab/><text:tab/>int x=+(-5); </text:p>
      <text:p text:style-name="P88"><text:tab/><text:tab/>if(x==5) </text:p>
      <text:p text:style-name="P88"><text:tab/><text:tab/><text:tab/>printf("completed"); </text:p>
      <text:p text:style-name="P88"><text:tab/><text:tab/>else </text:p>
      <text:p text:style-name="P88"><text:tab/><text:tab/><text:tab/>printf("not completed"); </text:p>
      <text:p text:style-name="P88"><text:tab/>} </text:p>
      <text:p text:style-name="P88"><text:tab/>else </text:p>
      <text:p text:style-name="P88"><text:tab/>{ </text:p>
      <text:p text:style-name="P88"><text:tab/><text:tab/>printf("welcome"); </text:p>
      <text:p text:style-name="P88"><text:tab/>} </text:p>
      <text:p text:style-name="P88"><text:tab/>}</text:p>
      <text:p text:style-name="P233"><text:soft-page-break/>69)<text:tab/>main() </text:p>
      <text:p text:style-name="P89"><text:tab/>{ </text:p>
      <text:p text:style-name="P89"><text:tab/>short int si=1; </text:p>
      <text:p text:style-name="P89"><text:tab/>switch(++si - si++) </text:p>
      <text:p text:style-name="P89"><text:tab/>{ </text:p>
      <text:p text:style-name="P89"><text:tab/><text:tab/>case 1L:printf("First"); </text:p>
      <text:p text:style-name="P89"><text:tab/><text:tab/><text:tab/>break; </text:p>
      <text:p text:style-name="P89"><text:tab/><text:tab/>case 2L:printf("Second"); </text:p>
      <text:p text:style-name="P89"><text:tab/><text:tab/><text:tab/>break; </text:p>
      <text:p text:style-name="P89"><text:tab/><text:tab/>default:printf("Bye"); </text:p>
      <text:p text:style-name="P89"><text:tab/><text:tab/><text:tab/>break; </text:p>
      <text:p text:style-name="P89"><text:tab/>} </text:p>
      <text:p text:style-name="P89"><text:tab/>}<text:line-break/></text:p>
      <text:p text:style-name="P89"><text:span text:style-name="T48">70</text:span>)<text:span text:style-name="T40"><text:tab/>main() </text:span></text:p>
      <text:p text:style-name="P90"><text:tab/>{ </text:p>
      <text:p text:style-name="P90"><text:tab/>char ch='\0'; </text:p>
      <text:p text:style-name="P90"><text:tab/>switch(ch) </text:p>
      <text:p text:style-name="P90"><text:tab/>{ </text:p>
      <text:p text:style-name="P90"><text:tab/><text:tab/>case '\0':printf("Empty"); </text:p>
      <text:p text:style-name="P90"><text:tab/><text:tab/><text:tab/>break; </text:p>
      <text:p text:style-name="P90"><text:tab/><text:tab/>case ' ':printf("Empty Empty"); </text:p>
      <text:p text:style-name="P90"><text:tab/><text:tab/><text:tab/>break; </text:p>
      <text:p text:style-name="P90"><text:tab/><text:tab/>case '0':printf("Empty 0"); </text:p>
      <text:p text:style-name="P90"><text:tab/><text:tab/>default:printf("Nothing"); </text:p>
      <text:p text:style-name="P90"><text:tab/><text:tab/><text:tab/>break; </text:p>
      <text:p text:style-name="P90"><text:tab/>} </text:p>
      <text:p text:style-name="P90"><text:tab/>}</text:p>
      <text:p text:style-name="P90"/>
      <text:p text:style-name="P90"><text:span text:style-name="T48">71</text:span>)<text:span text:style-name="T41"><text:tab/>main() </text:span></text:p>
      <text:p text:style-name="P91"><text:tab/>{ </text:p>
      <text:p text:style-name="P91"><text:tab/>switch(25) </text:p>
      <text:p text:style-name="P91"><text:tab/>{ </text:p>
      <text:p text:style-name="P91"><text:tab/><text:tab/>case 25L:printf("25L"); </text:p>
      <text:p text:style-name="P91"><text:tab/><text:tab/><text:tab/>break; </text:p>
      <text:p text:style-name="P91"><text:tab/><text:tab/>case 25.0:printf("25.0"); </text:p>
      <text:p text:style-name="P91"><text:tab/><text:tab/><text:tab/>break; </text:p>
      <text:p text:style-name="P91"><text:tab/><text:tab/>default:printf("Nothing"); </text:p>
      <text:p text:style-name="P91"><text:tab/><text:tab/><text:tab/>break; </text:p>
      <text:p text:style-name="P91"><text:tab/>} </text:p>
      <text:p text:style-name="P91"><text:tab/>}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<text:span text:style-name="T48">72</text:span>)<text:tab/>main() </text:p>
      <text:p text:style-name="P91"><text:tab/>{ </text:p>
      <text:p text:style-name="P91"><text:tab/>int num=0; </text:p>
      <text:p text:style-name="P91"><text:tab/>if(num++&amp;&amp;num--&amp;num++) </text:p>
      <text:p text:style-name="P91"><text:tab/>switch(num) </text:p>
      <text:p text:style-name="P91"><text:tab/>{ </text:p>
      <text:p text:style-name="P91"><text:tab/><text:tab/>case 1:printf("one"); </text:p>
      <text:p text:style-name="P91"><text:tab/><text:tab/><text:tab/>break; </text:p>
      <text:p text:style-name="P91"><text:tab/><text:tab/>case 2:printf("two"); </text:p>
      <text:p text:style-name="P91"><text:tab/><text:tab/><text:tab/>break; </text:p>
      <text:p text:style-name="P91"><text:tab/><text:tab/>default:printf("default"); </text:p>
      <text:p text:style-name="P91"><text:tab/><text:tab/><text:tab/>break; </text:p>
      <text:p text:style-name="P91"><text:tab/>} </text:p>
      <text:p text:style-name="P91"><text:tab/>printf("hi..\n"); </text:p>
      <text:p text:style-name="P91"><text:tab/>}</text:p>
      <text:p text:style-name="P91"/>
      <text:p text:style-name="P91"><text:span text:style-name="T48">73</text:span>)<text:span text:style-name="T42"><text:tab/>main() </text:span></text:p>
      <text:p text:style-name="P92"><text:tab/>{ </text:p>
      <text:p text:style-name="P92"><text:tab/>int num=5; </text:p>
      <text:p text:style-name="P92"><text:tab/>switch(num++==5) </text:p>
      <text:p text:style-name="P92"><text:tab/>{ </text:p>
      <text:p text:style-name="P92"><text:tab/><text:tab/>case 1:printf("TRUE"); </text:p>
      <text:p text:style-name="P92"><text:tab/><text:tab/><text:tab/>break; </text:p>
      <text:p text:style-name="P92"><text:tab/><text:tab/>case 0:printf("FALSE"); </text:p>
      <text:p text:style-name="P92"><text:tab/><text:tab/><text:tab/>break; </text:p>
      <text:p text:style-name="P92"><text:tab/><text:tab/>default:printf("default"); </text:p>
      <text:p text:style-name="P92"><text:tab/><text:tab/><text:tab/>break; </text:p>
      <text:p text:style-name="P92"><text:tab/>} </text:p>
      <text:p text:style-name="P92"><text:tab/>}</text:p>
      <text:p text:style-name="P92"/>
      <text:p text:style-name="P92"><text:span text:style-name="T48">74</text:span>)<text:tab/>main() </text:p>
      <text:p text:style-name="P92"><text:tab/>{ </text:p>
      <text:p text:style-name="P92"><text:tab/>switch(1) </text:p>
      <text:p text:style-name="P92"><text:tab/>{ </text:p>
      <text:p text:style-name="P92"><text:tab/><text:tab/>case 0:printf("case1"); </text:p>
      <text:p text:style-name="P92"><text:tab/><text:tab/><text:tab/>break; </text:p>
      <text:p text:style-name="P92"><text:tab/><text:tab/>case '0':printf("case2"); </text:p>
      <text:p text:style-name="P92"><text:tab/><text:tab/><text:tab/>break; </text:p>
      <text:p text:style-name="P92"><text:tab/><text:tab/>default:printf("case3"); </text:p>
      <text:p text:style-name="P92"><text:tab/><text:tab/><text:tab/>break; </text:p>
      <text:p text:style-name="P92"><text:tab/>} </text:p>
      <text:p text:style-name="P92"><text:tab/>}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7<text:span text:style-name="T48">5</text:span>)<text:tab/>main()<text:tab/> </text:p>
      <text:p text:style-name="P92"><text:tab/>{ </text:p>
      <text:p text:style-name="P92"><text:tab/>char ch=96.0; </text:p>
      <text:p text:style-name="P92"><text:tab/>switch(ch) </text:p>
      <text:p text:style-name="P92"><text:tab/>{ </text:p>
      <text:p text:style-name="P92"><text:tab/><text:tab/>case 96:printf("case96"); </text:p>
      <text:p text:style-name="P92"><text:tab/><text:tab/><text:tab/>break; </text:p>
      <text:p text:style-name="P92"><text:tab/><text:tab/>default:printf("default"); </text:p>
      <text:p text:style-name="P92"><text:tab/><text:tab/><text:tab/>break; </text:p>
      <text:p text:style-name="P92"><text:tab/>} </text:p>
      <text:p text:style-name="P92"><text:tab/>}</text:p>
      <text:p text:style-name="P92"/>
      <text:p text:style-name="P92"/>
      <text:p text:style-name="P92"><text:span text:style-name="T48">76</text:span>)<text:span text:style-name="T43"><text:tab/>main() </text:span></text:p>
      <text:p text:style-name="P93"><text:tab/>{ </text:p>
      <text:p text:style-name="P93"><text:tab/>int i=3,j=4; </text:p>
      <text:p text:style-name="P93"><text:tab/>switch(i|j) </text:p>
      <text:p text:style-name="P93"><text:tab/>{ </text:p>
      <text:p text:style-name="P93"><text:tab/><text:tab/>case 1:printf("case1"); </text:p>
      <text:p text:style-name="P93"><text:tab/><text:tab/><text:tab/>break; </text:p>
      <text:p text:style-name="P93"><text:tab/><text:tab/>case 3:printf("case3"); </text:p>
      <text:p text:style-name="P93"><text:tab/><text:tab/><text:tab/>break; </text:p>
      <text:p text:style-name="P93"><text:tab/><text:tab/>case 5:printf("case5"); </text:p>
      <text:p text:style-name="P93"><text:tab/><text:tab/><text:tab/>break; </text:p>
      <text:p text:style-name="P93"><text:tab/><text:tab/>case 4:printf("case4"); </text:p>
      <text:p text:style-name="P93"><text:tab/><text:tab/><text:tab/>break; </text:p>
      <text:p text:style-name="P93"><text:tab/><text:tab/>case 7:printf("case7"); </text:p>
      <text:p text:style-name="P93"><text:tab/><text:tab/><text:tab/>break; </text:p>
      <text:p text:style-name="P93"><text:tab/>} </text:p>
      <text:p text:style-name="P93"><text:tab/>}</text:p>
      <text:p text:style-name="P93"/>
      <text:p text:style-name="P93"><text:span text:style-name="T48">77</text:span>)<text:tab/>main() </text:p>
      <text:p text:style-name="P93"><text:tab/>{ </text:p>
      <text:p text:style-name="P93"><text:tab/>int n=4; </text:p>
      <text:p text:style-name="P93"><text:tab/>switch(n) </text:p>
      <text:p text:style-name="P93"><text:tab/>{ </text:p>
      <text:p text:style-name="P93"><text:tab/><text:tab/>default:printf("Hai"); </text:p>
      <text:p text:style-name="P93"><text:tab/><text:tab/>case 1:printf("case1"); </text:p>
      <text:p text:style-name="P93"><text:tab/><text:tab/><text:tab/>break; </text:p>
      <text:p text:style-name="P93"><text:tab/><text:tab/>case 2:printf("case2"); </text:p>
      <text:p text:style-name="P93"><text:tab/><text:tab/><text:tab/>break; </text:p>
      <text:p text:style-name="P93"><text:tab/><text:tab/>case 3:printf("case3"); </text:p>
      <text:p text:style-name="P93"><text:tab/><text:tab/><text:tab/>break; </text:p>
      <text:p text:style-name="P93"><text:tab/>} </text:p>
      <text:p text:style-name="P93"><text:tab/>}</text:p>
      <text:p text:style-name="P93"/>
      <text:p text:style-name="P93"/>
      <text:p text:style-name="P93"/>
      <text:p text:style-name="P93"/>
      <text:p text:style-name="P93"><text:soft-page-break/><text:span text:style-name="T48">78</text:span>)<text:tab/>main() </text:p>
      <text:p text:style-name="P93"><text:tab/>{ </text:p>
      <text:p text:style-name="P93"><text:tab/>switch(true) </text:p>
      <text:p text:style-name="P93"><text:tab/>case true:printf("Hai");break; </text:p>
      <text:p text:style-name="P93"><text:tab/>case false:printf("Hello");break; </text:p>
      <text:p text:style-name="P93"><text:tab/>default:printf("case3");break; </text:p>
      <text:p text:style-name="P93"><text:tab/>}</text:p>
      <text:p text:style-name="P93"/>
      <text:p text:style-name="P93"><text:span text:style-name="T48">79</text:span>)<text:span text:style-name="T44"><text:tab/>main() </text:span></text:p>
      <text:p text:style-name="P94"><text:tab/>{ </text:p>
      <text:p text:style-name="P94"><text:tab/>int a=10; </text:p>
      <text:p text:style-name="P94"><text:tab/>switch(a) </text:p>
      <text:p text:style-name="P94"><text:tab/>{ </text:p>
      <text:p text:style-name="P94"><text:tab/><text:tab/>case 10:printf("Ten");break; </text:p>
      <text:p text:style-name="P94"><text:tab/><text:tab/>case 20:printf("Twenty");break; </text:p>
      <text:p text:style-name="P94"><text:tab/><text:tab/>case 30:printf("Thirty");break; </text:p>
      <text:p text:style-name="P94"><text:tab/><text:tab/>default:printf("nothing");break; </text:p>
      <text:p text:style-name="P94"><text:tab/>} </text:p>
      <text:p text:style-name="P94"><text:tab/>}</text:p>
      <text:p text:style-name="P94"/>
      <text:p text:style-name="P94"><text:span text:style-name="T48">80</text:span>)<text:tab/>main() </text:p>
      <text:p text:style-name="P94"><text:tab/>{ </text:p>
      <text:p text:style-name="P94"><text:tab/>int a=10; </text:p>
      <text:p text:style-name="P94"><text:tab/>switch(a) </text:p>
      <text:p text:style-name="P94"><text:tab/>{ </text:p>
      <text:p text:style-name="P94"><text:tab/><text:tab/>case 10:printf("Ten"); </text:p>
      <text:p text:style-name="P94"><text:tab/><text:tab/>case 20:printf("Twenty");break; </text:p>
      <text:p text:style-name="P94"><text:tab/><text:tab/>case 30:printf("Thirty");break; </text:p>
      <text:p text:style-name="P94"><text:tab/><text:tab/>default:printf("nothing");break; </text:p>
      <text:p text:style-name="P94"><text:tab/>} </text:p>
      <text:p text:style-name="P94"><text:tab/>}</text:p>
      <text:p text:style-name="P94"/>
      <text:p text:style-name="P94"><text:span text:style-name="T48">81</text:span>)<text:tab/>main()<text:tab/> </text:p>
      <text:p text:style-name="P94"><text:tab/>{ </text:p>
      <text:p text:style-name="P94"><text:tab/>int a=10; </text:p>
      <text:p text:style-name="P94"><text:tab/>switch(a) </text:p>
      <text:p text:style-name="P94"><text:tab/>{ </text:p>
      <text:p text:style-name="P94"><text:tab/><text:tab/>case 10: </text:p>
      <text:p text:style-name="P94"><text:tab/><text:tab/>case 20: </text:p>
      <text:p text:style-name="P94"><text:tab/><text:tab/>case 30: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text:span text:style-name="T48">82</text:span>)<text:tab/>main() </text:p>
      <text:p text:style-name="P94"><text:tab/>{ </text:p>
      <text:p text:style-name="P94"><text:tab/>int a='a'; </text:p>
      <text:p text:style-name="P94"><text:tab/>switch(a) </text:p>
      <text:p text:style-name="P94"><text:tab/>{ </text:p>
      <text:p text:style-name="P94"><text:tab/><text:tab/>case 'a':printf("a"); </text:p>
      <text:p text:style-name="P94"><text:tab/><text:tab/>case 'b':printf("b"); </text:p>
      <text:p text:style-name="P94"><text:tab/><text:tab/>case 'c':printf("c")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/>
      <text:p text:style-name="P94"><text:span text:style-name="T48">83</text:span>)<text:tab/>main()<text:tab/> </text:p>
      <text:p text:style-name="P94"><text:tab/>{ </text:p>
      <text:p text:style-name="P94"><text:tab/>double a='a'; </text:p>
      <text:p text:style-name="P94"><text:tab/>switch(1) </text:p>
      <text:p text:style-name="P94"><text:tab/>{ </text:p>
      <text:p text:style-name="P94"><text:tab/><text:tab/>case 'a':printf("a");break; </text:p>
      <text:p text:style-name="P94"><text:tab/><text:tab/>case 'b':printf("b");break; </text:p>
      <text:p text:style-name="P94"><text:tab/><text:tab/>case 'c':printf("c");break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><text:span text:style-name="T48">84</text:span>)<text:tab/>main() </text:p>
      <text:p text:style-name="P94"><text:tab/>{ </text:p>
      <text:p text:style-name="P94"><text:tab/>switch(printf("Hi")) </text:p>
      <text:p text:style-name="P94"><text:tab/>{ </text:p>
      <text:p text:style-name="P94"><text:tab/><text:tab/>case 'a':printf("a");break; </text:p>
      <text:p text:style-name="P94"><text:tab/><text:tab/>case 'b':printf("b");break; </text:p>
      <text:p text:style-name="P94"><text:tab/><text:tab/>case 'c':printf("c");break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><text:span text:style-name="T48">85</text:span>)<text:tab/>main() </text:p>
      <text:p text:style-name="P94"><text:tab/>{ </text:p>
      <text:p text:style-name="P94"><text:tab/>int a=3; </text:p>
      <text:p text:style-name="P94"><text:tab/>switch(a) </text:p>
      <text:p text:style-name="P94"><text:tab/>{ </text:p>
      <text:p text:style-name="P94"><text:tab/><text:tab/>printf("default"); </text:p>
      <text:p text:style-name="P94"><text:tab/>} </text:p>
      <text:p text:style-name="P94"><text:tab/>printf("yes"); </text:p>
      <text:p text:style-name="P94"><text:tab/>}</text:p>
      <text:p text:style-name="P94"/>
      <text:p text:style-name="P94"/>
      <text:p text:style-name="P94"/>
      <text:p text:style-name="P94"/>
      <text:p text:style-name="P94"><text:soft-page-break/><text:span text:style-name="T48">86</text:span>)<text:tab/>main() </text:p>
      <text:p text:style-name="P94"><text:tab/>{ </text:p>
      <text:p text:style-name="P94"><text:tab/>int a=3; </text:p>
      <text:p text:style-name="P94"><text:tab/>switch(default) </text:p>
      <text:p text:style-name="P94"><text:tab/>{ </text:p>
      <text:p text:style-name="P94"><text:tab/><text:tab/>case 2:printf("two");break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><text:span text:style-name="T48">87</text:span>)<text:tab/>main() </text:p>
      <text:p text:style-name="P94"><text:tab/>{ </text:p>
      <text:p text:style-name="P94"><text:tab/>int a; </text:p>
      <text:p text:style-name="P94"><text:tab/>switch(a) </text:p>
      <text:p text:style-name="P94"><text:tab/>{ </text:p>
      <text:p text:style-name="P94"><text:tab/><text:tab/>printf("default"); </text:p>
      <text:p text:style-name="P94"><text:tab/>} </text:p>
      <text:p text:style-name="P94"><text:tab/>printf("no"); </text:p>
      <text:p text:style-name="P94"><text:tab/>}</text:p>
      <text:p text:style-name="P94"/>
      <text:p text:style-name="P94"><text:span text:style-name="T48">88</text:span>)<text:tab/>main() </text:p>
      <text:p text:style-name="P94"><text:tab/>{ </text:p>
      <text:p text:style-name="P94"><text:tab/>int k=64; </text:p>
      <text:p text:style-name="P94"><text:tab/>switch(k) </text:p>
      <text:p text:style-name="P94"><text:tab/>{ </text:p>
      <text:p text:style-name="P94"><text:tab/><text:tab/>case k&lt;64:printf("a");break; </text:p>
      <text:p text:style-name="P94"><text:tab/><text:tab/>case k&gt;64:printf("b");break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><text:span text:style-name="T48">89</text:span>)<text:tab/>main() </text:p>
      <text:p text:style-name="P94"><text:tab/>{ </text:p>
      <text:p text:style-name="P94"><text:tab/>int k=8; </text:p>
      <text:p text:style-name="P94"><text:tab/>switch(k) </text:p>
      <text:p text:style-name="P94"><text:tab/>{ </text:p>
      <text:p text:style-name="P94"><text:tab/><text:tab/>case 1==8:printf("a");break; </text:p>
      <text:p text:style-name="P94"><text:tab/><text:tab/>case 1 &amp;&amp; 2:printf("b");break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<text:span text:style-name="T48">90</text:span>)<text:tab/>main() </text:p>
      <text:p text:style-name="P94"><text:tab/>{ </text:p>
      <text:p text:style-name="P94"><text:tab/>int k=8; </text:p>
      <text:p text:style-name="P94"><text:tab/>switch(24.5) </text:p>
      <text:p text:style-name="P94"><text:tab/>{ </text:p>
      <text:p text:style-name="P94"><text:tab/><text:tab/>case 24.5:printf("a");break; </text:p>
      <text:p text:style-name="P94"><text:tab/><text:tab/>case 25.0:printf("b");break; </text:p>
      <text:p text:style-name="P94"><text:tab/><text:tab/>default:printf("default"); </text:p>
      <text:p text:style-name="P94"><text:tab/>} </text:p>
      <text:p text:style-name="P94"><text:tab/>}</text:p>
      <text:p text:style-name="P94"/>
      <text:p text:style-name="P94"><text:span text:style-name="T48">91</text:span>)<text:span text:style-name="T45"><text:tab/>main() </text:span></text:p>
      <text:p text:style-name="P95"><text:tab/>{ </text:p>
      <text:p text:style-name="P95"><text:tab/>int a=10; </text:p>
      <text:p text:style-name="P95"><text:tab/>switch(a) </text:p>
      <text:p text:style-name="P95"><text:tab/>{ </text:p>
      <text:p text:style-name="P95"><text:tab/><text:tab/>case 5+5:printf("a");break; </text:p>
      <text:p text:style-name="P95"><text:tab/><text:tab/>case 9+1:printf("default"); </text:p>
      <text:p text:style-name="P95"><text:tab/>} </text:p>
      <text:p text:style-name="P95"><text:tab/>}</text:p>
      <text:p text:style-name="P95"/>
      <text:p text:style-name="P95"><text:span text:style-name="T48">92</text:span>)<text:span text:style-name="T46"><text:tab/>main()<text:tab/> </text:span></text:p>
      <text:p text:style-name="P96"><text:tab/>{ </text:p>
      <text:p text:style-name="P96"><text:tab/>short day=2; </text:p>
      <text:p text:style-name="P96"><text:tab/>switch(day) </text:p>
      <text:p text:style-name="P96"><text:tab/>{ </text:p>
      <text:p text:style-name="P96"><text:tab/><text:tab/>case 2: || case 22:printf("a");break; </text:p>
      <text:p text:style-name="P96"><text:tab/><text:tab/>default:printf("default"); </text:p>
      <text:p text:style-name="P96"><text:tab/>} </text:p>
      <text:p text:style-name="P96"><text:tab/>}</text:p>
      <text:p text:style-name="P96"/>
      <text:p text:style-name="P96"><text:span text:style-name="T48">93</text:span>)<text:span text:style-name="T47"><text:tab/>main() </text:span></text:p>
      <text:p text:style-name="P97"><text:tab/>{ </text:p>
      <text:p text:style-name="P97"><text:tab/>int x; </text:p>
      <text:p text:style-name="P97"><text:tab/>float y=7.0; </text:p>
      <text:p text:style-name="P97"><text:tab/>switch(x=y+1) </text:p>
      <text:p text:style-name="P97"><text:tab/>{ </text:p>
      <text:p text:style-name="P97"><text:tab/><text:tab/>case 8:printf("eight");break; </text:p>
      <text:p text:style-name="P97"><text:tab/><text:tab/>default:printf("default"); </text:p>
      <text:p text:style-name="P97"><text:tab/>} </text:p>
      <text:p text:style-name="P97"><text:tab/>}</text:p>
      <text:p text:style-name="P97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oft-page-break/><text:span text:style-name="T51">94</text:span>)<text:tab/><text:span text:style-name="T49">main() </text:span></text:p>
      <text:p text:style-name="P103"><text:tab/>{ </text:p>
      <text:p text:style-name="P103"><text:tab/>double ch=1; </text:p>
      <text:p text:style-name="P103"><text:tab/>switch(ch) </text:p>
      <text:p text:style-name="P103"><text:tab/>{ </text:p>
      <text:p text:style-name="P103"><text:tab/>case 1: printf("1");break; </text:p>
      <text:p text:style-name="P103"><text:tab/>case 2: printf("2");break; </text:p>
      <text:p text:style-name="P103"><text:tab/>} </text:p>
      <text:p text:style-name="P103"><text:tab/>}</text:p>
      <text:p text:style-name="P103"/>
      <text:p text:style-name="P103"><text:span text:style-name="T51">95</text:span>)<text:span text:style-name="T50"><text:tab/>main() </text:span></text:p>
      <text:p text:style-name="P104"><text:tab/>{ </text:p>
      <text:p text:style-name="P104"><text:tab/>char ch='a'; </text:p>
      <text:p text:style-name="P104"><text:tab/>switch(ch) </text:p>
      <text:p text:style-name="P104"><text:tab/>{ </text:p>
      <text:p text:style-name="P104"><text:tab/>case '1': printf("a");break; </text:p>
      <text:p text:style-name="P104"><text:tab/>case 'a': printf("!a");break; </text:p>
      <text:p text:style-name="P104"><text:tab/>} </text:p>
      <text:p text:style-name="P104"><text:tab/>printf("a"); </text:p>
      <text:p text:style-name="P104"><text:tab/>}</text:p>
      <text:p text:style-name="P104"/>
      <text:p text:style-name="P234">96)<text:tab/>main() </text:p>
      <text:p text:style-name="P105"><text:tab/>{ </text:p>
      <text:p text:style-name="P105"><text:tab/>char ch='a'; </text:p>
      <text:p text:style-name="P105"><text:tab/>switch(!ch) </text:p>
      <text:p text:style-name="P105"><text:tab/>{ </text:p>
      <text:p text:style-name="P105"><text:tab/>case '1': printf("a");; </text:p>
      <text:p text:style-name="P105"><text:tab/>case 'a': printf("!a"); </text:p>
      <text:p text:style-name="P105"><text:tab/>} </text:p>
      <text:p text:style-name="P105"><text:tab/>printf("!a"); </text:p>
      <text:p text:style-name="P105"><text:tab/>}</text:p>
      <text:p text:style-name="P105"><text:span text:style-name="T51">97</text:span>)<text:tab/>main() </text:p>
      <text:p text:style-name="P105"><text:tab/>{ </text:p>
      <text:p text:style-name="P105"><text:tab/>char ch='a'; </text:p>
      <text:p text:style-name="P105"><text:tab/>switch(!!ch) </text:p>
      <text:p text:style-name="P105"><text:tab/>{ </text:p>
      <text:p text:style-name="P105"><text:tab/>case '1': printf("a");break; </text:p>
      <text:p text:style-name="P105"><text:tab/>case '2': printf("!a");break; </text:p>
      <text:p text:style-name="P105"><text:tab/>case 'a': break; </text:p>
      <text:p text:style-name="P105"><text:tab/>} </text:p>
      <text:p text:style-name="P105"><text:tab/>printf("break"); </text:p>
      <text:p text:style-name="P105"><text:tab/>}</text:p>
      <text:p text:style-name="P105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text:span text:style-name="T51">98</text:span>)<text:tab/>main() </text:p>
      <text:p text:style-name="P106"><text:tab/>{ </text:p>
      <text:p text:style-name="P106"><text:tab/>char ch='a'; </text:p>
      <text:p text:style-name="P106"><text:tab/>ch=!ch; </text:p>
      <text:p text:style-name="P106"><text:tab/>switch(ch!=0) </text:p>
      <text:p text:style-name="P106"><text:tab/>{ </text:p>
      <text:p text:style-name="P106"><text:tab/>case '1': printf("a");break; </text:p>
      <text:p text:style-name="P106"><text:tab/>case '2': printf("abc"); </text:p>
      <text:p text:style-name="P106"><text:tab/>} </text:p>
      <text:p text:style-name="P106"><text:tab/>printf("exit"); </text:p>
      <text:p text:style-name="P106"><text:tab/>}</text:p>
      <text:p text:style-name="P106"/>
      <text:p text:style-name="P106"><text:span text:style-name="T51">99</text:span>)<text:tab/>main() </text:p>
      <text:p text:style-name="P106"><text:tab/>{ </text:p>
      <text:p text:style-name="P106"><text:tab/>int ch=1; </text:p>
      <text:p text:style-name="P106"><text:tab/>switch(ch) </text:p>
      <text:p text:style-name="P106"><text:tab/>{ </text:p>
      <text:p text:style-name="P106"><text:tab/>case 1: printf("1"); </text:p>
      <text:p text:style-name="P106"><text:tab/>default:printf("2"); </text:p>
      <text:p text:style-name="P106"><text:tab/>} </text:p>
      <text:p text:style-name="P106"><text:tab/>}</text:p>
      <text:p text:style-name="P106"/>
      <text:p text:style-name="P106"><text:span text:style-name="T51">100</text:span>)<text:tab/>main() </text:p>
      <text:p text:style-name="P106"><text:tab/>{ </text:p>
      <text:p text:style-name="P106"><text:tab/>int ch=1; </text:p>
      <text:p text:style-name="P106"><text:tab/>switch(ch) </text:p>
      <text:p text:style-name="P106"><text:tab/>{ </text:p>
      <text:p text:style-name="P106"><text:tab/>case 1: printf("1")break; </text:p>
      <text:p text:style-name="P106"><text:tab/><text:tab/>printf("hi"); </text:p>
      <text:p text:style-name="P106"><text:tab/>default:printf("2"); </text:p>
      <text:p text:style-name="P106"><text:tab/>} </text:p>
      <text:p text:style-name="P106"><text:tab/>}</text:p>
      <text:p text:style-name="P106"/>
      <text:p text:style-name="P106"><text:span text:style-name="T51">101</text:span>)<text:tab/>main() </text:p>
      <text:p text:style-name="P106"><text:tab/>{ </text:p>
      <text:p text:style-name="P106"><text:tab/>int ch=1; </text:p>
      <text:p text:style-name="P106"><text:tab/>switch(ch,ch+1) </text:p>
      <text:p text:style-name="P106"><text:tab/>{ </text:p>
      <text:p text:style-name="P106"><text:tab/>case 1: printf("1"); </text:p>
      <text:p text:style-name="P106"><text:tab/><text:tab/>break; </text:p>
      <text:p text:style-name="P106"><text:tab/>case 2:printf("2"); </text:p>
      <text:p text:style-name="P106"><text:tab/><text:tab/>break; </text:p>
      <text:p text:style-name="P106"><text:tab/>} </text:p>
      <text:p text:style-name="P106"><text:tab/>}</text:p>
      <text:p text:style-name="P106"/>
      <text:p text:style-name="P106"/>
      <text:p text:style-name="P106"/>
      <text:p text:style-name="P106"/>
      <text:p text:style-name="P106"/>
      <text:p text:style-name="P106"><text:soft-page-break/><text:span text:style-name="T51">102</text:span>)<text:tab/>main() </text:p>
      <text:p text:style-name="P106"><text:tab/>{ </text:p>
      <text:p text:style-name="P106"><text:tab/>int i=1; </text:p>
      <text:p text:style-name="P106"><text:tab/>switch(i=(1,2,0)) </text:p>
      <text:p text:style-name="P106"><text:tab/>{ </text:p>
      <text:p text:style-name="P106"><text:tab/>case 1: printf("1"); </text:p>
      <text:p text:style-name="P106"><text:tab/><text:tab/>break; </text:p>
      <text:p text:style-name="P106"><text:tab/>case 2:printf("2"); </text:p>
      <text:p text:style-name="P106"><text:tab/><text:tab/>break; </text:p>
      <text:p text:style-name="P106"><text:tab/>} </text:p>
      <text:p text:style-name="P106"><text:tab/>printf("Default"); </text:p>
      <text:p text:style-name="P106"><text:tab/>}</text:p>
      <text:p text:style-name="P106"/>
      <text:p text:style-name="P106"><text:span text:style-name="T51">103</text:span>)<text:tab/>main() </text:p>
      <text:p text:style-name="P106"><text:tab/>{ </text:p>
      <text:p text:style-name="P106"><text:tab/>int i=0; </text:p>
      <text:p text:style-name="P106"><text:tab/>switch(i=(1,2,1)) </text:p>
      <text:p text:style-name="P106"><text:tab/>{ </text:p>
      <text:p text:style-name="P106"><text:tab/>case 0: printf("0"); </text:p>
      <text:p text:style-name="P106"><text:tab/><text:tab/>break; </text:p>
      <text:p text:style-name="P106"><text:tab/>case 1:<text:tab/>break; </text:p>
      <text:p text:style-name="P106"><text:tab/>} </text:p>
      <text:p text:style-name="P106"><text:tab/>i=+(--i); </text:p>
      <text:p text:style-name="P106"><text:tab/>printf("i=%d",(i)++); </text:p>
      <text:p text:style-name="P106"><text:tab/>}</text:p>
      <text:p text:style-name="P106"/>
      <text:p text:style-name="P106"><text:span text:style-name="T51">104</text:span>)<text:tab/>main() </text:p>
      <text:p text:style-name="P106"><text:tab/>{ </text:p>
      <text:p text:style-name="P106"><text:tab/>int i=65; </text:p>
      <text:p text:style-name="P106"><text:tab/>char ch='B'; </text:p>
      <text:p text:style-name="P106"><text:tab/>switch(ch,i) </text:p>
      <text:p text:style-name="P106"><text:tab/>{ </text:p>
      <text:p text:style-name="P106"><text:tab/>case 65:printf("Integer");break; </text:p>
      <text:p text:style-name="P106"><text:tab/>case 'B':printf("Char");break; </text:p>
      <text:p text:style-name="P106"><text:tab/>default:printf("Bye"); </text:p>
      <text:p text:style-name="P106"><text:tab/>} </text:p>
      <text:p text:style-name="P106"><text:tab/>}</text:p>
      <text:p text:style-name="P106"><text:span text:style-name="T51">105</text:span>)<text:tab/>main() </text:p>
      <text:p text:style-name="P106"><text:tab/>{ </text:p>
      <text:p text:style-name="P106"><text:tab/>int i=65; </text:p>
      <text:p text:style-name="P106"><text:tab/>char ch='B'; </text:p>
      <text:p text:style-name="P106"><text:tab/>switch(i,ch) </text:p>
      <text:p text:style-name="P106"><text:tab/>{ </text:p>
      <text:p text:style-name="P106"><text:tab/>case 65:printf("Char"); </text:p>
      <text:p text:style-name="P106"><text:tab/>case 'B':printf("Bye"); </text:p>
      <text:p text:style-name="P106"><text:tab/>default:printf("Integer"); </text:p>
      <text:p text:style-name="P106"><text:tab/>} </text:p>
      <text:p text:style-name="P106"><text:tab/>printf("error"); </text:p>
      <text:p text:style-name="P106"><text:tab/>}</text:p>
      <text:p text:style-name="P106"><text:soft-page-break/></text:p>
      <text:p text:style-name="P106"><text:span text:style-name="T51">106</text:span>)<text:tab/>main() </text:p>
      <text:p text:style-name="P106"><text:tab/>{ </text:p>
      <text:p text:style-name="P106"><text:tab/>int i=1; </text:p>
      <text:p text:style-name="P106"><text:tab/>i++; </text:p>
      <text:p text:style-name="P106"><text:tab/>switch(--i) </text:p>
      <text:p text:style-name="P106"><text:tab/>{ </text:p>
      <text:p text:style-name="P106"><text:tab/>case 1:printf("Char");break; </text:p>
      <text:p text:style-name="P106"><text:tab/>case 2:printf("Bye");break; </text:p>
      <text:p text:style-name="P106"><text:tab/>default:printf("break");break; </text:p>
      <text:p text:style-name="P106"><text:tab/>} </text:p>
      <text:p text:style-name="P106"><text:tab/>}</text:p>
      <text:p text:style-name="P106"/>
      <text:p text:style-name="P106"><text:span text:style-name="T51">107</text:span>)<text:tab/>main() </text:p>
      <text:p text:style-name="P106"><text:tab/>{ </text:p>
      <text:p text:style-name="P106"><text:tab/>int i=1; </text:p>
      <text:p text:style-name="P106"><text:tab/>i++; </text:p>
      <text:p text:style-name="P106"><text:tab/>switch(1/3) </text:p>
      <text:p text:style-name="P106"><text:tab/>{ </text:p>
      <text:p text:style-name="P106"><text:tab/>case 1:printf("Char");break; </text:p>
      <text:p text:style-name="P106"><text:tab/>case 3:printf("Bye");break; </text:p>
      <text:p text:style-name="P106"><text:tab/>default:printf("default");break; </text:p>
      <text:p text:style-name="P106"><text:tab/>} </text:p>
      <text:p text:style-name="P106"><text:tab/>}</text:p>
      <text:p text:style-name="P106"/>
      <text:p text:style-name="P106"><text:span text:style-name="T51">108</text:span>)<text:tab/>main() </text:p>
      <text:p text:style-name="P106"><text:tab/>{ </text:p>
      <text:p text:style-name="P106"><text:tab/>int i=1; </text:p>
      <text:p text:style-name="P106"><text:tab/>switch(i) </text:p>
      <text:p text:style-name="P106"><text:tab/>{ </text:p>
      <text:p text:style-name="P106"><text:tab/>case 'i':printf("hi");break; </text:p>
      <text:p text:style-name="P106"><text:tab/>case 'i+1':printf("hi 1");break; </text:p>
      <text:p text:style-name="P106"><text:tab/>default:printf("hi 2");break; </text:p>
      <text:p text:style-name="P106"><text:tab/>} </text:p>
      <text:p text:style-name="P106"><text:tab/>}</text:p>
      <text:p text:style-name="P106"/>
      <text:p text:style-name="P106"><text:span text:style-name="T51">109</text:span>)<text:tab/>main() </text:p>
      <text:p text:style-name="P106"><text:tab/>{ </text:p>
      <text:p text:style-name="P106"><text:tab/>int i=1; </text:p>
      <text:p text:style-name="P106"><text:tab/>switch(i) </text:p>
      <text:p text:style-name="P106"><text:tab/>{ </text:p>
      <text:p text:style-name="P106"><text:tab/>case i:printf("hi");break; </text:p>
      <text:p text:style-name="P106"><text:tab/>case i+1:printf("hi 1");break; </text:p>
      <text:p text:style-name="P106"><text:tab/>default:break; </text:p>
      <text:p text:style-name="P106"><text:tab/>} </text:p>
      <text:p text:style-name="P106"><text:tab/>printf("i=%d",i); </text:p>
      <text:p text:style-name="P106"><text:tab/>}</text:p>
      <text:p text:style-name="P106"/>
      <text:p text:style-name="P106"/>
      <text:p text:style-name="P106"><text:soft-page-break/><text:span text:style-name="T51">110</text:span>)<text:tab/>main() </text:p>
      <text:p text:style-name="P106"><text:tab/>{ </text:p>
      <text:p text:style-name="P106"><text:tab/>int N=1.5; </text:p>
      <text:p text:style-name="P106"><text:tab/>int i=6; </text:p>
      <text:p text:style-name="P106"><text:tab/>switch(i) </text:p>
      <text:p text:style-name="P106"><text:tab/>{ </text:p>
      <text:p text:style-name="P106"><text:tab/>case N+5:printf("On");break; </text:p>
      <text:p text:style-name="P106"><text:tab/>case N*4:printf("Off");break; </text:p>
      <text:p text:style-name="P106"><text:tab/>default:printf("Save");break; </text:p>
      <text:p text:style-name="P106"><text:tab/>} </text:p>
      <text:p text:style-name="P106"><text:tab/>}</text:p>
      <text:p text:style-name="P106"/>
      <text:p text:style-name="P106"><text:span text:style-name="T51">111</text:span>)<text:tab/>main() </text:p>
      <text:p text:style-name="P106"><text:tab/>{ </text:p>
      <text:p text:style-name="P106"><text:tab/>int N=1.5; </text:p>
      <text:p text:style-name="P106"><text:tab/>int i=6; </text:p>
      <text:p text:style-name="P106"><text:tab/>switch(i) </text:p>
      <text:p text:style-name="P106"><text:tab/>{ </text:p>
      <text:p text:style-name="P106"><text:tab/>break; </text:p>
      <text:p text:style-name="P106"><text:tab/>case 6:printf("On"); </text:p>
      <text:p text:style-name="P106"><text:tab/>case 7:printf("Off");break; </text:p>
      <text:p text:style-name="P106"><text:tab/>default:printf("Save");break; </text:p>
      <text:p text:style-name="P106"><text:tab/>} </text:p>
      <text:p text:style-name="P106"><text:tab/>}</text:p>
      <text:p text:style-name="P106"/>
      <text:p text:style-name="P106"><text:span text:style-name="T51">112</text:span>)<text:tab/>main() </text:p>
      <text:p text:style-name="P106"><text:tab/>{ </text:p>
      <text:p text:style-name="P106"><text:tab/>int N=1.5; </text:p>
      <text:p text:style-name="P106"><text:tab/>int i=6; </text:p>
      <text:p text:style-name="P106"><text:tab/>switch(i) </text:p>
      <text:p text:style-name="P106"><text:tab/>{ </text:p>
      <text:p text:style-name="P106"><text:tab/>break; </text:p>
      <text:p text:style-name="P106"><text:tab/>case 6:break; </text:p>
      <text:p text:style-name="P106"><text:tab/>case 7:printf("Off"); </text:p>
      <text:p text:style-name="P106"><text:tab/>Default:printf("break"); </text:p>
      <text:p text:style-name="P106"><text:tab/>} </text:p>
      <text:p text:style-name="P106"><text:tab/>printf("default"); }</text:p>
      <text:p text:style-name="P106"/>
      <text:p text:style-name="P101"><text:span text:style-name="T51">113</text:span>)<text:tab/>main() </text:p>
      <text:p text:style-name="P101"><text:tab/>{ </text:p>
      <text:p text:style-name="P101"><text:tab/>int i=-1; </text:p>
      <text:p text:style-name="P101"><text:tab/>switch(i&gt;&gt;5) </text:p>
      <text:p text:style-name="P101"><text:tab/>{ </text:p>
      <text:p text:style-name="P101"><text:tab/>case -1:printf("On");break; </text:p>
      <text:p text:style-name="P101"><text:tab/>case -2:printf("Off");break; </text:p>
      <text:p text:style-name="P101"><text:tab/>default:printf("Save");break; </text:p>
      <text:p text:style-name="P101"><text:tab/>} </text:p>
      <text:p text:style-name="P101"><text:tab/>}</text:p>
      <text:p text:style-name="P101"/>
      <text:p text:style-name="P101"><text:soft-page-break/><text:span text:style-name="T51">114</text:span>)<text:tab/>main() </text:p>
      <text:p text:style-name="P101"><text:tab/>{ </text:p>
      <text:p text:style-name="P101"><text:tab/>short int switch1=1; </text:p>
      <text:p text:style-name="P101"><text:tab/>switch(switch1) </text:p>
      <text:p text:style-name="P101"><text:tab/>{ </text:p>
      <text:p text:style-name="P101"><text:tab/>case 1L:printf("switch1"); </text:p>
      <text:p text:style-name="P101"><text:tab/>case 2L:printf("switch2"); </text:p>
      <text:p text:style-name="P101"><text:tab/>default:printf("switch3");break; </text:p>
      <text:p text:style-name="P101"><text:tab/>} </text:p>
      <text:p text:style-name="P101"><text:tab/>}</text:p>
      <text:p text:style-name="P101"/>
      <text:p text:style-name="P101"><text:span text:style-name="T51">115</text:span>)<text:tab/>main() </text:p>
      <text:p text:style-name="P101"><text:tab/>{ </text:p>
      <text:p text:style-name="P101"><text:tab/>char ch='\0'; </text:p>
      <text:p text:style-name="P101"><text:tab/>switch(ch) </text:p>
      <text:p text:style-name="P101"><text:tab/>{ </text:p>
      <text:p text:style-name="P101"><text:tab/>case '\0':break; </text:p>
      <text:p text:style-name="P101"><text:tab/>case ' ':printf("NULL NULL");break; </text:p>
      <text:p text:style-name="P101"><text:tab/>case '0':printf("Nothing");break; </text:p>
      <text:p text:style-name="P101"><text:tab/>defult:printf("Empty"); </text:p>
      <text:p text:style-name="P101"><text:tab/>} </text:p>
      <text:p text:style-name="P101"><text:tab/>printf("ch=%d",ch); </text:p>
      <text:p text:style-name="P101"><text:tab/>}</text:p>
      <text:p text:style-name="P101"/>
      <text:p text:style-name="P101"><text:span text:style-name="T51">116</text:span>)<text:tab/>main() </text:p>
      <text:p text:style-name="P101"><text:tab/>{ </text:p>
      <text:p text:style-name="P101"><text:tab/>char ch='\0'; </text:p>
      <text:p text:style-name="P101"><text:tab/>switch(ch) </text:p>
      <text:p text:style-name="P101"><text:tab/>{ </text:p>
      <text:p text:style-name="P101"><text:tab/>case '\0':printf("ch=%d",++ch);break; </text:p>
      <text:p text:style-name="P101"><text:tab/>case ' ':printf("NULL NULL");break; </text:p>
      <text:p text:style-name="P101"><text:tab/>case '0':printf("Nothing");break; </text:p>
      <text:p text:style-name="P101"><text:tab/>defult:printf("Empty"); </text:p>
      <text:p text:style-name="P101"><text:tab/>} </text:p>
      <text:p text:style-name="P101"><text:tab/>}</text:p>
      <text:p text:style-name="P101"/>
      <text:p text:style-name="P101"/>
      <text:p text:style-name="P101"><text:span text:style-name="T51">117</text:span>)<text:tab/>main() </text:p>
      <text:p text:style-name="P101"><text:tab/>{ </text:p>
      <text:p text:style-name="P101"><text:tab/>char ch='\0'; </text:p>
      <text:p text:style-name="P101"><text:tab/>switch(ch++) </text:p>
      <text:p text:style-name="P101"><text:tab/>{ </text:p>
      <text:p text:style-name="P101"><text:tab/>case 0&amp;&amp;1:printf("0&amp;&amp;1"); </text:p>
      <text:p text:style-name="P101"><text:tab/>case '0':printf("0||1"); </text:p>
      <text:p text:style-name="P101"><text:tab/>case '1':printf("0==0");break; </text:p>
      <text:p text:style-name="P101"><text:tab/>defult:printf("Empty"); </text:p>
      <text:p text:style-name="P101"><text:tab/>} </text:p>
      <text:p text:style-name="P101"><text:tab/>}</text:p>
      <text:p text:style-name="P101"/>
      <text:p text:style-name="P101"><text:soft-page-break/><text:span text:style-name="T51">118</text:span>)<text:tab/>main() </text:p>
      <text:p text:style-name="P101"><text:tab/>{ </text:p>
      <text:p text:style-name="P101"><text:tab/>int num=0; </text:p>
      <text:p text:style-name="P101"><text:tab/>if(num++,num--,++num) </text:p>
      <text:p text:style-name="P101"><text:tab/>switch(num) </text:p>
      <text:p text:style-name="P101"><text:tab/>{ </text:p>
      <text:p text:style-name="P101"><text:tab/>case 1:printf("case1");break; </text:p>
      <text:p text:style-name="P101"><text:tab/>case 2:printf("case2");break; </text:p>
      <text:p text:style-name="P101"><text:tab/>defult:printf("Empty");break; </text:p>
      <text:p text:style-name="P101"><text:tab/>} </text:p>
      <text:p text:style-name="P101"><text:tab/>}</text:p>
      <text:p text:style-name="P97"/>
      <text:p text:style-name="P107">119)<text:span text:style-name="T5"><text:tab/>main() </text:span></text:p>
      <text:p text:style-name="P16"><text:tab/>{ </text:p>
      <text:p text:style-name="P16"><text:tab/>char j=1; </text:p>
      <text:p text:style-name="P16"><text:tab/>while(j&lt;5) </text:p>
      <text:p text:style-name="P16"><text:tab/>{ </text:p>
      <text:p text:style-name="P16"><text:tab/>printf("%d ",j); </text:p>
      <text:p text:style-name="P16"><text:tab/>j=j+1; </text:p>
      <text:p text:style-name="P16"><text:tab/>} </text:p>
      <text:p text:style-name="P16"><text:tab/>}</text:p>
      <text:p text:style-name="P16"/>
      <text:p text:style-name="P26">120)<text:span text:style-name="T53"><text:tab/>main() </text:span></text:p>
      <text:p text:style-name="P108"><text:tab/>{ </text:p>
      <text:p text:style-name="P108"><text:tab/>unsigned int i=65535; </text:p>
      <text:p text:style-name="P108"><text:tab/>while(i++!=0); </text:p>
      <text:p text:style-name="P108"><text:tab/>printf("%d",i); </text:p>
      <text:p text:style-name="P27"><text:tab/>} </text:p>
      <text:p text:style-name="P27"/>
      <text:p text:style-name="P26">121)<text:span text:style-name="T53"><text:tab/>main() </text:span></text:p>
      <text:p text:style-name="P108"><text:tab/>{ </text:p>
      <text:p text:style-name="P108"><text:tab/>int i=0; </text:p>
      <text:p text:style-name="P108"><text:tab/>while(+(+i--)!=0) </text:p>
      <text:p text:style-name="P108"><text:tab/>i-=i++; </text:p>
      <text:p text:style-name="P108"><text:tab/>printf("%d",i); </text:p>
      <text:p text:style-name="P27"><text:tab/>}</text:p>
      <text:p text:style-name="P27"/>
      <text:p text:style-name="P26">122)<text:tab/><text:span text:style-name="T54">main() </text:span></text:p>
      <text:p text:style-name="P42"><text:tab/>{ </text:p>
      <text:p text:style-name="P42"><text:tab/>int i; </text:p>
      <text:p text:style-name="P42"><text:tab/>while(i&lt;=0) </text:p>
      <text:p text:style-name="P42"><text:tab/>(i&gt;2)?i++:i--; </text:p>
      <text:p text:style-name="P42"><text:tab/>printf("%d",i); </text:p>
      <text:p text:style-name="P23"><text:tab/>}</text:p>
      <text:p text:style-name="P23"/>
      <text:p text:style-name="P23"/>
      <text:p text:style-name="P23"/>
      <text:p text:style-name="P23"/>
      <text:p text:style-name="P23"><text:s/></text:p>
      <text:p text:style-name="P109"><text:soft-page-break/>1<text:span text:style-name="T52">23</text:span>)<text:tab/>main() </text:p>
      <text:p text:style-name="P109"><text:tab/>{ </text:p>
      <text:p text:style-name="P109"><text:tab/>int i=2,j=2; </text:p>
      <text:p text:style-name="P109"><text:tab/>while(i+1?--i:j++) </text:p>
      <text:p text:style-name="P109"><text:tab/><text:tab/>printf("%d",i); </text:p>
      <text:p text:style-name="P109"><text:tab/>}</text:p>
      <text:p text:style-name="P109"/>
      <text:p text:style-name="P109"><text:span text:style-name="T52">1</text:span>2<text:span text:style-name="T52">4</text:span>)<text:tab/>main() </text:p>
      <text:p text:style-name="P109"><text:tab/>{ </text:p>
      <text:p text:style-name="P109"><text:tab/>int i,j; </text:p>
      <text:p text:style-name="P109"><text:tab/>i=j=2,3; </text:p>
      <text:p text:style-name="P109"><text:tab/>while(--i&amp;&amp;j++) </text:p>
      <text:p text:style-name="P109"><text:tab/><text:tab/>printf("%d %d",i,j); </text:p>
      <text:p text:style-name="P109"><text:tab/>}</text:p>
      <text:p text:style-name="P109"/>
      <text:p text:style-name="P109"><text:span text:style-name="T52">125</text:span>)<text:tab/>main() </text:p>
      <text:p text:style-name="P109"><text:tab/>{ </text:p>
      <text:p text:style-name="P109"><text:tab/>char c=125; </text:p>
      <text:p text:style-name="P109"><text:tab/>do </text:p>
      <text:p text:style-name="P109"><text:tab/><text:tab/>printf("%d ",c); </text:p>
      <text:p text:style-name="P109"><text:tab/>while(c++); </text:p>
      <text:p text:style-name="P109"><text:tab/> }</text:p>
      <text:p text:style-name="P109"/>
      <text:p text:style-name="P109"><text:span text:style-name="T52">126</text:span>)<text:tab/>main() </text:p>
      <text:p text:style-name="P109"><text:tab/>{ </text:p>
      <text:p text:style-name="P109"><text:tab/>int a=0; </text:p>
      <text:p text:style-name="P109"><text:tab/>while(a++&lt;5-++a)<text:tab/> </text:p>
      <text:p text:style-name="P109"><text:tab/>printf("%d",a); </text:p>
      <text:p text:style-name="P109"><text:tab/>}</text:p>
      <text:p text:style-name="P109"/>
      <text:p text:style-name="P109"><text:span text:style-name="T52">127</text:span>)<text:tab/>main() </text:p>
      <text:p text:style-name="P109"><text:tab/>{ </text:p>
      <text:p text:style-name="P109"><text:tab/>int a=0; </text:p>
      <text:p text:style-name="P109"><text:tab/>while(a++&lt;5)<text:tab/> </text:p>
      <text:p text:style-name="P109"><text:tab/>printf("%d",a); </text:p>
      <text:p text:style-name="P109"><text:tab/>}</text:p>
      <text:p text:style-name="P109"/>
      <text:p text:style-name="P109"><text:span text:style-name="T52">128</text:span>)<text:tab/>main() </text:p>
      <text:p text:style-name="P109"><text:tab/>{ </text:p>
      <text:p text:style-name="P109"><text:tab/>int a=0; </text:p>
      <text:p text:style-name="P109"><text:tab/>while(-++a)<text:tab/> </text:p>
      <text:p text:style-name="P109"><text:tab/>printf("%d",a); <text:s/></text:p>
      <text:p text:style-name="P109"><text:tab/>}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text:span text:style-name="T52">129</text:span>)<text:tab/>main() </text:p>
      <text:p text:style-name="P109"><text:tab/>{ </text:p>
      <text:p text:style-name="P109"><text:tab/>int a=0; </text:p>
      <text:p text:style-name="P109"><text:tab/>while(a&lt;5&amp;&amp;a&gt;5)<text:tab/> </text:p>
      <text:p text:style-name="P109"><text:tab/>printf("%d",a); </text:p>
      <text:p text:style-name="P109"><text:tab/>printf("hello"); <text:tab/> </text:p>
      <text:p text:style-name="P109"><text:tab/>}</text:p>
      <text:p text:style-name="P109"/>
      <text:p text:style-name="P109">1<text:span text:style-name="T52">30</text:span>)<text:tab/>main() </text:p>
      <text:p text:style-name="P109"><text:tab/>{ </text:p>
      <text:p text:style-name="P109"><text:tab/>int a=0; </text:p>
      <text:p text:style-name="P109"><text:tab/>while(a&lt;&lt;5&amp;&amp;a&gt;&gt;5)<text:tab/> </text:p>
      <text:p text:style-name="P109"><text:tab/>printf("%d",a); </text:p>
      <text:p text:style-name="P109"><text:tab/>printf("hi"); </text:p>
      <text:p text:style-name="P109"><text:tab/>}</text:p>
      <text:p text:style-name="P109"/>
      <text:p text:style-name="P109">1<text:span text:style-name="T52">31</text:span>)<text:tab/>main() </text:p>
      <text:p text:style-name="P109"><text:tab/>{ </text:p>
      <text:p text:style-name="P109"><text:tab/>int a=0; </text:p>
      <text:p text:style-name="P109"><text:tab/>while(!a)<text:tab/> </text:p>
      <text:p text:style-name="P109"><text:tab/>printf("%d",a); </text:p>
      <text:p text:style-name="P109"><text:tab/>printf("hello"); <text:s/></text:p>
      <text:p text:style-name="P109"><text:tab/>}</text:p>
      <text:p text:style-name="P109"/>
      <text:p text:style-name="P109">13<text:span text:style-name="T52">2</text:span>)<text:tab/>main() </text:p>
      <text:p text:style-name="P109"><text:tab/>{ </text:p>
      <text:p text:style-name="P109"><text:tab/>int a; </text:p>
      <text:p text:style-name="P109"><text:tab/>while(!!a)<text:tab/> </text:p>
      <text:p text:style-name="P109"><text:tab/>printf("%d",a); </text:p>
      <text:p text:style-name="P109"><text:tab/>printf("hello"); </text:p>
      <text:p text:style-name="P109"><text:tab/> </text:p>
      <text:p text:style-name="P109"><text:tab/>}</text:p>
      <text:p text:style-name="P109"/>
      <text:p text:style-name="P109">1<text:span text:style-name="T52">33</text:span>)<text:tab/>main() </text:p>
      <text:p text:style-name="P109"><text:tab/>{ </text:p>
      <text:p text:style-name="P109"><text:tab/>int a=10; </text:p>
      <text:p text:style-name="P109"><text:tab/>while(!(!a++)&gt;=10)<text:tab/> </text:p>
      <text:p text:style-name="P109"><text:tab/>printf("%d",a); </text:p>
      <text:p text:style-name="P109"><text:tab/>printf("hello"); <text:s/></text:p>
      <text:p text:style-name="P109"><text:tab/>}</text:p>
      <text:p text:style-name="P109"/>
      <text:p text:style-name="P109">1<text:span text:style-name="T52">34</text:span>)<text:tab/>main() </text:p>
      <text:p text:style-name="P109"><text:tab/>{ </text:p>
      <text:p text:style-name="P109"><text:tab/>int a=0; </text:p>
      <text:p text:style-name="P109"><text:tab/>while(a++&lt;5)<text:tab/> </text:p>
      <text:p text:style-name="P109"><text:tab/>printf("%d",a); </text:p>
      <text:p text:style-name="P109"><text:tab/>printf("hello"); <text:s/></text:p>
      <text:p text:style-name="P109"><text:tab/>}</text:p>
      <text:p text:style-name="P109"/>
      <text:p text:style-name="P109"><text:soft-page-break/>1<text:span text:style-name="T52">35</text:span>)<text:tab/>main() </text:p>
      <text:p text:style-name="P109"><text:tab/>{ </text:p>
      <text:p text:style-name="P109"><text:tab/>int a=0; </text:p>
      <text:p text:style-name="P109"><text:tab/>while(a++)<text:tab/> </text:p>
      <text:p text:style-name="P109"><text:tab/>printf("%d",a); </text:p>
      <text:p text:style-name="P109"><text:tab/>printf("hello"); </text:p>
      <text:p text:style-name="P109"><text:tab/>}</text:p>
      <text:p text:style-name="P109"/>
      <text:p text:style-name="P109">1<text:span text:style-name="T52">36</text:span>)<text:tab/>main() </text:p>
      <text:p text:style-name="P109"><text:tab/>{ </text:p>
      <text:p text:style-name="P109"><text:tab/>int a=0; </text:p>
      <text:p text:style-name="P109"><text:tab/>while(!!!!(a)++)<text:tab/> </text:p>
      <text:p text:style-name="P109"><text:tab/>printf("%d",a); </text:p>
      <text:p text:style-name="P109"><text:tab/>printf("hello"); </text:p>
      <text:p text:style-name="P109"><text:tab/> </text:p>
      <text:p text:style-name="P109"><text:tab/>}</text:p>
      <text:p text:style-name="P109"/>
      <text:p text:style-name="P109">1<text:span text:style-name="T52">37</text:span>)<text:tab/>main() </text:p>
      <text:p text:style-name="P109"><text:tab/>{ </text:p>
      <text:p text:style-name="P109"><text:tab/>int a=0; </text:p>
      <text:p text:style-name="P109"><text:tab/>while(a)<text:tab/> </text:p>
      <text:p text:style-name="P109"><text:tab/>printf("%d",a); </text:p>
      <text:p text:style-name="P109"><text:tab/>printf("%d",a++); <text:s/></text:p>
      <text:p text:style-name="P109"><text:tab/>}</text:p>
      <text:p text:style-name="P109"/>
      <text:p text:style-name="P109">1<text:span text:style-name="T52">38</text:span>)<text:tab/>main() </text:p>
      <text:p text:style-name="P109"><text:tab/>{ </text:p>
      <text:p text:style-name="P109"><text:tab/>int a=0; </text:p>
      <text:p text:style-name="P109"><text:tab/>while(a)<text:tab/> </text:p>
      <text:p text:style-name="P109"><text:tab/>printf("%d",a); </text:p>
      <text:p text:style-name="P109"><text:tab/>printf("%d",++a++); <text:tab/> </text:p>
      <text:p text:style-name="P109"><text:tab/>}</text:p>
      <text:p text:style-name="P109"/>
      <text:p text:style-name="P109"><text:span text:style-name="T52">139</text:span>)<text:tab/>main() </text:p>
      <text:p text:style-name="P109"><text:tab/>{ </text:p>
      <text:p text:style-name="P109"><text:tab/>int a=0; </text:p>
      <text:p text:style-name="P109"><text:tab/>while(a)<text:tab/> </text:p>
      <text:p text:style-name="P109"><text:tab/>printf("%d",a); </text:p>
      <text:p text:style-name="P109"><text:tab/>printf("%d",!a++); <text:s/></text:p>
      <text:p text:style-name="P109"><text:tab/>}</text:p>
      <text:p text:style-name="P109"/>
      <text:p text:style-name="P109"><text:span text:style-name="T52">140</text:span>)<text:tab/>main() </text:p>
      <text:p text:style-name="P109"><text:tab/>{ </text:p>
      <text:p text:style-name="P109"><text:tab/>int a=0; </text:p>
      <text:p text:style-name="P109"><text:tab/>while(!!a)<text:tab/> </text:p>
      <text:p text:style-name="P109"><text:tab/>printf("%d",a); </text:p>
      <text:p text:style-name="P109"><text:tab/>printf("%d",!++a); <text:s/></text:p>
      <text:p text:style-name="P109"><text:tab/>}</text:p>
      <text:p text:style-name="P109"/>
      <text:p text:style-name="P109"><text:soft-page-break/><text:span text:style-name="T52">141</text:span>)<text:tab/>main() </text:p>
      <text:p text:style-name="P109"><text:tab/>{ </text:p>
      <text:p text:style-name="P109"><text:tab/>int a; </text:p>
      <text:p text:style-name="P109"><text:tab/>while(!a)<text:tab/> </text:p>
      <text:p text:style-name="P109"><text:tab/>printf("%d",!a); </text:p>
      <text:p text:style-name="P109"><text:tab/>printf("%d",!!a); <text:s/></text:p>
      <text:p text:style-name="P109"><text:tab/>}</text:p>
      <text:p text:style-name="P109"/>
      <text:p text:style-name="P109"><text:span text:style-name="T52">142</text:span>)<text:tab/>main() </text:p>
      <text:p text:style-name="P109"><text:tab/>{ </text:p>
      <text:p text:style-name="P109"><text:tab/>int a; </text:p>
      <text:p text:style-name="P109"><text:tab/>do </text:p>
      <text:p text:style-name="P109"><text:tab/>{ </text:p>
      <text:p text:style-name="P109"><text:tab/>!a;<text:tab/> </text:p>
      <text:p text:style-name="P109"><text:tab/>printf("%d",!a); </text:p>
      <text:p text:style-name="P109"><text:tab/>printf("%d",!!a); </text:p>
      <text:p text:style-name="P109"><text:tab/>}while(a&lt;=5); <text:s/></text:p>
      <text:p text:style-name="P109"><text:tab/>}</text:p>
      <text:p text:style-name="P109"/>
      <text:p text:style-name="P109"><text:span text:style-name="T52">143</text:span>)<text:tab/>main() </text:p>
      <text:p text:style-name="P109"><text:tab/>{ </text:p>
      <text:p text:style-name="P109"><text:tab/>int a=0; </text:p>
      <text:p text:style-name="P109"><text:tab/>do </text:p>
      <text:p text:style-name="P109"><text:tab/>{ </text:p>
      <text:p text:style-name="P109"><text:tab/>a++;<text:tab/> </text:p>
      <text:p text:style-name="P109"><text:tab/>printf("%d",a); </text:p>
      <text:p text:style-name="P109"><text:tab/>}while(a&lt;=5); </text:p>
      <text:p text:style-name="P109"><text:tab/>}</text:p>
      <text:p text:style-name="P109"/>
      <text:p text:style-name="P109"><text:span text:style-name="T52">144</text:span>)<text:tab/>main() </text:p>
      <text:p text:style-name="P109"><text:tab/>{ </text:p>
      <text:p text:style-name="P109"><text:tab/>int a=0; </text:p>
      <text:p text:style-name="P109"><text:tab/>do </text:p>
      <text:p text:style-name="P109"><text:tab/>{ </text:p>
      <text:p text:style-name="P109"><text:tab/>++a;<text:tab/> </text:p>
      <text:p text:style-name="P109"><text:tab/>printf("%d",a++); </text:p>
      <text:p text:style-name="P109"><text:tab/>}while(a&lt;=5); <text:s/></text:p>
      <text:p text:style-name="P109"><text:tab/>}</text:p>
      <text:p text:style-name="P109"/>
      <text:p text:style-name="P109"><text:span text:style-name="T52">145</text:span>)<text:span text:style-name="T55"><text:tab/>main() </text:span></text:p>
      <text:p text:style-name="P110"><text:tab/>{ </text:p>
      <text:p text:style-name="P110"><text:tab/>int a=0; </text:p>
      <text:p text:style-name="P110"><text:tab/>do </text:p>
      <text:p text:style-name="P110"><text:tab/>{ </text:p>
      <text:p text:style-name="P110"><text:tab/>++a;<text:tab/> </text:p>
      <text:p text:style-name="P110"><text:tab/>printf("%d",a++); </text:p>
      <text:p text:style-name="P110"><text:tab/>}while(!a&lt;=5); <text:s/></text:p>
      <text:p text:style-name="P110"><text:tab/>}</text:p>
      <text:p text:style-name="P110"/>
      <text:p text:style-name="P110"><text:soft-page-break/></text:p>
      <text:p text:style-name="P110"><text:span text:style-name="T52">146</text:span>)<text:tab/>main() </text:p>
      <text:p text:style-name="P110"><text:tab/>{ </text:p>
      <text:p text:style-name="P110"><text:tab/>int a=0; </text:p>
      <text:p text:style-name="P110"><text:tab/>do </text:p>
      <text:p text:style-name="P110"><text:tab/>{ </text:p>
      <text:p text:style-name="P110"><text:tab/>++a;<text:tab/> </text:p>
      <text:p text:style-name="P110"><text:tab/>printf("%d",a++); </text:p>
      <text:p text:style-name="P110"><text:tab/>}while(a&lt;=!5); </text:p>
      <text:p text:style-name="P110"><text:tab/> </text:p>
      <text:p text:style-name="P110"><text:tab/>}</text:p>
      <text:p text:style-name="P110"/>
      <text:p text:style-name="P110"><text:span text:style-name="T52">147</text:span>)<text:tab/>main() </text:p>
      <text:p text:style-name="P110"><text:tab/>{ </text:p>
      <text:p text:style-name="P110"><text:tab/>int a; </text:p>
      <text:p text:style-name="P110"><text:tab/>do </text:p>
      <text:p text:style-name="P110"><text:tab/>{ </text:p>
      <text:p text:style-name="P110"><text:tab/>++a;<text:tab/> </text:p>
      <text:p text:style-name="P110"><text:tab/>printf("%d",++a++); </text:p>
      <text:p text:style-name="P110"><text:tab/>}while(a); </text:p>
      <text:p text:style-name="P110"><text:tab/> </text:p>
      <text:p text:style-name="P110"><text:tab/>}</text:p>
      <text:p text:style-name="P110"/>
      <text:p text:style-name="P110"><text:span text:style-name="T52">148</text:span>)<text:tab/>main() </text:p>
      <text:p text:style-name="P110"><text:tab/>{ </text:p>
      <text:p text:style-name="P110"><text:tab/>int a=10,c; </text:p>
      <text:p text:style-name="P110"><text:tab/>do </text:p>
      <text:p text:style-name="P110"><text:tab/>{ </text:p>
      <text:p text:style-name="P110"><text:tab/>++a;<text:tab/> <text:s/></text:p>
      <text:p text:style-name="P110"><text:tab/>}while(c=a*a); </text:p>
      <text:p text:style-name="P110"><text:tab/>printf("%d",c); </text:p>
      <text:p text:style-name="P110"><text:tab/> </text:p>
      <text:p text:style-name="P110"><text:tab/>}</text:p>
      <text:p text:style-name="P110"/>
      <text:p text:style-name="P110"><text:span text:style-name="T52">149</text:span>)<text:tab/>main() </text:p>
      <text:p text:style-name="P110"><text:tab/>{ </text:p>
      <text:p text:style-name="P110"><text:tab/>int a=10,c; </text:p>
      <text:p text:style-name="P110"><text:tab/>do </text:p>
      <text:p text:style-name="P110"><text:tab/>{ </text:p>
      <text:p text:style-name="P110"><text:tab/>!!a;<text:tab/> </text:p>
      <text:p text:style-name="P110"><text:tab/>}while(c=a*a/a++); </text:p>
      <text:p text:style-name="P110"><text:tab/>printf("%d %d",c,a); <text:s/></text:p>
      <text:p text:style-name="P110"><text:tab/><text:span text:style-name="T52">}</text:span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text:span text:style-name="T52">150</text:span>)<text:tab/>main() </text:p>
      <text:p text:style-name="P110"><text:tab/>{ </text:p>
      <text:p text:style-name="P110"><text:tab/>int a=10,c=a*a; </text:p>
      <text:p text:style-name="P110"><text:tab/>do </text:p>
      <text:p text:style-name="P110"><text:tab/>{ </text:p>
      <text:p text:style-name="P110"><text:tab/>++a;<text:tab/> </text:p>
      <text:p text:style-name="P110"><text:tab/>}while(a&lt;!0); </text:p>
      <text:p text:style-name="P110"><text:tab/>printf("%d",a+c); </text:p>
      <text:p text:style-name="P110"><text:tab/>}</text:p>
      <text:p text:style-name="P110"/>
      <text:p text:style-name="P110"><text:span text:style-name="T52">151</text:span>)<text:tab/>main() </text:p>
      <text:p text:style-name="P110"><text:tab/>{ </text:p>
      <text:p text:style-name="P110"><text:tab/>int a; </text:p>
      <text:p text:style-name="P110"><text:tab/>do </text:p>
      <text:p text:style-name="P110"><text:tab/>{ </text:p>
      <text:p text:style-name="P110"><text:tab/>++a;<text:tab/> </text:p>
      <text:p text:style-name="P110"><text:tab/>printf("%d",a++); </text:p>
      <text:p text:style-name="P110"><text:tab/>}while(++a++); <text:s/></text:p>
      <text:p text:style-name="P110"><text:tab/>}</text:p>
      <text:p text:style-name="P110"/>
      <text:p text:style-name="P110"><text:span text:style-name="T52">152</text:span>)<text:tab/>main() </text:p>
      <text:p text:style-name="P110"><text:tab/>{ </text:p>
      <text:p text:style-name="P110"><text:tab/>int a=10; </text:p>
      <text:p text:style-name="P110"><text:tab/>do </text:p>
      <text:p text:style-name="P110"><text:tab/>{ </text:p>
      <text:p text:style-name="P110"><text:tab/>++a;<text:tab/> </text:p>
      <text:p text:style-name="P110"><text:tab/>}while(a==0); </text:p>
      <text:p text:style-name="P110"><text:tab/>printf("%d",a); </text:p>
      <text:p text:style-name="P110"><text:tab/>}</text:p>
      <text:p text:style-name="P110"/>
      <text:p text:style-name="P110"><text:span text:style-name="T52">153</text:span>)<text:tab/>main() </text:p>
      <text:p text:style-name="P110"><text:tab/>{ </text:p>
      <text:p text:style-name="P110"><text:tab/>int a=10,c=1; </text:p>
      <text:p text:style-name="P110"><text:tab/>do </text:p>
      <text:p text:style-name="P110"><text:tab/>{ </text:p>
      <text:p text:style-name="P110"><text:tab/>c=a&gt;=0;<text:tab/> </text:p>
      <text:p text:style-name="P110"><text:tab/>}while(a==0 &amp;&amp; c==a); </text:p>
      <text:p text:style-name="P110"><text:tab/>printf("%d %d",a,c); </text:p>
      <text:p text:style-name="P110"><text:tab/>}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text:span text:style-name="T52">154</text:span>)<text:tab/>main() </text:p>
      <text:p text:style-name="P110"><text:tab/>{ </text:p>
      <text:p text:style-name="P110"><text:tab/>int a=1,c=10; </text:p>
      <text:p text:style-name="P110"><text:tab/>do </text:p>
      <text:p text:style-name="P110"><text:tab/>{ </text:p>
      <text:p text:style-name="P110"><text:tab/>c=a&gt;=0;<text:tab/> </text:p>
      <text:p text:style-name="P110"><text:tab/>}while(!(a==0 || c==a)); </text:p>
      <text:p text:style-name="P110"><text:tab/>printf("%d %d",a,c); </text:p>
      <text:p text:style-name="P110"><text:tab/>}</text:p>
      <text:p text:style-name="P110"/>
      <text:p text:style-name="P110"><text:span text:style-name="T52">155</text:span>)<text:tab/>main() </text:p>
      <text:p text:style-name="P110"><text:tab/>{ </text:p>
      <text:p text:style-name="P110"><text:tab/>int a=0,c=0; </text:p>
      <text:p text:style-name="P110"><text:tab/>do </text:p>
      <text:p text:style-name="P110"><text:tab/>{ </text:p>
      <text:p text:style-name="P110"><text:tab/>if(c==a);<text:tab/> </text:p>
      <text:p text:style-name="P110"><text:tab/>}while(!(a==0 &amp;&amp; c==a)); </text:p>
      <text:p text:style-name="P110"><text:tab/>printf("%d %d",a,c); </text:p>
      <text:p text:style-name="P110"><text:tab/>}</text:p>
      <text:p text:style-name="P110"/>
      <text:p text:style-name="P110"><text:span text:style-name="T52">156</text:span>)<text:tab/>main() </text:p>
      <text:p text:style-name="P110"><text:tab/>{ </text:p>
      <text:p text:style-name="P110"><text:tab/>int a,c; </text:p>
      <text:p text:style-name="P110"><text:tab/>do </text:p>
      <text:p text:style-name="P110"><text:tab/>{ </text:p>
      <text:p text:style-name="P110"><text:tab/>}while(1); </text:p>
      <text:p text:style-name="P110"><text:tab/>printf("%d %d",a,c); </text:p>
      <text:p text:style-name="P110"><text:tab/>}</text:p>
      <text:p text:style-name="P110"/>
      <text:p text:style-name="P110"><text:span text:style-name="T52">157</text:span>)<text:tab/>main() </text:p>
      <text:p text:style-name="P110"><text:tab/>{ </text:p>
      <text:p text:style-name="P110"><text:tab/>int a=0,c=1; </text:p>
      <text:p text:style-name="P110"><text:tab/>do </text:p>
      <text:p text:style-name="P110"><text:tab/>{ </text:p>
      <text:p text:style-name="P110"><text:tab/>printf("%d",!(a)++); </text:p>
      <text:p text:style-name="P110"><text:tab/>}while(a&amp;&amp;c&gt;10); </text:p>
      <text:p text:style-name="P110"><text:tab/>}</text:p>
      <text:p text:style-name="P110"><text:tab/>}</text:p>
      <text:p text:style-name="P110"><text:tab/>printf("%d",count);<text:tab/> </text:p>
      <text:p text:style-name="P110"><text:tab/>}</text:p>
      <text:p text:style-name="P110"/>
      <text:p text:style-name="P113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text:soft-page-break/>1<text:span text:style-name="T60">58</text:span>)<text:span text:style-name="T56"><text:tab/>main() </text:span></text:p>
      <text:p text:style-name="P114"><text:tab/>{ </text:p>
      <text:p text:style-name="P114"><text:tab/>int i,j,k,count=0; </text:p>
      <text:p text:style-name="P114"><text:tab/>for(i=0;i&lt;5;i++) </text:p>
      <text:p text:style-name="P114"><text:tab/>{ </text:p>
      <text:p text:style-name="P114"><text:tab/><text:tab/>for(j=0;j&lt;5;j++) </text:p>
      <text:p text:style-name="P114"><text:tab/><text:tab/>{ </text:p>
      <text:p text:style-name="P114"><text:tab/><text:tab/><text:tab/>count++; </text:p>
      <text:p text:style-name="P114"><text:tab/><text:tab/>} </text:p>
      <text:p text:style-name="P114"><text:tab/>} </text:p>
      <text:p text:style-name="P114"><text:tab/>printf("%d",count); </text:p>
      <text:p text:style-name="P114"><text:tab/>}</text:p>
      <text:p text:style-name="P114"/>
      <text:p text:style-name="P114"><text:span text:style-name="T60">159</text:span>)<text:tab/>main() </text:p>
      <text:p text:style-name="P114"><text:tab/>{ </text:p>
      <text:p text:style-name="P114"><text:tab/>int i,j,k,count=0; </text:p>
      <text:p text:style-name="P114"><text:tab/>for(i=0;i&lt;1;i++) </text:p>
      <text:p text:style-name="P114"><text:tab/>{ </text:p>
      <text:p text:style-name="P114"><text:tab/><text:tab/>for(j=0;j&lt;=0;j++) </text:p>
      <text:p text:style-name="P114"><text:tab/><text:tab/>{ </text:p>
      <text:p text:style-name="P114"><text:tab/><text:tab/><text:tab/>count++; </text:p>
      <text:p text:style-name="P114"><text:tab/><text:tab/>} </text:p>
      <text:p text:style-name="P114"><text:tab/>} </text:p>
      <text:p text:style-name="P114"><text:tab/>printf("%d",count); </text:p>
      <text:p text:style-name="P114"><text:tab/>}</text:p>
      <text:p text:style-name="P114"/>
      <text:p text:style-name="P114"><text:span text:style-name="T60">160</text:span>)<text:tab/>main() </text:p>
      <text:p text:style-name="P114"><text:tab/>{ </text:p>
      <text:p text:style-name="P114"><text:tab/>int i,j,k,count=10; </text:p>
      <text:p text:style-name="P114"><text:tab/>for(i=0;i&lt;=01;i++) </text:p>
      <text:p text:style-name="P114"><text:tab/>{ </text:p>
      <text:p text:style-name="P114"><text:tab/><text:tab/>for(j=0;j&lt;=10;j++) </text:p>
      <text:p text:style-name="P114"><text:tab/><text:tab/>{ </text:p>
      <text:p text:style-name="P114"><text:tab/><text:tab/><text:tab/>count++; </text:p>
      <text:p text:style-name="P114"><text:tab/><text:tab/>} </text:p>
      <text:p text:style-name="P114"><text:tab/>} </text:p>
      <text:p text:style-name="P114"><text:tab/>printf("%d",count); </text:p>
      <text:p text:style-name="P114"><text:tab/>}</text:p>
      <text:p text:style-name="P114"/>
      <text:p text:style-name="P114"><text:span text:style-name="T60">161</text:span>)<text:tab/>main() </text:p>
      <text:p text:style-name="P114"><text:tab/>{ </text:p>
      <text:p text:style-name="P114"><text:tab/>int i,j,k,count=10; </text:p>
      <text:p text:style-name="P114"><text:tab/>for(i=0,j=0;i&gt;5;--i) </text:p>
      <text:p text:style-name="P114"><text:tab/>{ </text:p>
      <text:p text:style-name="P114"><text:tab/>printf("%d %d",i,j); </text:p>
      <text:p text:style-name="P114"><text:tab/>} </text:p>
      <text:p text:style-name="P114"><text:tab/>printf("%d %d",i!,!j); </text:p>
      <text:p text:style-name="P114"><text:tab/>}</text:p>
      <text:p text:style-name="P114"/>
      <text:p text:style-name="P114"><text:soft-page-break/><text:span text:style-name="T60">162</text:span>)<text:tab/>main() </text:p>
      <text:p text:style-name="P114"><text:tab/>{ </text:p>
      <text:p text:style-name="P114"><text:tab/>int i,j,k,count=10; </text:p>
      <text:p text:style-name="P114"><text:tab/>for(i=0,j=0;i&gt;5;--i) </text:p>
      <text:p text:style-name="P114"><text:tab/>{ </text:p>
      <text:p text:style-name="P114"><text:tab/>printf("%d %d",i,j); </text:p>
      <text:p text:style-name="P114"><text:tab/>} </text:p>
      <text:p text:style-name="P114"><text:tab/>printf("%d %d",!!0,!!1); </text:p>
      <text:p text:style-name="P114"><text:tab/>}</text:p>
      <text:p text:style-name="P114"/>
      <text:p text:style-name="P114"><text:span text:style-name="T60">163</text:span>)<text:tab/>main() </text:p>
      <text:p text:style-name="P114"><text:tab/>{ </text:p>
      <text:p text:style-name="P114"><text:tab/>int i,j,count; </text:p>
      <text:p text:style-name="P114"><text:tab/>for(i=0;i&lt;5;i++) </text:p>
      <text:p text:style-name="P114"><text:tab/>{ </text:p>
      <text:p text:style-name="P114"><text:tab/><text:tab/>for(int j=0;j&lt;5;j++); </text:p>
      <text:p text:style-name="P114"><text:tab/><text:tab/>{ </text:p>
      <text:p text:style-name="P114"><text:tab/><text:tab/><text:tab/>!count++; </text:p>
      <text:p text:style-name="P114"><text:tab/><text:tab/>} </text:p>
      <text:p text:style-name="P114"><text:tab/>} </text:p>
      <text:p text:style-name="P114"><text:tab/>printf("%d",count); </text:p>
      <text:p text:style-name="P114"><text:tab/>}</text:p>
      <text:p text:style-name="P114"/>
      <text:p text:style-name="P114"><text:span text:style-name="T60">164</text:span>)<text:span text:style-name="T57"><text:tab/>main() </text:span></text:p>
      <text:p text:style-name="P115"><text:tab/>{ </text:p>
      <text:p text:style-name="P115"><text:tab/>int i,j,count<text:span text:style-name="T156">=0</text:span>; </text:p>
      <text:p text:style-name="P115"><text:tab/>for(i=0;i&lt;5;i++) </text:p>
      <text:p text:style-name="P115"><text:tab/>{ </text:p>
      <text:p text:style-name="P115"><text:tab/><text:tab/>for(j=5;j&lt;=5;j++); </text:p>
      <text:p text:style-name="P115"><text:tab/><text:tab/>{ </text:p>
      <text:p text:style-name="P115"><text:tab/><text:tab/><text:tab/>!count++; </text:p>
      <text:p text:style-name="P115"><text:tab/><text:tab/>} </text:p>
      <text:p text:style-name="P115"><text:tab/>} </text:p>
      <text:p text:style-name="P115"><text:tab/>printf("%d %d",<text:span text:style-name="T156">(</text:span>count+i<text:span text:style-name="T156">)</text:span>&amp;&amp;j,<text:span text:style-name="T156">(</text:span>count+i<text:span text:style-name="T156">)</text:span>&amp;j); </text:p>
      <text:p text:style-name="P115"><text:tab/>}</text:p>
      <text:p text:style-name="P115"/>
      <text:p text:style-name="P115"><text:span text:style-name="T60">165</text:span>)<text:tab/>main() </text:p>
      <text:p text:style-name="P115"><text:tab/>{ </text:p>
      <text:p text:style-name="P115"><text:tab/>int i=10,j=10,count; </text:p>
      <text:p text:style-name="P115"><text:tab/>for(i=0;i&gt;5;i+=2); </text:p>
      <text:p text:style-name="P115"><text:tab/>{ </text:p>
      <text:p text:style-name="P115"><text:tab/><text:tab/>for(j=10;j&lt;=5;j--); </text:p>
      <text:p text:style-name="P115"><text:tab/><text:tab/>{ </text:p>
      <text:p text:style-name="P115"><text:tab/><text:tab/><text:tab/>!count++; </text:p>
      <text:p text:style-name="P115"><text:tab/><text:tab/>} </text:p>
      <text:p text:style-name="P115"><text:tab/>} </text:p>
      <text:p text:style-name="P115"><text:tab/>printf("%d %d",!(count)+i&amp;&amp;j,!!count+(i&amp;j)); </text:p>
      <text:p text:style-name="P115"><text:tab/>}</text:p>
      <text:p text:style-name="P115"/>
      <text:p text:style-name="P115"><text:soft-page-break/><text:span text:style-name="T60">166</text:span>)<text:tab/>main() </text:p>
      <text:p text:style-name="P115"><text:tab/>{ </text:p>
      <text:p text:style-name="P115"><text:tab/>for(;;); </text:p>
      <text:p text:style-name="P115"><text:tab/>for(;;); </text:p>
      <text:p text:style-name="P115"><text:tab/>printf("Hi"); </text:p>
      <text:p text:style-name="P115"><text:tab/> </text:p>
      <text:p text:style-name="P115"><text:tab/>}</text:p>
      <text:p text:style-name="P115"/>
      <text:p text:style-name="P115"><text:span text:style-name="T60">167</text:span>)<text:tab/>main() </text:p>
      <text:p text:style-name="P115"><text:tab/>{ </text:p>
      <text:p text:style-name="P115"><text:tab/>for(int i;i++;i&lt;5); </text:p>
      <text:p text:style-name="P115"><text:tab/>for(int j;j++;j&lt;5); </text:p>
      <text:p text:style-name="P115"><text:tab/>printf("%d %d",i,j); </text:p>
      <text:p text:style-name="P115"><text:tab/> </text:p>
      <text:p text:style-name="P115"><text:tab/>}</text:p>
      <text:p text:style-name="P115"/>
      <text:p text:style-name="P115">1<text:span text:style-name="T60">68</text:span>)<text:tab/>main() </text:p>
      <text:p text:style-name="P115"><text:tab/>{ </text:p>
      <text:p text:style-name="P115"><text:tab/>for(;;) </text:p>
      <text:p text:style-name="P115"><text:tab/><text:tab/>for(;;) </text:p>
      <text:p text:style-name="P115"><text:tab/>printf("%d"+1); </text:p>
      <text:p text:style-name="P115"><text:tab/>}</text:p>
      <text:p text:style-name="P115"/>
      <text:p text:style-name="P115">1<text:span text:style-name="T60">69</text:span>)<text:tab/>main() </text:p>
      <text:p text:style-name="P115"><text:tab/>{ </text:p>
      <text:p text:style-name="P115"><text:tab/>int a=5; </text:p>
      <text:p text:style-name="P115"><text:tab/><text:tab/>while(a=123) </text:p>
      <text:p text:style-name="P115"><text:tab/><text:tab/>{ </text:p>
      <text:p text:style-name="P115"><text:tab/><text:tab/><text:tab/>printf("hi"); </text:p>
      <text:p text:style-name="P115"><text:tab/><text:tab/><text:tab/>break; </text:p>
      <text:p text:style-name="P115"><text:tab/><text:tab/>} </text:p>
      <text:p text:style-name="P115"><text:tab/>printf("hello"); </text:p>
      <text:p text:style-name="P115"><text:tab/>}</text:p>
      <text:p text:style-name="P115"/>
      <text:p text:style-name="P115"><text:span text:style-name="T60">170</text:span>)<text:tab/>main() </text:p>
      <text:p text:style-name="P115"><text:tab/>{ </text:p>
      <text:p text:style-name="P115"><text:tab/>int a=5; </text:p>
      <text:p text:style-name="P115"><text:tab/>printf("%d",a++); </text:p>
      <text:p text:style-name="P115"><text:tab/><text:tab/>while(a&gt;=3) </text:p>
      <text:p text:style-name="P115"><text:tab/><text:tab/>{ </text:p>
      <text:p text:style-name="P115"><text:tab/><text:tab/><text:tab/>return; </text:p>
      <text:p text:style-name="P115"><text:tab/><text:tab/><text:tab/>printf("hi"); </text:p>
      <text:p text:style-name="P115"><text:tab/><text:tab/><text:tab/>break; </text:p>
      <text:p text:style-name="P115"><text:tab/><text:tab/>} </text:p>
      <text:p text:style-name="P115"><text:tab/>printf("hello"); </text:p>
      <text:p text:style-name="P115"><text:tab/>}</text:p>
      <text:p text:style-name="P115"/>
      <text:p text:style-name="P115"/>
      <text:p text:style-name="P115"/>
      <text:p text:style-name="P115"><text:soft-page-break/>1<text:span text:style-name="T60">71</text:span>)<text:tab/>main() </text:p>
      <text:p text:style-name="P115"><text:tab/>{ </text:p>
      <text:p text:style-name="P115"><text:tab/>int a; </text:p>
      <text:p text:style-name="P115"><text:tab/><text:tab/>while(a&gt;=3) </text:p>
      <text:p text:style-name="P115"><text:tab/><text:tab/>{ </text:p>
      <text:p text:style-name="P115"><text:tab/><text:tab/>; </text:p>
      <text:p text:style-name="P115"><text:tab/><text:tab/>} </text:p>
      <text:p text:style-name="P115"><text:tab/>printf("hello"); </text:p>
      <text:p text:style-name="P115"><text:tab/>break; </text:p>
      <text:p text:style-name="P115"><text:tab/>}</text:p>
      <text:p text:style-name="P115"/>
      <text:p text:style-name="P115">1<text:span text:style-name="T60">72</text:span>)<text:tab/>main() </text:p>
      <text:p text:style-name="P115"><text:tab/>{ </text:p>
      <text:p text:style-name="P115"><text:tab/>int a=25; </text:p>
      <text:p text:style-name="P115"><text:tab/><text:tab/>while(a&lt;=27) </text:p>
      <text:p text:style-name="P115"><text:tab/><text:tab/>{ </text:p>
      <text:p text:style-name="P115"><text:tab/><text:tab/>printf("%d,",a); </text:p>
      <text:p text:style-name="P115"><text:tab/><text:tab/>a++; </text:p>
      <text:p text:style-name="P115"><text:tab/><text:tab/>} </text:p>
      <text:p text:style-name="P115"><text:tab/>}</text:p>
      <text:p text:style-name="P115"/>
      <text:p text:style-name="P115">1<text:span text:style-name="T60">73</text:span>)<text:tab/>main() </text:p>
      <text:p text:style-name="P115"><text:tab/>{ </text:p>
      <text:p text:style-name="P115"><text:tab/>int a=32; </text:p>
      <text:p text:style-name="P115"><text:tab/>do </text:p>
      <text:p text:style-name="P115"><text:tab/>{ </text:p>
      <text:p text:style-name="P115"><text:tab/><text:tab/>printf("%d,",a); </text:p>
      <text:p text:style-name="P115"><text:tab/><text:tab/>a++; </text:p>
      <text:p text:style-name="P115"><text:tab/>}while(a&lt;=30); </text:p>
      <text:p text:style-name="P115"><text:tab/>}</text:p>
      <text:p text:style-name="P115"/>
      <text:p text:style-name="P115">17<text:span text:style-name="T60">4</text:span>)<text:tab/>main() </text:p>
      <text:p text:style-name="P115"><text:tab/>{ </text:p>
      <text:p text:style-name="P115"><text:tab/>int a=32; </text:p>
      <text:p text:style-name="P115"><text:tab/>do </text:p>
      <text:p text:style-name="P115"><text:tab/>{ </text:p>
      <text:p text:style-name="P115"><text:tab/><text:tab/>printf("%d,",a); </text:p>
      <text:p text:style-name="P115"><text:tab/><text:tab/>a++; </text:p>
      <text:p text:style-name="P115"><text:tab/><text:tab/>if(a&gt;35) </text:p>
      <text:p text:style-name="P115"><text:tab/><text:tab/>break; </text:p>
      <text:p text:style-name="P115"><text:tab/>}while(1); </text:p>
      <text:p text:style-name="P115"><text:tab/>}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1<text:span text:style-name="T60">75</text:span>)<text:tab/>main() </text:p>
      <text:p text:style-name="P115"><text:tab/>{ </text:p>
      <text:p text:style-name="P115"><text:tab/>int a=32; </text:p>
      <text:p text:style-name="P115"><text:tab/>do </text:p>
      <text:p text:style-name="P115"><text:tab/>{ </text:p>
      <text:p text:style-name="P115"><text:tab/><text:tab/>printf("%d,",a); </text:p>
      <text:p text:style-name="P115"><text:tab/><text:tab/>a++; </text:p>
      <text:p text:style-name="P115"><text:tab/><text:tab/>if(!!a) </text:p>
      <text:p text:style-name="P115"><text:tab/><text:tab/>break; </text:p>
      <text:p text:style-name="P115"><text:tab/>}while(1); </text:p>
      <text:p text:style-name="P115"><text:tab/>}</text:p>
      <text:p text:style-name="P115"/>
      <text:p text:style-name="P115">1<text:span text:style-name="T60">76</text:span>)<text:tab/>main() </text:p>
      <text:p text:style-name="P115"><text:tab/>{ </text:p>
      <text:p text:style-name="P115"><text:tab/>int a=32; </text:p>
      <text:p text:style-name="P115"><text:tab/>do </text:p>
      <text:p text:style-name="P115"><text:tab/>{ </text:p>
      <text:p text:style-name="P115"><text:tab/><text:tab/>a=++a; </text:p>
      <text:p text:style-name="P115"><text:tab/><text:tab/>a=!a; </text:p>
      <text:p text:style-name="P115"><text:tab/><text:tab/>printf("%d,",a); </text:p>
      <text:p text:style-name="P115"><text:tab/><text:tab/>if(a&lt;35&amp;&amp;a&gt;35) </text:p>
      <text:p text:style-name="P115"><text:tab/><text:tab/>break; </text:p>
      <text:p text:style-name="P115"><text:tab/>}while(!1); </text:p>
      <text:p text:style-name="P115"><text:tab/>}</text:p>
      <text:p text:style-name="P115"/>
      <text:p text:style-name="P115"><text:span text:style-name="T60">177</text:span>)<text:tab/>main() </text:p>
      <text:p text:style-name="P115"><text:tab/>{ </text:p>
      <text:p text:style-name="P115"><text:tab/>int a=!0; </text:p>
      <text:p text:style-name="P115"><text:tab/>do </text:p>
      <text:p text:style-name="P115"><text:tab/>{ </text:p>
      <text:p text:style-name="P115"><text:tab/><text:tab/>a=++!a; </text:p>
      <text:p text:style-name="P115"><text:tab/><text:tab/>a=!!a; </text:p>
      <text:p text:style-name="P115"><text:tab/><text:tab/>printf("%d",!!a); </text:p>
      <text:p text:style-name="P115"><text:tab/><text:tab/>if(1) </text:p>
      <text:p text:style-name="P115"><text:tab/><text:tab/>break; </text:p>
      <text:p text:style-name="P115"><text:tab/>}while(!1); </text:p>
      <text:p text:style-name="P115"><text:tab/>}</text:p>
      <text:p text:style-name="P115"/>
      <text:p text:style-name="P115"><text:span text:style-name="T60">178</text:span>)<text:tab/>main() </text:p>
      <text:p text:style-name="P115"><text:tab/>{ </text:p>
      <text:p text:style-name="P115"><text:tab/>int k,j; </text:p>
      <text:p text:style-name="P115"><text:tab/>for(k=1,j=10;k&lt;=5;k++) </text:p>
      <text:p text:style-name="P115"><text:tab/>{ </text:p>
      <text:p text:style-name="P115"><text:tab/>printf("%d ",(k+j)); </text:p>
      <text:p text:style-name="P115"><text:tab/>} </text:p>
      <text:p text:style-name="P115"><text:tab/>}</text:p>
      <text:p text:style-name="P115"/>
      <text:p text:style-name="P115"/>
      <text:p text:style-name="P115"/>
      <text:p text:style-name="P115"><text:soft-page-break/><text:span text:style-name="T60">179</text:span>)<text:tab/>main()<text:tab/> </text:p>
      <text:p text:style-name="P115"><text:tab/>{ </text:p>
      <text:p text:style-name="P115"><text:tab/>int k,j; </text:p>
      <text:p text:style-name="P115"><text:tab/>for(k=1,j=10;k&lt;=5;k++); </text:p>
      <text:p text:style-name="P115"><text:tab/>{ </text:p>
      <text:p text:style-name="P115"><text:tab/>;;; </text:p>
      <text:p text:style-name="P115"><text:tab/>} </text:p>
      <text:p text:style-name="P115"><text:tab/>printf("%d %d\n",k++,++j); </text:p>
      <text:p text:style-name="P115"><text:tab/>}</text:p>
      <text:p text:style-name="P115"/>
      <text:p text:style-name="P115"><text:span text:style-name="T60">180</text:span>)<text:tab/>main() </text:p>
      <text:p text:style-name="P115"><text:tab/>{ </text:p>
      <text:p text:style-name="P115"><text:tab/>int k,j,i; </text:p>
      <text:p text:style-name="P115"><text:tab/>for(k=1,j=10;k&lt;=5;k++); </text:p>
      <text:p text:style-name="P115"><text:tab/>{ </text:p>
      <text:p text:style-name="P115"><text:tab/>;;; </text:p>
      <text:p text:style-name="P115"><text:tab/>if(i==j); </text:p>
      <text:p text:style-name="P115"><text:tab/>break; </text:p>
      <text:p text:style-name="P115"><text:tab/>} </text:p>
      <text:p text:style-name="P115"><text:tab/>printf("%d %d\n",!k++,!(++j)); </text:p>
      <text:p text:style-name="P115"><text:tab/>}</text:p>
      <text:p text:style-name="P115">'</text:p>
      <text:p text:style-name="P115"><text:span text:style-name="T60">181</text:span>)<text:tab/>main() </text:p>
      <text:p text:style-name="P115"><text:tab/>{ </text:p>
      <text:p text:style-name="P115"><text:tab/>int k,j,i; </text:p>
      <text:p text:style-name="P115"><text:tab/>for(k=1,j=10;k&lt;=5;k++) </text:p>
      <text:p text:style-name="P115"><text:tab/>{ </text:p>
      <text:p text:style-name="P115"><text:tab/>i=i++; </text:p>
      <text:p text:style-name="P115"><text:tab/>j=j++; </text:p>
      <text:p text:style-name="P115"><text:tab/>if(i==j) </text:p>
      <text:p text:style-name="P115"><text:tab/>break; </text:p>
      <text:p text:style-name="P115"><text:tab/>} </text:p>
      <text:p text:style-name="P115"><text:tab/>printf("%d %d\n",!k++,!(++j)); </text:p>
      <text:p text:style-name="P115"><text:tab/>}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text:span text:style-name="T60">182</text:span>)<text:tab/>main() </text:p>
      <text:p text:style-name="P115"><text:tab/>{ </text:p>
      <text:p text:style-name="P115"><text:tab/>int k,j,i=0; </text:p>
      <text:p text:style-name="P115"><text:tab/>printf("hello..\n"); </text:p>
      <text:p text:style-name="P115"><text:tab/>for(k=1,j=10;j=k=i;k++) </text:p>
      <text:p text:style-name="P115"><text:tab/>{ </text:p>
      <text:p text:style-name="P115"><text:tab/>i=i++; </text:p>
      <text:p text:style-name="P115"><text:tab/>j=j++; </text:p>
      <text:p text:style-name="P115"><text:tab/>printf("%d %d %d",i&amp;&amp;j&amp;&amp;k,i+j+k,i|j|k); </text:p>
      <text:p text:style-name="P115"><text:tab/>if(i==j) </text:p>
      <text:p text:style-name="P115"><text:tab/>break; </text:p>
      <text:p text:style-name="P115"><text:tab/>} </text:p>
      <text:p text:style-name="P115"><text:tab/>return; </text:p>
      <text:p text:style-name="P115"><text:tab/>printf("hi"); </text:p>
      <text:p text:style-name="P115"><text:tab/>}</text:p>
      <text:p text:style-name="P115"/>
      <text:p text:style-name="P115"><text:span text:style-name="T60">183</text:span>)<text:span text:style-name="T58"><text:tab/>main() </text:span></text:p>
      <text:p text:style-name="P116"><text:tab/>{ </text:p>
      <text:p text:style-name="P116"><text:tab/>int k; </text:p>
      <text:p text:style-name="P116"><text:tab/>for(k=1,k&lt;=5;k++); </text:p>
      <text:p text:style-name="P116"><text:tab/>{ </text:p>
      <text:p text:style-name="P116"><text:tab/>printf("%d",k); </text:p>
      <text:p text:style-name="P116"><text:tab/>} </text:p>
      <text:p text:style-name="P116"><text:tab/>printf("hi"); </text:p>
      <text:p text:style-name="P116"><text:tab/> }</text:p>
      <text:p text:style-name="P116"/>
      <text:p text:style-name="P116"><text:span text:style-name="T60">184</text:span>)<text:span text:style-name="T59"><text:tab/>main() </text:span></text:p>
      <text:p text:style-name="P117"><text:tab/>{ </text:p>
      <text:p text:style-name="P117"><text:tab/>int k; </text:p>
      <text:p text:style-name="P117"><text:tab/>for(k=1;k=5;k++) </text:p>
      <text:p text:style-name="P117"><text:tab/>{ </text:p>
      <text:p text:style-name="P117"><text:tab/>printf("%d",k); </text:p>
      <text:p text:style-name="P117"><text:tab/>return; </text:p>
      <text:p text:style-name="P117"><text:tab/>} </text:p>
      <text:p text:style-name="P117"><text:tab/>printf("hi"); <text:s/></text:p>
      <text:p text:style-name="P117"><text:tab/>}</text:p>
      <text:p text:style-name="P117"/>
      <text:p text:style-name="P117"><text:span text:style-name="T60">185</text:span>)<text:tab/>main() </text:p>
      <text:p text:style-name="P117"><text:tab/>{ </text:p>
      <text:p text:style-name="P117"><text:tab/>int k; </text:p>
      <text:p text:style-name="P117"><text:tab/>for(k=1;k=5;k++) </text:p>
      <text:p text:style-name="P117"><text:tab/>{ </text:p>
      <text:p text:style-name="P117"><text:tab/>printf("%d",k); </text:p>
      <text:p text:style-name="P117"><text:tab/>return; </text:p>
      <text:p text:style-name="P117"><text:tab/>} </text:p>
      <text:p text:style-name="P117"><text:tab/>printf("hi"); </text:p>
      <text:p text:style-name="P117"><text:tab/>}</text:p>
      <text:p text:style-name="P117"/>
      <text:p text:style-name="P117"/>
      <text:p text:style-name="P117"><text:soft-page-break/><text:span text:style-name="T60">186</text:span>)<text:tab/>main() </text:p>
      <text:p text:style-name="P117"><text:tab/>{ </text:p>
      <text:p text:style-name="P117"><text:tab/>int k; </text:p>
      <text:p text:style-name="P117"><text:tab/>for(k=1;k&lt;=5;k++) </text:p>
      <text:p text:style-name="P117"><text:tab/>{ </text:p>
      <text:p text:style-name="P117"><text:tab/>; </text:p>
      <text:p text:style-name="P117"><text:tab/>} </text:p>
      <text:p text:style-name="P117"><text:tab/>printf("hi"); <text:s/></text:p>
      <text:p text:style-name="P117"><text:tab/>}</text:p>
      <text:p text:style-name="P117"/>
      <text:p text:style-name="P117"><text:span text:style-name="T60">187</text:span>)<text:tab/>main() </text:p>
      <text:p text:style-name="P117"><text:tab/>{ </text:p>
      <text:p text:style-name="P117"><text:tab/>int k=5; </text:p>
      <text:p text:style-name="P117"><text:tab/>for(k=5;k=555;return) </text:p>
      <text:p text:style-name="P117"><text:tab/>{ </text:p>
      <text:p text:style-name="P117"><text:tab/>; </text:p>
      <text:p text:style-name="P117"><text:tab/>} </text:p>
      <text:p text:style-name="P117"><text:tab/>printf("hi"); </text:p>
      <text:p text:style-name="P117"><text:tab/>}</text:p>
      <text:p text:style-name="P117"/>
      <text:p text:style-name="P117"><text:span text:style-name="T60">188</text:span>)<text:tab/>main()<text:tab/> </text:p>
      <text:p text:style-name="P117"><text:tab/>{ </text:p>
      <text:p text:style-name="P117"><text:tab/>int k=5; </text:p>
      <text:p text:style-name="P117"><text:tab/>for(k=5;k&gt;=555;k+-=+2) </text:p>
      <text:p text:style-name="P117"><text:tab/>{ </text:p>
      <text:p text:style-name="P117"><text:tab/>; </text:p>
      <text:p text:style-name="P117"><text:tab/>} </text:p>
      <text:p text:style-name="P117"><text:tab/>printf("k=%d",k); </text:p>
      <text:p text:style-name="P117"><text:tab/>}</text:p>
      <text:p text:style-name="P117"/>
      <text:p text:style-name="P117"><text:span text:style-name="T60">189</text:span>)<text:tab/>main() </text:p>
      <text:p text:style-name="P117"><text:tab/>{ </text:p>
      <text:p text:style-name="P117"><text:tab/>int k=5; </text:p>
      <text:p text:style-name="P117"><text:tab/>for(k=5;k&gt;=555;k=!2) </text:p>
      <text:p text:style-name="P117"><text:tab/>{ </text:p>
      <text:p text:style-name="P117"><text:tab/>; </text:p>
      <text:p text:style-name="P117"><text:tab/>} </text:p>
      <text:p text:style-name="P117"><text:tab/>printf("k=%d",k); </text:p>
      <text:p text:style-name="P117"><text:tab/> }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<text:span text:style-name="T60">190</text:span>)<text:tab/>main() </text:p>
      <text:p text:style-name="P117"><text:tab/>{ </text:p>
      <text:p text:style-name="P117"><text:tab/>int k=5; </text:p>
      <text:p text:style-name="P117"><text:tab/>for(!k=5;k&gt;=555;k=!2) </text:p>
      <text:p text:style-name="P117"><text:tab/>{ </text:p>
      <text:p text:style-name="P117"><text:tab/>; </text:p>
      <text:p text:style-name="P117"><text:tab/>} </text:p>
      <text:p text:style-name="P117"><text:tab/>printf("k=%d",k); </text:p>
      <text:p text:style-name="P117"><text:tab/>}</text:p>
      <text:p text:style-name="P117"/>
      <text:p text:style-name="P117"><text:span text:style-name="T60">191</text:span>)<text:tab/>main() </text:p>
      <text:p text:style-name="P117"><text:tab/>{ </text:p>
      <text:p text:style-name="P117"><text:tab/>int k=5; </text:p>
      <text:p text:style-name="P117"><text:tab/>for(k=5;k&gt;=555;k+=2) </text:p>
      <text:p text:style-name="P117"><text:tab/>{ </text:p>
      <text:p text:style-name="P117"><text:tab/>; </text:p>
      <text:p text:style-name="P117"><text:tab/>} </text:p>
      <text:p text:style-name="P117"><text:tab/>k=0;<text:tab/> </text:p>
      <text:p text:style-name="P117"><text:tab/>k=k++; </text:p>
      <text:p text:style-name="P117"><text:tab/>printf("k=%d",!k*!k); </text:p>
      <text:p text:style-name="P117"><text:tab/>}</text:p>
      <text:p text:style-name="P117"/>
      <text:p text:style-name="P117"><text:span text:style-name="T60">192</text:span>)<text:tab/>main() </text:p>
      <text:p text:style-name="P117"><text:tab/>{ </text:p>
      <text:p text:style-name="P117"><text:tab/>int k; </text:p>
      <text:p text:style-name="P117"><text:tab/>for(;;) </text:p>
      <text:p text:style-name="P117"><text:tab/>{ </text:p>
      <text:p text:style-name="P117"><text:tab/>printf("hi"); </text:p>
      <text:p text:style-name="P117"><text:tab/>break; </text:p>
      <text:p text:style-name="P117"><text:tab/>}<text:tab/> </text:p>
      <text:p text:style-name="P117"><text:tab/><text:span text:style-name="T60">}</text:span></text:p>
      <text:p text:style-name="P117"/>
      <text:p text:style-name="P118"><text:span text:style-name="T60">193</text:span>)<text:tab/>main() </text:p>
      <text:p text:style-name="P118"><text:tab/>{ </text:p>
      <text:p text:style-name="P118"><text:tab/>int k; </text:p>
      <text:p text:style-name="P118"><text:tab/>for(printf("india");printf("usa");printf("aus")) </text:p>
      <text:p text:style-name="P118"><text:tab/>{ </text:p>
      <text:p text:style-name="P118"><text:tab/>break; </text:p>
      <text:p text:style-name="P118"><text:tab/>}<text:tab/> <text:s/></text:p>
      <text:p text:style-name="P118"><text:tab/>}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text:span text:style-name="T60">194</text:span>)<text:tab/>main() </text:p>
      <text:p text:style-name="P118"><text:tab/>{ </text:p>
      <text:p text:style-name="P118"><text:tab/>int a=14; </text:p>
      <text:p text:style-name="P118"><text:tab/>while(a&lt;20) </text:p>
      <text:p text:style-name="P118"><text:tab/>{ </text:p>
      <text:p text:style-name="P118"><text:tab/>++a; </text:p>
      <text:p text:style-name="P118"><text:tab/>if(a&gt;=16 &amp;&amp; a&lt;=18) </text:p>
      <text:p text:style-name="P118"><text:tab/>continue; </text:p>
      <text:p text:style-name="P118"><text:tab/>printf("%d",a&gt;&gt;2); </text:p>
      <text:p text:style-name="P118"><text:tab/>}<text:tab/> </text:p>
      <text:p text:style-name="P118"><text:tab/>}</text:p>
      <text:p text:style-name="P118"/>
      <text:p text:style-name="P118"><text:span text:style-name="T60">195</text:span>)<text:tab/>main() </text:p>
      <text:p text:style-name="P118"><text:tab/>{ </text:p>
      <text:p text:style-name="P118"><text:tab/>int i=0; </text:p>
      <text:p text:style-name="P118"><text:tab/>for(;i++;printf("%d",i)); </text:p>
      <text:p text:style-name="P118"><text:tab/>printf("%d",i); </text:p>
      <text:p text:style-name="P118"><text:tab/>}</text:p>
      <text:p text:style-name="P118"/>
      <text:p text:style-name="P118"><text:span text:style-name="T60">196</text:span>)<text:tab/>main() </text:p>
      <text:p text:style-name="P118"><text:tab/>{ </text:p>
      <text:p text:style-name="P118"><text:tab/>int a=0,b=0; </text:p>
      <text:p text:style-name="P118"><text:tab/>while(++a&lt;4) </text:p>
      <text:p text:style-name="P118"><text:tab/>printf("%d",a); </text:p>
      <text:p text:style-name="P118"><text:tab/>while(b++&lt;4) </text:p>
      <text:p text:style-name="P118"><text:tab/>printf("%d",b); </text:p>
      <text:p text:style-name="P118"><text:tab/>}</text:p>
      <text:p text:style-name="P118"/>
      <text:p text:style-name="P118"><text:span text:style-name="T60">197</text:span>)<text:tab/>main() </text:p>
      <text:p text:style-name="P118"><text:tab/>{ </text:p>
      <text:p text:style-name="P118"><text:tab/>unsigned char i=255; </text:p>
      <text:p text:style-name="P118"><text:tab/>while(i++!=0); </text:p>
      <text:p text:style-name="P118"><text:tab/>printf("%d",i); </text:p>
      <text:p text:style-name="P118"><text:tab/>}</text:p>
      <text:p text:style-name="P118"/>
      <text:p text:style-name="P118"><text:span text:style-name="T60">198</text:span>)<text:tab/>main() </text:p>
      <text:p text:style-name="P118"><text:tab/>{ </text:p>
      <text:p text:style-name="P118"><text:tab/>unsigned char i=0; </text:p>
      <text:p text:style-name="P118"><text:tab/>for(;i&gt;=0;i++) </text:p>
      <text:p text:style-name="P118"><text:tab/>printf("%d",i); </text:p>
      <text:p text:style-name="P118"><text:tab/>}</text:p>
      <text:p text:style-name="P118"/>
      <text:p text:style-name="P118"><text:span text:style-name="T60">199</text:span>)<text:tab/>main() </text:p>
      <text:p text:style-name="P118"><text:tab/>{ </text:p>
      <text:p text:style-name="P118"><text:tab/>while() </text:p>
      <text:p text:style-name="P118"><text:tab/>printf("hi"); </text:p>
      <text:p text:style-name="P118"><text:tab/>printf("hello"); </text:p>
      <text:p text:style-name="P118"><text:tab/>}</text:p>
      <text:p text:style-name="P118"/>
      <text:p text:style-name="P118"><text:soft-page-break/><text:span text:style-name="T60">200</text:span>)<text:tab/>main() </text:p>
      <text:p text:style-name="P118"><text:tab/>{ </text:p>
      <text:p text:style-name="P118"><text:tab/>do </text:p>
      <text:p text:style-name="P118"><text:tab/>{ </text:p>
      <text:p text:style-name="P118"><text:tab/>printf("hi"); </text:p>
      <text:p text:style-name="P118"><text:tab/>while(0); </text:p>
      <text:p text:style-name="P118"><text:tab/>printf("hello"); </text:p>
      <text:p text:style-name="P118"><text:tab/>} </text:p>
      <text:p text:style-name="P118"><text:tab/>}</text:p>
      <text:p text:style-name="P118"/>
      <text:p text:style-name="P118"><text:span text:style-name="T60">201</text:span>)<text:tab/>main() </text:p>
      <text:p text:style-name="P118"><text:tab/>{ </text:p>
      <text:p text:style-name="P118"><text:tab/>int i=0; </text:p>
      <text:p text:style-name="P118"><text:tab/>do </text:p>
      <text:p text:style-name="P118"><text:tab/>{ </text:p>
      <text:p text:style-name="P118"><text:tab/>i++; </text:p>
      <text:p text:style-name="P118"><text:tab/>printf("hi"); </text:p>
      <text:p text:style-name="P118"><text:tab/>}while(i&lt;3); </text:p>
      <text:p text:style-name="P118"><text:tab/>}</text:p>
      <text:p text:style-name="P118"/>
      <text:p text:style-name="P118"><text:span text:style-name="T60">202</text:span>)<text:tab/>main() </text:p>
      <text:p text:style-name="P118"><text:tab/>{ </text:p>
      <text:p text:style-name="P118"><text:tab/>int i=0; </text:p>
      <text:p text:style-name="P118"><text:tab/>do </text:p>
      <text:p text:style-name="P118"><text:tab/>{ </text:p>
      <text:p text:style-name="P118"><text:tab/>i++; </text:p>
      <text:p text:style-name="P118"><text:tab/>printf("hi"); </text:p>
      <text:p text:style-name="P118"><text:tab/>}while(i=3); </text:p>
      <text:p text:style-name="P118"><text:tab/>}</text:p>
      <text:p text:style-name="P118"/>
      <text:p text:style-name="P118"><text:span text:style-name="T60">203</text:span>)<text:tab/>main() </text:p>
      <text:p text:style-name="P118"><text:tab/>{ </text:p>
      <text:p text:style-name="P118"><text:tab/>int i=0; </text:p>
      <text:p text:style-name="P118"><text:tab/>do </text:p>
      <text:p text:style-name="P118"><text:tab/>{ </text:p>
      <text:p text:style-name="P118"><text:tab/>i++; </text:p>
      <text:p text:style-name="P118"><text:tab/>printf("hi"); </text:p>
      <text:p text:style-name="P118"><text:tab/>}while(!i); </text:p>
      <text:p text:style-name="P118"><text:tab/>}</text:p>
      <text:p text:style-name="P118"/>
      <text:p text:style-name="P118"><text:span text:style-name="T60">204</text:span>)<text:tab/>main() </text:p>
      <text:p text:style-name="P118"><text:tab/>{ </text:p>
      <text:p text:style-name="P118"><text:tab/>int i=2; </text:p>
      <text:p text:style-name="P118"><text:tab/>do </text:p>
      <text:p text:style-name="P118"><text:tab/>{ </text:p>
      <text:p text:style-name="P118"><text:tab/>i=i++; </text:p>
      <text:p text:style-name="P118"><text:tab/>printf("hi"); </text:p>
      <text:p text:style-name="P118"><text:tab/>}while(i&lt;2);; </text:p>
      <text:p text:style-name="P118"><text:tab/>}</text:p>
      <text:p text:style-name="P118"><text:soft-page-break/></text:p>
      <text:p text:style-name="P118"><text:span text:style-name="T60">205</text:span>)<text:tab/>main() </text:p>
      <text:p text:style-name="P118"><text:tab/>{ </text:p>
      <text:p text:style-name="P118"><text:tab/>int i=0; </text:p>
      <text:p text:style-name="P118"><text:tab/>while(++i) <text:s/></text:p>
      <text:p text:style-name="P118"><text:tab/>printf("hi"); </text:p>
      <text:p text:style-name="P118"><text:tab/>}</text:p>
      <text:p text:style-name="P118"/>
      <text:p text:style-name="P118"><text:span text:style-name="T60">206</text:span>)<text:tab/>main() </text:p>
      <text:p text:style-name="P118"><text:tab/>{ </text:p>
      <text:p text:style-name="P118"><text:tab/>int i=0; </text:p>
      <text:p text:style-name="P118"><text:tab/>do </text:p>
      <text:p text:style-name="P118"><text:tab/>{ </text:p>
      <text:p text:style-name="P118"><text:tab/>i++; </text:p>
      <text:p text:style-name="P118"><text:tab/>printf("hi"); </text:p>
      <text:p text:style-name="P118"><text:tab/>}while(i!=0); </text:p>
      <text:p text:style-name="P118"><text:tab/>}</text:p>
      <text:p text:style-name="P118"/>
      <text:p text:style-name="P118"><text:span text:style-name="T60">207</text:span>)main() </text:p>
      <text:p text:style-name="P118"><text:tab/>{ </text:p>
      <text:p text:style-name="P118"><text:tab/>int i=0; </text:p>
      <text:p text:style-name="P118"><text:tab/>do </text:p>
      <text:p text:style-name="P118"><text:tab/>{ </text:p>
      <text:p text:style-name="P118"><text:tab/>i++; </text:p>
      <text:p text:style-name="P118"><text:tab/>printf("hi"); </text:p>
      <text:p text:style-name="P118"><text:tab/>break; </text:p>
      <text:p text:style-name="P118"><text:tab/>}while(i!=0); </text:p>
      <text:p text:style-name="P118"><text:tab/>}</text:p>
      <text:p text:style-name="P120"/>
      <text:p text:style-name="P120"><text:span text:style-name="T100">208</text:span>)<text:tab/>main() </text:p>
      <text:p text:style-name="P120"><text:tab/>{ </text:p>
      <text:p text:style-name="P120"><text:tab/>int i=0; </text:p>
      <text:p text:style-name="P120"><text:tab/>while(i&lt;10) </text:p>
      <text:p text:style-name="P120"><text:tab/>{ </text:p>
      <text:p text:style-name="P120"><text:tab/>i++; </text:p>
      <text:p text:style-name="P120"><text:tab/>while(i&lt;8) </text:p>
      <text:p text:style-name="P120"><text:tab/>{ </text:p>
      <text:p text:style-name="P120"><text:tab/>i++; </text:p>
      <text:p text:style-name="P120"><text:tab/>printf("hi"); </text:p>
      <text:p text:style-name="P120"><text:tab/>} </text:p>
      <text:p text:style-name="P120"><text:tab/>} </text:p>
      <text:p text:style-name="P120"><text:tab/>}</text:p>
      <text:p text:style-name="P120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2<text:span text:style-name="T100">09</text:span>)<text:tab/><text:span text:style-name="T61">main() </text:span></text:p>
      <text:p text:style-name="P122"><text:tab/>{ </text:p>
      <text:p text:style-name="P122"><text:tab/>int i=0; </text:p>
      <text:p text:style-name="P122"><text:tab/>while(i=10) </text:p>
      <text:p text:style-name="P122"><text:tab/>printf("True"); </text:p>
      <text:p text:style-name="P122"><text:tab/>printf("False"); </text:p>
      <text:p text:style-name="P122"><text:tab/>}</text:p>
      <text:p text:style-name="P122"/>
      <text:p text:style-name="P123"><text:span text:style-name="T100">210</text:span>)<text:tab/>main() </text:p>
      <text:p text:style-name="P123"><text:tab/>{ </text:p>
      <text:p text:style-name="P123"><text:tab/>int i=0; </text:p>
      <text:p text:style-name="P123"><text:tab/>while(!i&gt;10); </text:p>
      <text:p text:style-name="P123"><text:tab/>printf("True"); </text:p>
      <text:p text:style-name="P123"><text:tab/>printf("False"); </text:p>
      <text:p text:style-name="P123"><text:tab/>}</text:p>
      <text:p text:style-name="P123"/>
      <text:p text:style-name="P124"><text:span text:style-name="T100">211</text:span>)<text:tab/>main() </text:p>
      <text:p text:style-name="P124"><text:tab/>{ </text:p>
      <text:p text:style-name="P124"><text:tab/>int i=0; </text:p>
      <text:p text:style-name="P124"><text:tab/>printf("hi"); </text:p>
      <text:p text:style-name="P124"><text:tab/>while(!!0) </text:p>
      <text:p text:style-name="P124"><text:tab/>printf("True"); </text:p>
      <text:p text:style-name="P124"><text:tab/>return; </text:p>
      <text:p text:style-name="P124"><text:tab/>printf("False"); </text:p>
      <text:p text:style-name="P124"><text:tab/><text:span text:style-name="T100">}</text:span></text:p>
      <text:p text:style-name="P125"/>
      <text:p text:style-name="P125"><text:span text:style-name="T100">212</text:span>)<text:tab/>main() </text:p>
      <text:p text:style-name="P125"><text:tab/>{ </text:p>
      <text:p text:style-name="P125"><text:tab/>int a=0,i=0,b; </text:p>
      <text:p text:style-name="P125"><text:tab/>for(i=0;i&lt;5;i++) </text:p>
      <text:p text:style-name="P125"><text:tab/>{ </text:p>
      <text:p text:style-name="P125"><text:tab/>a++; </text:p>
      <text:p text:style-name="P125"><text:tab/>continue; </text:p>
      <text:p text:style-name="P125"><text:tab/>} </text:p>
      <text:p text:style-name="P125"><text:tab/>printf("False"); </text:p>
      <text:p text:style-name="P125"><text:tab/>}</text:p>
      <text:p text:style-name="P125"/>
      <text:p text:style-name="P125"><text:span text:style-name="T100">213</text:span>)<text:tab/><text:span text:style-name="T62">main() </text:span></text:p>
      <text:p text:style-name="P126"><text:tab/>{ </text:p>
      <text:p text:style-name="P126"><text:tab/>int a=0,i=0,b; </text:p>
      <text:p text:style-name="P126"><text:tab/>for(i=0;i&lt;5;i++); </text:p>
      <text:p text:style-name="P126"><text:tab/>{ </text:p>
      <text:p text:style-name="P126"><text:tab/>a++; </text:p>
      <text:p text:style-name="P126"><text:tab/>continue; </text:p>
      <text:p text:style-name="P126"><text:tab/>} </text:p>
      <text:p text:style-name="P126"><text:tab/>printf("False"); </text:p>
      <text:p text:style-name="P126"><text:tab/>}</text:p>
      <text:p text:style-name="P126"/>
      <text:p text:style-name="P127"/>
      <text:p text:style-name="P127"><text:soft-page-break/><text:span text:style-name="T100">214</text:span>)<text:tab/>main() </text:p>
      <text:p text:style-name="P127"><text:tab/>{ </text:p>
      <text:p text:style-name="P127"><text:tab/>int a=0,i=0,b; </text:p>
      <text:p text:style-name="P127"><text:tab/>for(i=0;i&lt;5;i--) </text:p>
      <text:p text:style-name="P127"><text:tab/>{ </text:p>
      <text:p text:style-name="P127"><text:tab/>a++; </text:p>
      <text:p text:style-name="P127"><text:tab/>continue; </text:p>
      <text:p text:style-name="P127"><text:tab/>} </text:p>
      <text:p text:style-name="P127"><text:tab/>printf("False"); </text:p>
      <text:p text:style-name="P127"><text:tab/>}</text:p>
      <text:p text:style-name="P127"/>
      <text:p text:style-name="P128"><text:span text:style-name="T100">215</text:span>)<text:tab/><text:span text:style-name="T63">main() </text:span></text:p>
      <text:p text:style-name="P129"><text:tab/>{ </text:p>
      <text:p text:style-name="P129"><text:tab/>int i=0,j=0; </text:p>
      <text:p text:style-name="P129"><text:tab/>for(i=0;i&lt;5;i--) </text:p>
      <text:p text:style-name="P129"><text:tab/>{ </text:p>
      <text:p text:style-name="P129"><text:tab/>for(j=0;j&lt;4;j++) </text:p>
      <text:p text:style-name="P129"><text:tab/>{ </text:p>
      <text:p text:style-name="P129"><text:tab/>if(i&gt;1) </text:p>
      <text:p text:style-name="P129"><text:tab/>continue; </text:p>
      <text:p text:style-name="P129"><text:tab/>printf("hi"); </text:p>
      <text:p text:style-name="P129"><text:tab/>} </text:p>
      <text:p text:style-name="P129"><text:tab/>} </text:p>
      <text:p text:style-name="P129"><text:tab/>}</text:p>
      <text:p text:style-name="P129"/>
      <text:p text:style-name="P129"><text:span text:style-name="T100">216</text:span>)<text:tab/><text:span text:style-name="T64">main() </text:span></text:p>
      <text:p text:style-name="P130"><text:tab/>{ </text:p>
      <text:p text:style-name="P130"><text:tab/>int i=0,j=0; </text:p>
      <text:p text:style-name="P130"><text:tab/>for(i=0;i&lt;2;i++) </text:p>
      <text:p text:style-name="P130"><text:tab/>{ </text:p>
      <text:p text:style-name="P130"><text:tab/>for(j=0;j&lt;1;j++) </text:p>
      <text:p text:style-name="P130"><text:tab/>{ </text:p>
      <text:p text:style-name="P130"><text:tab/>if(i&gt;1) </text:p>
      <text:p text:style-name="P130"><text:tab/>continue; </text:p>
      <text:p text:style-name="P130"><text:tab/>printf("hi"); </text:p>
      <text:p text:style-name="P130"><text:tab/>} </text:p>
      <text:p text:style-name="P130"><text:tab/>} </text:p>
      <text:p text:style-name="P130"><text:tab/>}</text:p>
      <text:p text:style-name="P130"/>
      <text:p text:style-name="P130"><text:span text:style-name="T100">217</text:span>)<text:tab/>main() </text:p>
      <text:p text:style-name="P130"><text:tab/>{ </text:p>
      <text:p text:style-name="P130"><text:tab/>int i=0; </text:p>
      <text:p text:style-name="P130"><text:tab/>while(1) </text:p>
      <text:p text:style-name="P130"><text:tab/>{ </text:p>
      <text:p text:style-name="P130"><text:tab/>if(i==0) </text:p>
      <text:p text:style-name="P130"><text:tab/>printf("hi"); </text:p>
      <text:p text:style-name="P130"><text:tab/>continue; </text:p>
      <text:p text:style-name="P130"><text:tab/>} </text:p>
      <text:p text:style-name="P130"><text:tab/>}</text:p>
      <text:p text:style-name="P130"><text:soft-page-break/></text:p>
      <text:p text:style-name="P130"><text:span text:style-name="T100">218</text:span>)<text:tab/><text:span text:style-name="T65">main() </text:span></text:p>
      <text:p text:style-name="P119"><text:tab/>{ </text:p>
      <text:p text:style-name="P119"><text:tab/>int i=0; </text:p>
      <text:p text:style-name="P119"><text:tab/>while(1); </text:p>
      <text:p text:style-name="P119"><text:tab/>{ </text:p>
      <text:p text:style-name="P119"><text:tab/>if(i==0) </text:p>
      <text:p text:style-name="P119"><text:tab/>printf("hi"); </text:p>
      <text:p text:style-name="P119"><text:tab/>continue; </text:p>
      <text:p text:style-name="P119"><text:tab/>} </text:p>
      <text:p text:style-name="P119"><text:tab/>}</text:p>
      <text:p text:style-name="P119"/>
      <text:p text:style-name="P119"><text:span text:style-name="T100">219</text:span>)<text:tab/><text:span text:style-name="T66">main() </text:span></text:p>
      <text:p text:style-name="P131"><text:tab/>{ </text:p>
      <text:p text:style-name="P131"><text:tab/>int i=0; </text:p>
      <text:p text:style-name="P131"><text:tab/>while(1) </text:p>
      <text:p text:style-name="P131"><text:tab/>{ </text:p>
      <text:p text:style-name="P131"><text:tab/>if(i==0); </text:p>
      <text:p text:style-name="P131"><text:tab/>printf("hi"); </text:p>
      <text:p text:style-name="P131"><text:tab/>break; </text:p>
      <text:p text:style-name="P131"><text:tab/>} </text:p>
      <text:p text:style-name="P131"><text:tab/>}</text:p>
      <text:p text:style-name="P131"/>
      <text:p text:style-name="P131"><text:span text:style-name="T100">220</text:span>)<text:tab/><text:span text:style-name="T67">main() </text:span></text:p>
      <text:p text:style-name="P132"><text:tab/>{ </text:p>
      <text:p text:style-name="P132"><text:tab/>int i=0; </text:p>
      <text:p text:style-name="P132"><text:tab/>while(1) </text:p>
      <text:p text:style-name="P132"><text:tab/>{ </text:p>
      <text:p text:style-name="P132"><text:tab/>if(i==0) </text:p>
      <text:p text:style-name="P132"><text:tab/>continue; </text:p>
      <text:p text:style-name="P132"><text:tab/>printf("hi"); </text:p>
      <text:p text:style-name="P132"><text:tab/>break; </text:p>
      <text:p text:style-name="P132"><text:tab/>} </text:p>
      <text:p text:style-name="P132"><text:tab/>}</text:p>
      <text:p text:style-name="P132"/>
      <text:p text:style-name="P132"><text:span text:style-name="T100">221</text:span>)<text:tab/><text:span text:style-name="T68">main() </text:span></text:p>
      <text:p text:style-name="P133"><text:tab/>{ </text:p>
      <text:p text:style-name="P133"><text:tab/>int i=0; </text:p>
      <text:p text:style-name="P133"><text:tab/>do </text:p>
      <text:p text:style-name="P133"><text:tab/>{ </text:p>
      <text:p text:style-name="P133"><text:tab/>i++; </text:p>
      <text:p text:style-name="P133"><text:tab/>if(i==2) </text:p>
      <text:p text:style-name="P133"><text:tab/>continue; </text:p>
      <text:p text:style-name="P133"><text:tab/>printf("hi"); </text:p>
      <text:p text:style-name="P133"><text:tab/>}while(i&lt;2); </text:p>
      <text:p text:style-name="P133"><text:tab/>printf("i=%d",i); </text:p>
      <text:p text:style-name="P133"><text:tab/>}</text:p>
      <text:p text:style-name="P133"/>
      <text:p text:style-name="P133"/>
      <text:p text:style-name="P133"><text:soft-page-break/><text:span text:style-name="T100">222</text:span>)<text:tab/><text:span text:style-name="T69">main() </text:span></text:p>
      <text:p text:style-name="P134"><text:tab/>{ </text:p>
      <text:p text:style-name="P134"><text:tab/>int i=0; </text:p>
      <text:p text:style-name="P134"><text:tab/>do </text:p>
      <text:p text:style-name="P134"><text:tab/>{ </text:p>
      <text:p text:style-name="P134"><text:tab/>i++; </text:p>
      <text:p text:style-name="P134"><text:tab/>if(i==2) </text:p>
      <text:p text:style-name="P134"><text:tab/>continue; </text:p>
      <text:p text:style-name="P134"><text:tab/>printf("hi"); </text:p>
      <text:p text:style-name="P134"><text:tab/>}while(!i&lt;2); </text:p>
      <text:p text:style-name="P134"><text:tab/>printf("i=%d",i); </text:p>
      <text:p text:style-name="P134"><text:tab/>}</text:p>
      <text:p text:style-name="P134"/>
      <text:p text:style-name="P134"><text:span text:style-name="T100">223</text:span>)<text:tab/>main() </text:p>
      <text:p text:style-name="P134"><text:tab/>{ </text:p>
      <text:p text:style-name="P134"><text:tab/>int i; </text:p>
      <text:p text:style-name="P134"><text:tab/>do </text:p>
      <text:p text:style-name="P134"><text:tab/>{ </text:p>
      <text:p text:style-name="P134"><text:tab/>i++; </text:p>
      <text:p text:style-name="P134"><text:tab/>if(i==2) </text:p>
      <text:p text:style-name="P134"><text:tab/>break; </text:p>
      <text:p text:style-name="P134"><text:tab/>printf("hi"); </text:p>
      <text:p text:style-name="P134"><text:tab/>return; </text:p>
      <text:p text:style-name="P134"><text:tab/>}while(!!1); </text:p>
      <text:p text:style-name="P134"><text:tab/>printf("i=%d",i); </text:p>
      <text:p text:style-name="P134"><text:tab/>}</text:p>
      <text:p text:style-name="P134"/>
      <text:p text:style-name="P134"><text:span text:style-name="T100">224</text:span>)<text:tab/><text:span text:style-name="T70">main() </text:span></text:p>
      <text:p text:style-name="P135"><text:tab/>{ </text:p>
      <text:p text:style-name="P135"><text:tab/>int i=0,j=0; </text:p>
      <text:p text:style-name="P135"><text:tab/>for(i;i&lt;2;i++) </text:p>
      <text:p text:style-name="P135"><text:tab/>{ </text:p>
      <text:p text:style-name="P135"><text:tab/>for(j=0;j&lt;2;j++) </text:p>
      <text:p text:style-name="P135"><text:tab/>{ </text:p>
      <text:p text:style-name="P135"><text:tab/>printf("hi..\n"); </text:p>
      <text:p text:style-name="P135"><text:tab/>break; </text:p>
      <text:p text:style-name="P135"><text:tab/>} </text:p>
      <text:p text:style-name="P135"><text:tab/>printf("hello..\n"); </text:p>
      <text:p text:style-name="P135"><text:tab/>} </text:p>
      <text:p text:style-name="P135"><text:tab/>}</text:p>
      <text:p text:style-name="P135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><text:soft-page-break/><text:span text:style-name="T100">225</text:span>)<text:tab/>main() </text:p>
      <text:p text:style-name="P136"><text:tab/>{ </text:p>
      <text:p text:style-name="P136"><text:tab/>int i=0; </text:p>
      <text:p text:style-name="P136"><text:tab/>while(i&lt;2) </text:p>
      <text:p text:style-name="P136"><text:tab/>{ </text:p>
      <text:p text:style-name="P136"><text:tab/>if(i==1) </text:p>
      <text:p text:style-name="P136"><text:tab/>break; </text:p>
      <text:p text:style-name="P136"><text:tab/>i++; </text:p>
      <text:p text:style-name="P136"><text:tab/>if(i==1) </text:p>
      <text:p text:style-name="P136"><text:tab/>continue; </text:p>
      <text:p text:style-name="P136"><text:tab/>printf("hi..\n"); </text:p>
      <text:p text:style-name="P136"><text:tab/>} </text:p>
      <text:p text:style-name="P136"><text:tab/>printf("hello..\n"); </text:p>
      <text:p text:style-name="P136"><text:tab/>}</text:p>
      <text:p text:style-name="P135"/>
      <text:p text:style-name="P137"><text:span text:style-name="T100">226</text:span>)<text:tab/>main() </text:p>
      <text:p text:style-name="P137"><text:tab/>{ </text:p>
      <text:p text:style-name="P137"><text:tab/>int i=0; </text:p>
      <text:p text:style-name="P137"><text:tab/>while(i!=2) </text:p>
      <text:p text:style-name="P137"><text:tab/>{ </text:p>
      <text:p text:style-name="P137"><text:tab/>printf("exit"); </text:p>
      <text:p text:style-name="P137"><text:tab/>if(i==1); </text:p>
      <text:p text:style-name="P137"><text:tab/>break; </text:p>
      <text:p text:style-name="P137"><text:tab/>i++; </text:p>
      <text:p text:style-name="P137"><text:tab/>if(i==1); </text:p>
      <text:p text:style-name="P137"><text:tab/>continue; </text:p>
      <text:p text:style-name="P137"><text:tab/>printf("hi..\n"); </text:p>
      <text:p text:style-name="P137"><text:tab/>} </text:p>
      <text:p text:style-name="P137"><text:tab/>printf("hello..\n"); </text:p>
      <text:p text:style-name="P137"><text:tab/>}</text:p>
      <text:p text:style-name="P135"/>
      <text:p text:style-name="P137">2<text:span text:style-name="T100">27</text:span>)<text:tab/>main() </text:p>
      <text:p text:style-name="P138"><text:tab/>{ </text:p>
      <text:p text:style-name="P138"><text:tab/>int i=0; </text:p>
      <text:p text:style-name="P138"><text:tab/>while(i==2); </text:p>
      <text:p text:style-name="P138"><text:tab/>{ </text:p>
      <text:p text:style-name="P138"><text:tab/>printf("exit"); </text:p>
      <text:p text:style-name="P138"><text:tab/>if(i==1); </text:p>
      <text:p text:style-name="P138"><text:tab/>break; </text:p>
      <text:p text:style-name="P138"><text:tab/>i++; </text:p>
      <text:p text:style-name="P138"><text:tab/>if(i==1); </text:p>
      <text:p text:style-name="P138"><text:tab/>continue; </text:p>
      <text:p text:style-name="P138"><text:tab/>printf("hi..\n"); </text:p>
      <text:p text:style-name="P138"><text:tab/>} </text:p>
      <text:p text:style-name="P138"><text:tab/>printf("hello..\n"); </text:p>
      <text:p text:style-name="P138"><text:tab/>} </text:p>
      <text:p text:style-name="P135"/>
      <text:p text:style-name="P138"/>
      <text:p text:style-name="P138"/>
      <text:p text:style-name="P138"><text:soft-page-break/>2<text:span text:style-name="T100">28</text:span>)<text:tab/>main() </text:p>
      <text:p text:style-name="P139"><text:tab/>{ </text:p>
      <text:p text:style-name="P139"><text:tab/>int i=0; </text:p>
      <text:p text:style-name="P139"><text:tab/>char c='a'; </text:p>
      <text:p text:style-name="P139"><text:tab/>while(i&lt;2) </text:p>
      <text:p text:style-name="P139"><text:tab/>{ </text:p>
      <text:p text:style-name="P139"><text:tab/>i++; </text:p>
      <text:p text:style-name="P139"><text:tab/>switch(c) </text:p>
      <text:p text:style-name="P139"><text:tab/>{ </text:p>
      <text:p text:style-name="P139"><text:tab/>case 'a':printf("%c ",c);break;break; </text:p>
      <text:p text:style-name="P139"><text:tab/>} </text:p>
      <text:p text:style-name="P139"><text:tab/>} </text:p>
      <text:p text:style-name="P139"><text:tab/>printf("exit"); </text:p>
      <text:p text:style-name="P139"><text:tab/>} </text:p>
      <text:p text:style-name="P135"/>
      <text:p text:style-name="P139">22<text:span text:style-name="T100">9</text:span>)<text:span text:style-name="T71"><text:tab/>main() </text:span></text:p>
      <text:p text:style-name="P140"><text:tab/>{ </text:p>
      <text:p text:style-name="P140"><text:tab/>int i=0; </text:p>
      <text:p text:style-name="P140"><text:tab/>char c='a'; </text:p>
      <text:p text:style-name="P140"><text:tab/>while(i&lt;2); </text:p>
      <text:p text:style-name="P140"><text:tab/>{ </text:p>
      <text:p text:style-name="P140"><text:tab/>i++; </text:p>
      <text:p text:style-name="P140"><text:tab/>switch(c) </text:p>
      <text:p text:style-name="P140"><text:tab/>{ </text:p>
      <text:p text:style-name="P140"><text:tab/>case 'a':printf("%c ",c);break;break; </text:p>
      <text:p text:style-name="P140"><text:tab/>} </text:p>
      <text:p text:style-name="P140"><text:tab/>} </text:p>
      <text:p text:style-name="P140"><text:tab/>printf("exit"); </text:p>
      <text:p text:style-name="P140"><text:tab/>} </text:p>
      <text:p text:style-name="P140"/>
      <text:p text:style-name="P140">23<text:span text:style-name="T100">0</text:span>)<text:span text:style-name="T72"><text:tab/>main() </text:span></text:p>
      <text:p text:style-name="P141"><text:tab/>{ </text:p>
      <text:p text:style-name="P141"><text:tab/>int i=0; </text:p>
      <text:p text:style-name="P141"><text:tab/>char c='a'; </text:p>
      <text:p text:style-name="P141"><text:tab/>while(i&gt;2) </text:p>
      <text:p text:style-name="P141"><text:tab/>{ </text:p>
      <text:p text:style-name="P141"><text:tab/>i++; </text:p>
      <text:p text:style-name="P141"><text:tab/>switch(c) </text:p>
      <text:p text:style-name="P141"><text:tab/>{ </text:p>
      <text:p text:style-name="P141"><text:tab/>case 'a':printf("%c ",c);break;break; </text:p>
      <text:p text:style-name="P141"><text:tab/>} </text:p>
      <text:p text:style-name="P141"><text:tab/>} </text:p>
      <text:p text:style-name="P141"><text:tab/>printf("exit"); </text:p>
      <text:p text:style-name="P141"><text:tab/>} </text:p>
      <text:p text:style-name="P141"/>
      <text:p text:style-name="P141"/>
      <text:p text:style-name="P141"/>
      <text:p text:style-name="P141"/>
      <text:p text:style-name="P141"/>
      <text:p text:style-name="P141"><text:soft-page-break/>2<text:span text:style-name="T100">31</text:span>)<text:span text:style-name="T73"><text:tab/>main() </text:span></text:p>
      <text:p text:style-name="P142"><text:tab/>{ </text:p>
      <text:p text:style-name="P142"><text:tab/>printf("hi"); </text:p>
      <text:p text:style-name="P142"><text:tab/>continue; </text:p>
      <text:p text:style-name="P142"><text:tab/>printf("hello"); </text:p>
      <text:p text:style-name="P142"><text:tab/>}</text:p>
      <text:p text:style-name="P142"/>
      <text:p text:style-name="P142">2<text:span text:style-name="T100">32</text:span>)<text:span text:style-name="T74"><text:tab/>main() </text:span></text:p>
      <text:p text:style-name="P143"><text:tab/>{ </text:p>
      <text:p text:style-name="P143"><text:tab/>short int i; </text:p>
      <text:p text:style-name="P143"><text:tab/>for(i=1;i&gt;=0;i++) </text:p>
      <text:p text:style-name="P143"><text:tab/>printf("%d",i); </text:p>
      <text:p text:style-name="P143"><text:tab/>}</text:p>
      <text:p text:style-name="P143"/>
      <text:p text:style-name="P143">2<text:span text:style-name="T100">33</text:span>)<text:span text:style-name="T75"><text:tab/>main() </text:span></text:p>
      <text:p text:style-name="P144"><text:tab/>{ </text:p>
      <text:p text:style-name="P144"><text:tab/>int k=0; </text:p>
      <text:p text:style-name="P144"><text:tab/>for(k) </text:p>
      <text:p text:style-name="P144"><text:tab/>printf("hello"); </text:p>
      <text:p text:style-name="P144"><text:tab/>}</text:p>
      <text:p text:style-name="P144"/>
      <text:p text:style-name="P144">2<text:span text:style-name="T100">34</text:span>)<text:span text:style-name="T76"><text:tab/>main() </text:span></text:p>
      <text:p text:style-name="P145"><text:tab/>{ </text:p>
      <text:p text:style-name="P145"><text:tab/>double k=0; </text:p>
      <text:p text:style-name="P145"><text:tab/>for(k=0.0;k&lt;3.0;k++) </text:p>
      <text:p text:style-name="P145"><text:tab/>printf("hello"); </text:p>
      <text:p text:style-name="P145"><text:tab/>}</text:p>
      <text:p text:style-name="P145"/>
      <text:p text:style-name="P145">2<text:span text:style-name="T100">35</text:span>)<text:span text:style-name="T77"><text:tab/>main() </text:span></text:p>
      <text:p text:style-name="P146"><text:tab/>{ </text:p>
      <text:p text:style-name="P146"><text:tab/>double k=0; </text:p>
      <text:p text:style-name="P146"><text:tab/>for(k=0.0;k&lt;1.0;k++) </text:p>
      <text:p text:style-name="P146"><text:tab/>printf("%lf",k); </text:p>
      <text:p text:style-name="P146"><text:tab/>}</text:p>
      <text:p text:style-name="P146"/>
      <text:p text:style-name="P147">2<text:span text:style-name="T100">36</text:span>)<text:span text:style-name="T78"><text:tab/>main() </text:span></text:p>
      <text:p text:style-name="P148"><text:tab/>{ </text:p>
      <text:p text:style-name="P148"><text:tab/>int k; </text:p>
      <text:p text:style-name="P148"><text:tab/>for(k=-3;k&lt;-5;k++) </text:p>
      <text:p text:style-name="P148"><text:tab/>printf("hi"); </text:p>
      <text:p text:style-name="P148"><text:tab/>printf("hello"); </text:p>
      <text:p text:style-name="P148"><text:tab/>}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text:soft-page-break/><text:span text:style-name="T100">237</text:span>)<text:span text:style-name="T79"><text:tab/>main() </text:span></text:p>
      <text:p text:style-name="P149"><text:tab/>{ </text:p>
      <text:p text:style-name="P149"><text:tab/>int k; </text:p>
      <text:p text:style-name="P149"><text:tab/>for(k=-3;k&lt;-5;k++); </text:p>
      <text:p text:style-name="P149"><text:tab/>printf("hi"); </text:p>
      <text:p text:style-name="P149"><text:tab/>printf("hello"); </text:p>
      <text:p text:style-name="P149"><text:tab/>}</text:p>
      <text:p text:style-name="P149"/>
      <text:p text:style-name="P149"><text:span text:style-name="T100">238</text:span>)<text:span text:style-name="T80"><text:tab/>main() </text:span></text:p>
      <text:p text:style-name="P150"><text:tab/>{ </text:p>
      <text:p text:style-name="P150"><text:tab/>int k=0; </text:p>
      <text:p text:style-name="P150"><text:tab/>for(;;;); </text:p>
      <text:p text:style-name="P150"><text:tab/>printf("hi"); </text:p>
      <text:p text:style-name="P150"><text:tab/>printf("hello"); </text:p>
      <text:p text:style-name="P150"><text:tab/>}</text:p>
      <text:p text:style-name="P150"/>
      <text:p text:style-name="P150"><text:span text:style-name="T100">239</text:span>)<text:span text:style-name="T81"><text:tab/>main() </text:span></text:p>
      <text:p text:style-name="P151"><text:tab/>{ </text:p>
      <text:p text:style-name="P151"><text:tab/>int k=0; </text:p>
      <text:p text:style-name="P151"><text:tab/>for(k++;k==1;k=2); </text:p>
      <text:p text:style-name="P151"><text:tab/>printf("hi"); </text:p>
      <text:p text:style-name="P151"><text:tab/>printf("hello"); </text:p>
      <text:p text:style-name="P151"><text:tab/>}</text:p>
      <text:p text:style-name="P151"/>
      <text:p text:style-name="P152"><text:span text:style-name="T100">240</text:span>)<text:span text:style-name="T82"><text:tab/>main() </text:span></text:p>
      <text:p text:style-name="P153"><text:tab/>{ </text:p>
      <text:p text:style-name="P153"><text:tab/>int k=0; </text:p>
      <text:p text:style-name="P153"><text:tab/>printf("nothing..\n"); </text:p>
      <text:p text:style-name="P153"><text:tab/>for(k++;k==1;k=2) </text:p>
      <text:p text:style-name="P153"><text:tab/>return; </text:p>
      <text:p text:style-name="P153"><text:tab/>printf("hi"); </text:p>
      <text:p text:style-name="P153"><text:tab/>printf("hello"); </text:p>
      <text:p text:style-name="P153"><text:tab/>}</text:p>
      <text:p text:style-name="P153"/>
      <text:p text:style-name="P153"><text:span text:style-name="T100">241</text:span>)<text:span text:style-name="T83"><text:tab/>main() </text:span></text:p>
      <text:p text:style-name="P154"><text:tab/>{ </text:p>
      <text:p text:style-name="P154"><text:tab/>int k=0; </text:p>
      <text:p text:style-name="P154"><text:tab/>printf("nothing..\n"); </text:p>
      <text:p text:style-name="P154"><text:tab/>for(k++;!k==1;k=2) </text:p>
      <text:p text:style-name="P154"><text:tab/>return; </text:p>
      <text:p text:style-name="P154"><text:tab/>printf("hi"); </text:p>
      <text:p text:style-name="P154"><text:tab/>printf("hello"); </text:p>
      <text:p text:style-name="P154"><text:tab/>}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<text:span text:style-name="T100">242</text:span>)<text:span text:style-name="T84"><text:tab/>main() </text:span></text:p>
      <text:p text:style-name="P155"><text:tab/>{ </text:p>
      <text:p text:style-name="P155"><text:tab/>printf("%d",k); </text:p>
      <text:p text:style-name="P155"><text:tab/>int k=0; </text:p>
      <text:p text:style-name="P155"><text:tab/>return; </text:p>
      <text:p text:style-name="P155"><text:tab/>printf("nothing..\n"); </text:p>
      <text:p text:style-name="P155"><text:tab/>for(k++;!k==1;k=2) </text:p>
      <text:p text:style-name="P155"><text:tab/>return; </text:p>
      <text:p text:style-name="P155"><text:tab/>printf("hi"); </text:p>
      <text:p text:style-name="P155"><text:tab/>return; </text:p>
      <text:p text:style-name="P155"><text:tab/>printf("hello"); </text:p>
      <text:p text:style-name="P155"><text:tab/>}</text:p>
      <text:p text:style-name="P155"/>
      <text:p text:style-name="P155"><text:span text:style-name="T100">243</text:span>)<text:span text:style-name="T85"><text:tab/>main() </text:span></text:p>
      <text:p text:style-name="P156"><text:tab/>{ </text:p>
      <text:p text:style-name="P156"><text:tab/>int k=0; </text:p>
      <text:p text:style-name="P156"><text:tab/>printf("%d",k++); </text:p>
      <text:p text:style-name="P156"><text:tab/>return; </text:p>
      <text:p text:style-name="P156"><text:tab/>printf("nothing..\n"); </text:p>
      <text:p text:style-name="P156"><text:tab/>for(;) </text:p>
      <text:p text:style-name="P156"><text:tab/>return; </text:p>
      <text:p text:style-name="P156"><text:tab/>printf("hi"); </text:p>
      <text:p text:style-name="P156"><text:tab/>return; </text:p>
      <text:p text:style-name="P156"><text:tab/>printf("hello"); </text:p>
      <text:p text:style-name="P156"><text:tab/>}</text:p>
      <text:p text:style-name="P156"/>
      <text:p text:style-name="P156"><text:span text:style-name="T100">244</text:span>)<text:span text:style-name="T86"><text:tab/>main() </text:span></text:p>
      <text:p text:style-name="P157"><text:tab/>{ </text:p>
      <text:p text:style-name="P157"><text:tab/>int k=0; </text:p>
      <text:p text:style-name="P157"><text:tab/>for(;;) </text:p>
      <text:p text:style-name="P157"><text:tab/>printf("%d",k++); </text:p>
      <text:p text:style-name="P157"><text:tab/>return; </text:p>
      <text:p text:style-name="P157"><text:tab/>printf("nothing..\n"); </text:p>
      <text:p text:style-name="P157"><text:tab/>for(;;) </text:p>
      <text:p text:style-name="P157"><text:tab/>return; </text:p>
      <text:p text:style-name="P157"><text:tab/>printf("hi"); </text:p>
      <text:p text:style-name="P157"><text:tab/>return; </text:p>
      <text:p text:style-name="P157"><text:tab/>printf("hello"); </text:p>
      <text:p text:style-name="P157"><text:tab/>}</text:p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><text:soft-page-break/><text:span text:style-name="T100">245</text:span>)<text:span text:style-name="T87"><text:tab/>main() </text:span></text:p>
      <text:p text:style-name="P158"><text:tab/>{ </text:p>
      <text:p text:style-name="P158"><text:tab/>int k=0; </text:p>
      <text:p text:style-name="P158"><text:tab/>for(;k=0;) </text:p>
      <text:p text:style-name="P158"><text:tab/>printf("%d",++k++); </text:p>
      <text:p text:style-name="P158"><text:tab/>return; </text:p>
      <text:p text:style-name="P158"><text:tab/>printf("nothing..\n"); </text:p>
      <text:p text:style-name="P158"><text:tab/>for(;k!=0;) </text:p>
      <text:p text:style-name="P158"><text:tab/>return; </text:p>
      <text:p text:style-name="P158"><text:tab/>printf("hi"); </text:p>
      <text:p text:style-name="P158"><text:tab/>return; </text:p>
      <text:p text:style-name="P158"><text:tab/>printf("hello"); </text:p>
      <text:p text:style-name="P158"><text:tab/>}</text:p>
      <text:p text:style-name="P158"/>
      <text:p text:style-name="P158"><text:span text:style-name="T100">246</text:span>)<text:span text:style-name="T88"><text:tab/>main() </text:span></text:p>
      <text:p text:style-name="P159"><text:tab/>{ </text:p>
      <text:p text:style-name="P159"><text:tab/>printf("empty"); </text:p>
      <text:p text:style-name="P159"><text:tab/>int k=0; </text:p>
      <text:p text:style-name="P159"><text:tab/>for(;k=0;) </text:p>
      <text:p text:style-name="P159"><text:tab/>printf("%d",k); </text:p>
      <text:p text:style-name="P159"><text:tab/>return; </text:p>
      <text:p text:style-name="P159"><text:tab/>printf("nothing..\n"); </text:p>
      <text:p text:style-name="P159"><text:tab/>for(;k=0;) </text:p>
      <text:p text:style-name="P159"><text:tab/>return; </text:p>
      <text:p text:style-name="P159"><text:tab/>printf("hi"); </text:p>
      <text:p text:style-name="P159"><text:tab/>return; </text:p>
      <text:p text:style-name="P159"><text:tab/>printf("hello"); </text:p>
      <text:p text:style-name="P159"><text:tab/>}</text:p>
      <text:p text:style-name="P159"/>
      <text:p text:style-name="P159"><text:span text:style-name="T100">247</text:span>)<text:span text:style-name="T89"><text:tab/>main() </text:span></text:p>
      <text:p text:style-name="P160"><text:tab/>{ </text:p>
      <text:p text:style-name="P160"><text:tab/>printf("empty"); </text:p>
      <text:p text:style-name="P160"><text:tab/>int k=0; </text:p>
      <text:p text:style-name="P160"><text:tab/>for(int k;k=0;) </text:p>
      <text:p text:style-name="P160"><text:tab/>printf("%d",k); </text:p>
      <text:p text:style-name="P160"><text:tab/>return; </text:p>
      <text:p text:style-name="P160"><text:tab/>printf("nothing..\n"); </text:p>
      <text:p text:style-name="P160"><text:tab/>for(;k=0;) </text:p>
      <text:p text:style-name="P160"><text:tab/>return; </text:p>
      <text:p text:style-name="P160"><text:tab/>printf("hi"); </text:p>
      <text:p text:style-name="P160"><text:tab/>return; </text:p>
      <text:p text:style-name="P160"><text:tab/>printf("hello"); </text:p>
      <text:p text:style-name="P160"><text:tab/>}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><text:soft-page-break/><text:span text:style-name="T100">248</text:span>)<text:span text:style-name="T90"><text:tab/>main() </text:span></text:p>
      <text:p text:style-name="P161"><text:tab/>{ </text:p>
      <text:p text:style-name="P161"><text:tab/>for(int i=0;i&lt;1;i++) </text:p>
      <text:p text:style-name="P161"><text:tab/><text:tab/>printf("exit"); </text:p>
      <text:p text:style-name="P161"><text:tab/>}</text:p>
      <text:p text:style-name="P161"/>
      <text:p text:style-name="P161"><text:span text:style-name="T100">249</text:span>)<text:span text:style-name="T91"><text:tab/>main() </text:span></text:p>
      <text:p text:style-name="P162"><text:tab/>{ </text:p>
      <text:p text:style-name="P162"><text:tab/>int i=1024; </text:p>
      <text:p text:style-name="P162"><text:tab/>for(;i;i&gt;&gt;=1) </text:p>
      <text:p text:style-name="P162"><text:tab/><text:tab/>printf("exit\n"); </text:p>
      <text:p text:style-name="P162"><text:tab/>}</text:p>
      <text:p text:style-name="P162"/>
      <text:p text:style-name="P162"><text:span text:style-name="T100">250</text:span>)<text:span text:style-name="T92"><text:tab/>main() </text:span></text:p>
      <text:p text:style-name="P163"><text:tab/>{ </text:p>
      <text:p text:style-name="P163"><text:tab/>int n; </text:p>
      <text:p text:style-name="P163"><text:tab/>for(n=9;n!=0;n--) </text:p>
      <text:p text:style-name="P163"><text:tab/><text:tab/>printf("n=%d\n",n--); </text:p>
      <text:p text:style-name="P163"><text:tab/>}</text:p>
      <text:p text:style-name="P163"/>
      <text:p text:style-name="P163"><text:span text:style-name="T100">251</text:span>)<text:span text:style-name="T93"><text:tab/>main() </text:span></text:p>
      <text:p text:style-name="P164"><text:tab/>{ </text:p>
      <text:p text:style-name="P164"><text:tab/>int c=5,no=10; </text:p>
      <text:p text:style-name="P164"><text:tab/>do </text:p>
      <text:p text:style-name="P164"><text:tab/>{ </text:p>
      <text:p text:style-name="P164"><text:tab/>no/=c; </text:p>
      <text:p text:style-name="P164"><text:tab/>}while(c--); </text:p>
      <text:p text:style-name="P164"><text:tab/>printf("%d\n",no); </text:p>
      <text:p text:style-name="P164"><text:tab/>}</text:p>
      <text:p text:style-name="P164"/>
      <text:p text:style-name="P164"><text:span text:style-name="T100">252</text:span>)<text:span text:style-name="T94"><text:tab/>main() </text:span></text:p>
      <text:p text:style-name="P165"><text:tab/>{ </text:p>
      <text:p text:style-name="P165"><text:tab/>int i=0; </text:p>
      <text:p text:style-name="P165"><text:tab/>for(i=0;i&lt;20;i++) </text:p>
      <text:p text:style-name="P165"><text:tab/>{ </text:p>
      <text:p text:style-name="P165"><text:tab/>switch(i) </text:p>
      <text:p text:style-name="P165"><text:tab/>{ </text:p>
      <text:p text:style-name="P165"><text:tab/>case 0:i+=5; </text:p>
      <text:p text:style-name="P165"><text:tab/>case 1:i+=2; </text:p>
      <text:p text:style-name="P165"><text:tab/>case 5:i+=5; </text:p>
      <text:p text:style-name="P165"><text:tab/>default:i+=4;break; </text:p>
      <text:p text:style-name="P165"><text:tab/>} </text:p>
      <text:p text:style-name="P165"><text:tab/>printf("%d",i); </text:p>
      <text:p text:style-name="P165"><text:tab/>} </text:p>
      <text:p text:style-name="P165"><text:tab/>}</text:p>
      <text:p text:style-name="P165"/>
      <text:p text:style-name="P165"/>
      <text:p text:style-name="P165"/>
      <text:p text:style-name="P165"/>
      <text:p text:style-name="P165"><text:soft-page-break/><text:span text:style-name="T100">253</text:span>)<text:span text:style-name="T95"><text:tab/>main() </text:span></text:p>
      <text:p text:style-name="P166"><text:tab/>{ </text:p>
      <text:p text:style-name="P166"><text:tab/>int i=0; </text:p>
      <text:p text:style-name="P166"><text:tab/>for(printf("first");i&lt;2) </text:p>
      <text:p text:style-name="P166"><text:tab/>{ </text:p>
      <text:p text:style-name="P166"><text:tab/>printf("exit"); </text:p>
      <text:p text:style-name="P166"><text:tab/>} </text:p>
      <text:p text:style-name="P166"><text:tab/>}</text:p>
      <text:p text:style-name="P166"/>
      <text:p text:style-name="P166"><text:span text:style-name="T100">254</text:span>)<text:span text:style-name="T96"><text:tab/>main() </text:span></text:p>
      <text:p text:style-name="P167"><text:tab/>{ </text:p>
      <text:p text:style-name="P167"><text:tab/>int i=0; </text:p>
      <text:p text:style-name="P167"><text:tab/>for(i=1;i!=10;i+=2) </text:p>
      <text:p text:style-name="P167"><text:tab/>{ </text:p>
      <text:p text:style-name="P167"><text:tab/>printf("exit"); </text:p>
      <text:p text:style-name="P167"><text:tab/>} </text:p>
      <text:p text:style-name="P167"><text:tab/>}</text:p>
      <text:p text:style-name="P167"/>
      <text:p text:style-name="P167"><text:span text:style-name="T100">255</text:span>)<text:span text:style-name="T97"><text:tab/>main() </text:span></text:p>
      <text:p text:style-name="P168"><text:tab/>{ </text:p>
      <text:p text:style-name="P168"><text:tab/>int i=-5; </text:p>
      <text:p text:style-name="P168"><text:tab/>while(i&lt;=5) </text:p>
      <text:p text:style-name="P168"><text:tab/>{ </text:p>
      <text:p text:style-name="P168"><text:tab/>if(i&gt;=0) </text:p>
      <text:p text:style-name="P168"><text:tab/>break; </text:p>
      <text:p text:style-name="P168"><text:tab/>else </text:p>
      <text:p text:style-name="P168"><text:tab/>{ </text:p>
      <text:p text:style-name="P168"><text:tab/>i++; </text:p>
      <text:p text:style-name="P168"><text:tab/>continue; </text:p>
      <text:p text:style-name="P168"><text:tab/>} </text:p>
      <text:p text:style-name="P168"><text:tab/>printf("hello"); </text:p>
      <text:p text:style-name="P168"><text:tab/>} </text:p>
      <text:p text:style-name="P168"><text:tab/>printf("nothing"); </text:p>
      <text:p text:style-name="P168"><text:tab/>}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><text:soft-page-break/><text:span text:style-name="T100">256</text:span>)<text:span text:style-name="T98"><text:tab/>main() </text:span></text:p>
      <text:p text:style-name="P169"><text:tab/>{ </text:p>
      <text:p text:style-name="P169"><text:tab/>int i=-5; </text:p>
      <text:p text:style-name="P169"><text:tab/>while(i&lt;=5); </text:p>
      <text:p text:style-name="P169"><text:tab/>{ </text:p>
      <text:p text:style-name="P169"><text:tab/>if(i&gt;=0) </text:p>
      <text:p text:style-name="P169"><text:tab/>break; </text:p>
      <text:p text:style-name="P169"><text:tab/>else </text:p>
      <text:p text:style-name="P169"><text:tab/>{ </text:p>
      <text:p text:style-name="P169"><text:tab/>i++; </text:p>
      <text:p text:style-name="P169"><text:tab/>continue; </text:p>
      <text:p text:style-name="P169"><text:tab/>} </text:p>
      <text:p text:style-name="P169"><text:tab/>printf("hello"); </text:p>
      <text:p text:style-name="P169"><text:tab/>} </text:p>
      <text:p text:style-name="P169"><text:tab/>printf("nothing"); </text:p>
      <text:p text:style-name="P169"><text:tab/>}</text:p>
      <text:p text:style-name="P169"/>
      <text:p text:style-name="P169"><text:span text:style-name="T100">2</text:span>5<text:span text:style-name="T100">7</text:span>)<text:span text:style-name="T99"><text:tab/>main() </text:span></text:p>
      <text:p text:style-name="P170"><text:tab/>{ </text:p>
      <text:p text:style-name="P170"><text:tab/>int i=-5; </text:p>
      <text:p text:style-name="P170"><text:tab/>while(1) </text:p>
      <text:p text:style-name="P170"><text:tab/>{ </text:p>
      <text:p text:style-name="P170"><text:tab/>if(i&gt;=0) </text:p>
      <text:p text:style-name="P170"><text:tab/>break; </text:p>
      <text:p text:style-name="P170"><text:tab/>else </text:p>
      <text:p text:style-name="P170"><text:tab/>{ </text:p>
      <text:p text:style-name="P170"><text:tab/>i++; </text:p>
      <text:p text:style-name="P170"><text:tab/>continue; </text:p>
      <text:p text:style-name="P170"><text:tab/>} </text:p>
      <text:p text:style-name="P170"><text:tab/>printf("hello"); </text:p>
      <text:p text:style-name="P170"><text:tab/>} printf("nothing"); </text:p>
      <text:p text:style-name="P170"><text:tab/>}</text:p>
      <text:p text:style-name="P170"/>
      <text:p text:style-name="P171"><text:span text:style-name="T151">258</text:span>)<text:span text:style-name="T101"><text:tab/>main() </text:span></text:p>
      <text:p text:style-name="P172"><text:tab/>{ </text:p>
      <text:p text:style-name="P172"><text:tab/><text:tab/>int i=5; </text:p>
      <text:p text:style-name="P172"><text:tab/><text:tab/>while(i&lt;=5) </text:p>
      <text:p text:style-name="P172"><text:tab/><text:tab/>{ </text:p>
      <text:p text:style-name="P172"><text:tab/><text:tab/><text:tab/>if(i&gt;=0) </text:p>
      <text:p text:style-name="P172"><text:tab/><text:tab/><text:tab/><text:tab/>break; </text:p>
      <text:p text:style-name="P172"><text:tab/><text:tab/><text:tab/>else </text:p>
      <text:p text:style-name="P172"><text:tab/><text:tab/><text:tab/>{ </text:p>
      <text:p text:style-name="P172"><text:tab/><text:tab/><text:tab/><text:tab/>i++; </text:p>
      <text:p text:style-name="P172"><text:tab/><text:tab/><text:tab/><text:tab/>continue; </text:p>
      <text:p text:style-name="P172"><text:tab/><text:tab/><text:tab/>} </text:p>
      <text:p text:style-name="P172"><text:tab/><text:tab/><text:tab/>printf("hi"); </text:p>
      <text:p text:style-name="P172"><text:tab/><text:tab/>} </text:p>
      <text:p text:style-name="P172"><text:tab/><text:tab/>printf("hello"); </text:p>
      <text:p text:style-name="P172"><text:tab/>}</text:p>
      <text:p text:style-name="P172"><text:soft-page-break/></text:p>
      <text:p text:style-name="P172">2<text:span text:style-name="T151">59</text:span>)<text:span text:style-name="T102"><text:tab/>main() </text:span></text:p>
      <text:p text:style-name="P173"><text:tab/>{ </text:p>
      <text:p text:style-name="P173"><text:tab/><text:tab/>int i=3; </text:p>
      <text:p text:style-name="P173"><text:tab/><text:tab/>while(i--) </text:p>
      <text:p text:style-name="P173"><text:tab/><text:tab/>{ </text:p>
      <text:p text:style-name="P173"><text:tab/><text:tab/><text:tab/>int i=100; </text:p>
      <text:p text:style-name="P173"><text:tab/><text:tab/><text:tab/>i--; </text:p>
      <text:p text:style-name="P173"><text:tab/><text:tab/><text:tab/>printf("%d",i); </text:p>
      <text:p text:style-name="P173"><text:tab/><text:tab/>} </text:p>
      <text:p text:style-name="P173"><text:tab/> </text:p>
      <text:p text:style-name="P173"><text:tab/>}</text:p>
      <text:p text:style-name="P173"/>
      <text:p text:style-name="P173"><text:span text:style-name="T151">260</text:span>)<text:span text:style-name="T103"><text:tab/>main() </text:span></text:p>
      <text:p text:style-name="P174"><text:tab/>{ </text:p>
      <text:p text:style-name="P174"><text:tab/><text:tab/>int i=1,j; </text:p>
      <text:p text:style-name="P174"><text:tab/><text:tab/>for(;;) </text:p>
      <text:p text:style-name="P174"><text:tab/><text:tab/>{ </text:p>
      <text:p text:style-name="P174"><text:tab/><text:tab/><text:tab/>if(i) </text:p>
      <text:p text:style-name="P174"><text:tab/><text:tab/><text:tab/>j=--i; </text:p>
      <text:p text:style-name="P174"><text:tab/><text:tab/><text:tab/>if(j&lt;10) </text:p>
      <text:p text:style-name="P174"><text:tab/><text:tab/><text:tab/>printf("hi"); </text:p>
      <text:p text:style-name="P174"><text:tab/><text:tab/><text:tab/>else </text:p>
      <text:p text:style-name="P174"><text:tab/><text:tab/><text:tab/>break; </text:p>
      <text:p text:style-name="P174"><text:tab/><text:tab/>} </text:p>
      <text:p text:style-name="P174"><text:tab/> </text:p>
      <text:p text:style-name="P174"><text:tab/>}</text:p>
      <text:p text:style-name="P174"/>
      <text:p text:style-name="P174"><text:span text:style-name="T151">261</text:span>)<text:span text:style-name="T104"><text:tab/>main() </text:span></text:p>
      <text:p text:style-name="P175"><text:tab/>{ </text:p>
      <text:p text:style-name="P175"><text:tab/><text:tab/>int j=0; </text:p>
      <text:p text:style-name="P175"><text:tab/><text:tab/>for(;j&lt;10;) </text:p>
      <text:p text:style-name="P175"><text:tab/><text:tab/>{ </text:p>
      <text:p text:style-name="P175"><text:tab/><text:tab/><text:tab/>if(j&lt;10) </text:p>
      <text:p text:style-name="P175"><text:tab/><text:tab/><text:tab/>printf("hello"); </text:p>
      <text:p text:style-name="P175"><text:tab/><text:tab/><text:tab/>else </text:p>
      <text:p text:style-name="P175"><text:tab/><text:tab/><text:tab/>continue; </text:p>
      <text:p text:style-name="P175"><text:tab/><text:tab/><text:tab/>printf("hi"); </text:p>
      <text:p text:style-name="P175"><text:tab/><text:tab/>} </text:p>
      <text:p text:style-name="P175"><text:tab/> </text:p>
      <text:p text:style-name="P175"><text:tab/>}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><text:soft-page-break/><text:span text:style-name="T151">262</text:span>)<text:span text:style-name="T105"><text:tab/>main() </text:span></text:p>
      <text:p text:style-name="P176"><text:tab/>{ </text:p>
      <text:p text:style-name="P176"><text:tab/><text:tab/>int i; </text:p>
      <text:p text:style-name="P176"><text:tab/><text:tab/>goto loop; </text:p>
      <text:p text:style-name="P176"><text:tab/><text:tab/>for(i=0;i&lt;10;i++) </text:p>
      <text:p text:style-name="P176"><text:tab/><text:tab/>{ </text:p>
      <text:p text:style-name="P176"><text:tab/><text:tab/><text:tab/>printf("hello"); </text:p>
      <text:p text:style-name="P176"><text:tab/><text:tab/><text:tab/>loop: </text:p>
      <text:p text:style-name="P176"><text:tab/><text:tab/><text:tab/>break; </text:p>
      <text:p text:style-name="P176"><text:tab/><text:tab/>} </text:p>
      <text:p text:style-name="P176"><text:tab/><text:tab/>printf("hi"); </text:p>
      <text:p text:style-name="P176"><text:tab/> </text:p>
      <text:p text:style-name="P176"><text:tab/>}</text:p>
      <text:p text:style-name="P176"/>
      <text:p text:style-name="P176"><text:span text:style-name="T151">263</text:span>)<text:span text:style-name="T106"><text:tab/>main() </text:span></text:p>
      <text:p text:style-name="P177"><text:tab/>{ </text:p>
      <text:p text:style-name="P177"><text:tab/><text:tab/>unsigned int i=65535; </text:p>
      <text:p text:style-name="P177"><text:tab/><text:tab/>while(i++!=0); </text:p>
      <text:p text:style-name="P177"><text:tab/><text:tab/>{ </text:p>
      <text:p text:style-name="P177"><text:tab/><text:tab/><text:tab/>printf("%d",i); </text:p>
      <text:p text:style-name="P177"><text:tab/><text:tab/>} <text:s/></text:p>
      <text:p text:style-name="P177"><text:tab/>}</text:p>
      <text:p text:style-name="P177"/>
      <text:p text:style-name="P177"><text:span text:style-name="T151">264</text:span>)<text:span text:style-name="T107"><text:tab/>main() </text:span></text:p>
      <text:p text:style-name="P178"><text:tab/>{ </text:p>
      <text:p text:style-name="P178"><text:tab/><text:tab/>int i; </text:p>
      <text:p text:style-name="P178"><text:tab/><text:tab/>for(i=0;i&lt;5;i++) </text:p>
      <text:p text:style-name="P178"><text:tab/><text:tab/>{ </text:p>
      <text:p text:style-name="P178"><text:tab/><text:tab/><text:tab/>int i=10; </text:p>
      <text:p text:style-name="P178"><text:tab/><text:tab/><text:tab/>printf("%d",i); </text:p>
      <text:p text:style-name="P178"><text:tab/><text:tab/>} </text:p>
      <text:p text:style-name="P178"><text:tab/> </text:p>
      <text:p text:style-name="P178"><text:tab/>}</text:p>
      <text:p text:style-name="P178"/>
      <text:p text:style-name="P178"><text:span text:style-name="T151">265</text:span>)<text:span text:style-name="T108"><text:tab/>main() </text:span></text:p>
      <text:p text:style-name="P179"><text:tab/>{ </text:p>
      <text:p text:style-name="P179"><text:tab/><text:tab/>float i=2.0; </text:p>
      <text:p text:style-name="P179"><text:tab/><text:tab/>float j=1.0; </text:p>
      <text:p text:style-name="P179"><text:tab/><text:tab/>float sum=0.0; </text:p>
      <text:p text:style-name="P179"><text:tab/><text:tab/>printf("%f",i+j); </text:p>
      <text:p text:style-name="P179"><text:tab/><text:tab/>while(i/j&gt;0.001) </text:p>
      <text:p text:style-name="P179"><text:tab/><text:tab/>{ </text:p>
      <text:p text:style-name="P179"><text:tab/><text:tab/><text:tab/>break; </text:p>
      <text:p text:style-name="P179"><text:tab/><text:tab/><text:tab/>j+=j; </text:p>
      <text:p text:style-name="P179"><text:tab/><text:tab/><text:tab/>sum=sum+(i/j); </text:p>
      <text:p text:style-name="P179"><text:tab/><text:tab/><text:tab/>printf("%f",sum); </text:p>
      <text:p text:style-name="P179"><text:tab/><text:tab/>} </text:p>
      <text:p text:style-name="P179"><text:tab/> </text:p>
      <text:p text:style-name="P179"><text:tab/>}</text:p>
      <text:p text:style-name="P179"><text:soft-page-break/></text:p>
      <text:p text:style-name="P179"><text:span text:style-name="T151">266</text:span>)<text:span text:style-name="T109"><text:tab/>main() </text:span></text:p>
      <text:p text:style-name="P180"><text:tab/>{ </text:p>
      <text:p text:style-name="P180"><text:tab/><text:tab/>int index; </text:p>
      <text:p text:style-name="P180"><text:tab/><text:tab/>for(index=1;index&lt;=5;index++) </text:p>
      <text:p text:style-name="P180"><text:tab/><text:tab/>{ </text:p>
      <text:p text:style-name="P180"><text:tab/><text:tab/><text:tab/>printf("%d",index); </text:p>
      <text:p text:style-name="P180"><text:tab/><text:tab/><text:tab/>if(index==3) </text:p>
      <text:p text:style-name="P180"><text:tab/><text:tab/><text:tab/>continue; </text:p>
      <text:p text:style-name="P180"><text:tab/><text:tab/>} </text:p>
      <text:p text:style-name="P180"><text:tab/> </text:p>
      <text:p text:style-name="P180"><text:tab/>}</text:p>
      <text:p text:style-name="P180"/>
      <text:p text:style-name="P180"><text:span text:style-name="T151">267</text:span>)<text:span text:style-name="T110"><text:tab/>main() </text:span></text:p>
      <text:p text:style-name="P181"><text:tab/>{ </text:p>
      <text:p text:style-name="P181"><text:tab/><text:tab/>int i,j,x=10; </text:p>
      <text:p text:style-name="P181"><text:tab/><text:tab/>i=1,j=1; </text:p>
      <text:p text:style-name="P181"><text:tab/><text:tab/>while(i&lt;10) </text:p>
      <text:p text:style-name="P181"><text:tab/><text:tab/>{ </text:p>
      <text:p text:style-name="P181"><text:tab/><text:tab/><text:tab/>j=j*i; </text:p>
      <text:p text:style-name="P181"><text:tab/><text:tab/><text:tab/>i=i+1; </text:p>
      <text:p text:style-name="P181"><text:tab/><text:tab/><text:tab/>if(i==x) </text:p>
      <text:p text:style-name="P181"><text:tab/><text:tab/><text:tab/>break; </text:p>
      <text:p text:style-name="P181"><text:tab/><text:tab/>} </text:p>
      <text:p text:style-name="P181"><text:tab/><text:tab/>printf("%d",i++); </text:p>
      <text:p text:style-name="P181"><text:tab/> </text:p>
      <text:p text:style-name="P181"><text:tab/>}</text:p>
      <text:p text:style-name="P181"/>
      <text:p text:style-name="P181"><text:span text:style-name="T151">268</text:span>)<text:span text:style-name="T111"><text:tab/>main() </text:span></text:p>
      <text:p text:style-name="P182"><text:tab/>{ </text:p>
      <text:p text:style-name="P182"><text:tab/><text:tab/>int num=0; </text:p>
      <text:p text:style-name="P182"><text:tab/><text:tab/>do </text:p>
      <text:p text:style-name="P182"><text:tab/><text:tab/>{ </text:p>
      <text:p text:style-name="P182"><text:tab/><text:tab/><text:tab/>--num; </text:p>
      <text:p text:style-name="P182"><text:tab/><text:tab/><text:tab/>printf("%d",num); </text:p>
      <text:p text:style-name="P182"><text:tab/><text:tab/><text:tab/>num++; </text:p>
      <text:p text:style-name="P182"><text:tab/><text:tab/>}while(num&gt;=0); </text:p>
      <text:p text:style-name="P182"><text:tab/>}</text:p>
      <text:p text:style-name="P182"/>
      <text:p text:style-name="P182"><text:span text:style-name="T151">269</text:span>)<text:span text:style-name="T112"><text:tab/>main() </text:span></text:p>
      <text:p text:style-name="P183"><text:tab/>{ </text:p>
      <text:p text:style-name="P183"><text:tab/><text:tab/>int num; </text:p>
      <text:p text:style-name="P183"><text:tab/><text:tab/>for(num=0;num&lt;9;num++) </text:p>
      <text:p text:style-name="P183"><text:tab/><text:tab/>{ </text:p>
      <text:p text:style-name="P183"><text:tab/><text:tab/><text:tab/>num=2*num; </text:p>
      <text:p text:style-name="P183"><text:tab/><text:tab/><text:tab/>num--; </text:p>
      <text:p text:style-name="P183"><text:tab/><text:tab/>} </text:p>
      <text:p text:style-name="P183"><text:tab/>}</text:p>
      <text:p text:style-name="P183"/>
      <text:p text:style-name="P183"><text:soft-page-break/><text:span text:style-name="T151">270</text:span>)<text:span text:style-name="T113"><text:tab/>main() </text:span></text:p>
      <text:p text:style-name="P184"><text:tab/>{ </text:p>
      <text:p text:style-name="P184"><text:tab/><text:tab/>int sum,index; </text:p>
      <text:p text:style-name="P184"><text:tab/><text:tab/>while(index&gt;=0) </text:p>
      <text:p text:style-name="P184"><text:tab/><text:tab/>{ </text:p>
      <text:p text:style-name="P184"><text:tab/><text:tab/><text:tab/>sum=sum/index; </text:p>
      <text:p text:style-name="P184"><text:tab/><text:tab/><text:tab/>-index; </text:p>
      <text:p text:style-name="P184"><text:tab/><text:tab/>} </text:p>
      <text:p text:style-name="P184"><text:tab/>}</text:p>
      <text:p text:style-name="P184"/>
      <text:p text:style-name="P184"><text:span text:style-name="T151">271</text:span>)<text:span text:style-name="T114"><text:tab/>main() </text:span></text:p>
      <text:p text:style-name="P185"><text:tab/>{ </text:p>
      <text:p text:style-name="P185"><text:tab/><text:tab/>char ch='b',c=0; </text:p>
      <text:p text:style-name="P185"><text:tab/><text:tab/>while(ch&gt;='a'&amp;&amp;ch&lt;='z') </text:p>
      <text:p text:style-name="P185"><text:tab/><text:tab/>{ </text:p>
      <text:p text:style-name="P185"><text:tab/><text:tab/>ch++; </text:p>
      <text:p text:style-name="P185"><text:tab/><text:tab/>c++; </text:p>
      <text:p text:style-name="P185"><text:tab/><text:tab/>} </text:p>
      <text:p text:style-name="P185"><text:tab/><text:tab/>printf("%d",c); </text:p>
      <text:p text:style-name="P185"><text:tab/>}</text:p>
      <text:p text:style-name="P185"/>
      <text:p text:style-name="P185"><text:span text:style-name="T151">272</text:span>)<text:span text:style-name="T115"><text:tab/>main() </text:span></text:p>
      <text:p text:style-name="P186"><text:tab/>{ </text:p>
      <text:p text:style-name="P186"><text:tab/><text:tab/>while() </text:p>
      <text:p text:style-name="P186"><text:tab/><text:tab/>{ </text:p>
      <text:p text:style-name="P186"><text:tab/><text:tab/>printf("hi"); </text:p>
      <text:p text:style-name="P186"><text:tab/><text:tab/>printf("hello"); </text:p>
      <text:p text:style-name="P187"><text:tab/><text:tab/>}</text:p>
      <text:p text:style-name="P187"><text:s/><text:tab/>}</text:p>
      <text:p text:style-name="P188"/>
      <text:p text:style-name="P188"><text:span text:style-name="T151">273</text:span>)<text:span text:style-name="T116"><text:tab/>main() </text:span></text:p>
      <text:p text:style-name="P189"><text:tab/>{ </text:p>
      <text:p text:style-name="P189"><text:tab/><text:tab/>int i=0; </text:p>
      <text:p text:style-name="P189"><text:tab/><text:tab/>do </text:p>
      <text:p text:style-name="P189"><text:tab/><text:tab/>{ </text:p>
      <text:p text:style-name="P189"><text:tab/><text:tab/>i++; </text:p>
      <text:p text:style-name="P189"><text:tab/><text:tab/>printf("hi"); </text:p>
      <text:p text:style-name="P189"><text:tab/><text:tab/>}while(i&lt;3); </text:p>
      <text:p text:style-name="P189"><text:tab/>}</text:p>
      <text:p text:style-name="P189"/>
      <text:p text:style-name="P189"><text:span text:style-name="T151">274</text:span>)<text:span text:style-name="T117"><text:tab/>main() </text:span></text:p>
      <text:p text:style-name="P190"><text:tab/>{ </text:p>
      <text:p text:style-name="P190"><text:tab/><text:tab/>int i=0; </text:p>
      <text:p text:style-name="P190"><text:tab/><text:tab/>while(i&lt;3) </text:p>
      <text:p text:style-name="P190"><text:tab/><text:tab/>{ </text:p>
      <text:p text:style-name="P190"><text:tab/><text:tab/>i++; </text:p>
      <text:p text:style-name="P190"><text:tab/><text:tab/>printf("hi"); </text:p>
      <text:p text:style-name="P190"><text:tab/><text:tab/>} </text:p>
      <text:p text:style-name="P190"><text:tab/>}</text:p>
      <text:p text:style-name="P190"><text:soft-page-break/></text:p>
      <text:p text:style-name="P190"><text:span text:style-name="T151">275</text:span>)<text:span text:style-name="T118"><text:tab/>main() </text:span></text:p>
      <text:p text:style-name="P191"><text:tab/>{ </text:p>
      <text:p text:style-name="P191"><text:tab/><text:tab/>int i=2; </text:p>
      <text:p text:style-name="P191"><text:tab/><text:tab/>do </text:p>
      <text:p text:style-name="P191"><text:tab/><text:tab/>{ </text:p>
      <text:p text:style-name="P191"><text:tab/><text:tab/>printf("hi"); </text:p>
      <text:p text:style-name="P191"><text:tab/><text:tab/>}while(i&lt;2); </text:p>
      <text:p text:style-name="P191"><text:tab/>}</text:p>
      <text:p text:style-name="P191"/>
      <text:p text:style-name="P191"><text:span text:style-name="T151">276</text:span>)<text:span text:style-name="T119"><text:tab/>main() </text:span></text:p>
      <text:p text:style-name="P192"><text:tab/>{ </text:p>
      <text:p text:style-name="P192"><text:tab/><text:tab/>int i=0; </text:p>
      <text:p text:style-name="P192"><text:tab/><text:tab/>while(++i) </text:p>
      <text:p text:style-name="P192"><text:tab/><text:tab/>{ </text:p>
      <text:p text:style-name="P192"><text:tab/><text:tab/>printf("hi"); </text:p>
      <text:p text:style-name="P192"><text:tab/><text:tab/>} </text:p>
      <text:p text:style-name="P192"><text:tab/>}</text:p>
      <text:p text:style-name="P192"/>
      <text:p text:style-name="P192">2<text:span text:style-name="T151">77</text:span>)<text:span text:style-name="T120"><text:tab/>main() </text:span></text:p>
      <text:p text:style-name="P193"><text:tab/>{ </text:p>
      <text:p text:style-name="P193"><text:tab/><text:tab/>int i=0; </text:p>
      <text:p text:style-name="P193"><text:tab/><text:tab/>do </text:p>
      <text:p text:style-name="P193"><text:tab/><text:tab/>{ </text:p>
      <text:p text:style-name="P193"><text:tab/><text:tab/>printf("hi"); </text:p>
      <text:p text:style-name="P193"><text:tab/><text:tab/>}while(i!=0); </text:p>
      <text:p text:style-name="P193"><text:tab/>}</text:p>
      <text:p text:style-name="P193"/>
      <text:p text:style-name="P193"/>
      <text:p text:style-name="P193"/>
      <text:p text:style-name="P193">2<text:span text:style-name="T151">78</text:span>)<text:span text:style-name="T121"><text:tab/>main() </text:span></text:p>
      <text:p text:style-name="P194"><text:tab/>{ </text:p>
      <text:p text:style-name="P194"><text:tab/><text:tab/>int i=0; </text:p>
      <text:p text:style-name="P194"><text:tab/><text:tab/>while(i&lt;10) </text:p>
      <text:p text:style-name="P194"><text:tab/><text:tab/>{ </text:p>
      <text:p text:style-name="P194"><text:tab/><text:tab/>i++; </text:p>
      <text:p text:style-name="P194"><text:tab/><text:tab/>printf("hi\n"); </text:p>
      <text:p text:style-name="P194"><text:tab/><text:tab/>}while(i&lt;8) </text:p>
      <text:p text:style-name="P194"><text:tab/><text:tab/>i++; </text:p>
      <text:p text:style-name="P194"><text:tab/><text:tab/>printf("hello\n"); </text:p>
      <text:p text:style-name="P194"><text:tab/>}</text:p>
      <text:p text:style-name="P194"/>
      <text:p text:style-name="P194">2<text:span text:style-name="T151">79</text:span>)<text:span text:style-name="T122"><text:tab/>main() </text:span></text:p>
      <text:p text:style-name="P195"><text:tab/>{ </text:p>
      <text:p text:style-name="P195"><text:tab/><text:tab/>int i=0,n; </text:p>
      <text:p text:style-name="P195"><text:tab/><text:tab/>while(i&lt;n) </text:p>
      <text:p text:style-name="P195"><text:tab/><text:tab/>i++; </text:p>
      <text:p text:style-name="P195"><text:tab/><text:tab/>printf("n=%d",n); </text:p>
      <text:p text:style-name="P195"><text:tab/>}</text:p>
      <text:p text:style-name="P195"><text:soft-page-break/></text:p>
      <text:p text:style-name="P195">2<text:span text:style-name="T151">80</text:span>)<text:span text:style-name="T123"><text:tab/>main() </text:span></text:p>
      <text:p text:style-name="P196"><text:tab/>{ </text:p>
      <text:p text:style-name="P196"><text:tab/><text:tab/>int i=0,n=10; </text:p>
      <text:p text:style-name="P196"><text:tab/><text:tab/>do </text:p>
      <text:p text:style-name="P196"><text:tab/><text:tab/>{ </text:p>
      <text:p text:style-name="P196"><text:tab/><text:tab/>i++; </text:p>
      <text:p text:style-name="P196"><text:tab/><text:tab/>}while(i&lt;=n); </text:p>
      <text:p text:style-name="P196"><text:tab/><text:tab/>printf("n=%d",n); </text:p>
      <text:p text:style-name="P196"><text:tab/>}</text:p>
      <text:p text:style-name="P196"/>
      <text:p text:style-name="P196"><text:span text:style-name="T151">281</text:span>)<text:span text:style-name="T124"><text:tab/>main() </text:span></text:p>
      <text:p text:style-name="P197"><text:tab/>{ </text:p>
      <text:p text:style-name="P197"><text:tab/><text:tab/>int i=0,n; </text:p>
      <text:p text:style-name="P197"><text:tab/><text:tab/>while(i=0) </text:p>
      <text:p text:style-name="P197"><text:tab/><text:tab/>printf("True"); </text:p>
      <text:p text:style-name="P197"><text:tab/><text:tab/>printf("False"); </text:p>
      <text:p text:style-name="P197"><text:tab/>}</text:p>
      <text:p text:style-name="P197"/>
      <text:p text:style-name="P197"><text:span text:style-name="T151">282</text:span>)<text:span text:style-name="T125"><text:tab/>main() </text:span></text:p>
      <text:p text:style-name="P198"><text:tab/>{ </text:p>
      <text:p text:style-name="P198"><text:tab/><text:tab/>int i=0,j=0; </text:p>
      <text:p text:style-name="P198"><text:tab/><text:tab/>while(i&lt;5,j&lt;10) </text:p>
      <text:p text:style-name="P198"><text:tab/><text:tab/>i++,j++; </text:p>
      <text:p text:style-name="P198"><text:tab/><text:tab/>printf("%d %d",i,j); </text:p>
      <text:p text:style-name="P198"><text:tab/>}</text:p>
      <text:p text:style-name="P198"/>
      <text:p text:style-name="P198">2<text:span text:style-name="T151">83</text:span>)<text:span text:style-name="T126"><text:tab/>main() </text:span></text:p>
      <text:p text:style-name="P199"><text:tab/>{ </text:p>
      <text:p text:style-name="P199"><text:tab/>unsigned char i=0; </text:p>
      <text:p text:style-name="P199"><text:tab/>for(;i&lt;=0;i++); </text:p>
      <text:p text:style-name="P199"><text:tab/>printf("%d\n",i); </text:p>
      <text:p text:style-name="P199"><text:tab/>}</text:p>
      <text:p text:style-name="P199"/>
      <text:p text:style-name="P199">2<text:span text:style-name="T151">84</text:span>)<text:span text:style-name="T127"><text:tab/>main() </text:span></text:p>
      <text:p text:style-name="P200"><text:tab/>{ </text:p>
      <text:p text:style-name="P200"><text:tab/>int i; </text:p>
      <text:p text:style-name="P200"><text:tab/>for(i=0;i&gt;9;i+=3) </text:p>
      <text:p text:style-name="P200"><text:tab/>printf("for"); </text:p>
      <text:p text:style-name="P200"><text:tab/>printf("hi"); </text:p>
      <text:p text:style-name="P200"><text:tab/>}</text:p>
      <text:p text:style-name="P200"/>
      <text:p text:style-name="P200">28<text:span text:style-name="T151">5</text:span>)<text:span text:style-name="T128"><text:tab/>main() </text:span></text:p>
      <text:p text:style-name="P201"><text:tab/>{ </text:p>
      <text:p text:style-name="P201"><text:tab/>int i=1,j=1; </text:p>
      <text:p text:style-name="P201"><text:tab/>for(--i &amp;&amp; j++;i&lt;10;i+=2) </text:p>
      <text:p text:style-name="P201"><text:tab/>printf("Loop"); </text:p>
      <text:p text:style-name="P201"><text:tab/>}</text:p>
      <text:p text:style-name="P201"/>
      <text:p text:style-name="P201"><text:soft-page-break/>2<text:span text:style-name="T151">86</text:span>)<text:span text:style-name="T129"><text:tab/>main() </text:span></text:p>
      <text:p text:style-name="P202"><text:tab/>{ </text:p>
      <text:p text:style-name="P202"><text:tab/>for(5;5;2) </text:p>
      <text:p text:style-name="P202"><text:tab/>printf("hi"); </text:p>
      <text:p text:style-name="P202"><text:tab/>}</text:p>
      <text:p text:style-name="P202"/>
      <text:p text:style-name="P202"><text:span text:style-name="T151">287</text:span>)<text:span text:style-name="T130"><text:tab/>main() </text:span></text:p>
      <text:p text:style-name="P203"><text:tab/>{ </text:p>
      <text:p text:style-name="P203"><text:tab/>for(;;) </text:p>
      <text:p text:style-name="P203"><text:tab/>printf("%d",10); </text:p>
      <text:p text:style-name="P203"><text:tab/>}</text:p>
      <text:p text:style-name="P203"/>
      <text:p text:style-name="P203"><text:span text:style-name="T151">288</text:span>)<text:span text:style-name="T131"><text:tab/>main() </text:span></text:p>
      <text:p text:style-name="P204"><text:tab/>{ </text:p>
      <text:p text:style-name="P204"><text:tab/>int fun={"c for loop"}; </text:p>
      <text:p text:style-name="P204"><text:tab/>int x=5; </text:p>
      <text:p text:style-name="P204"><text:tab/>for(x=0;x&lt;=fun;x++) </text:p>
      <text:p text:style-name="P204"><text:tab/>{ </text:p>
      <text:p text:style-name="P204"><text:tab/>printf("%x",x); </text:p>
      <text:p text:style-name="P204"><text:tab/>} </text:p>
      <text:p text:style-name="P204"><text:tab/>}</text:p>
      <text:p text:style-name="P204"/>
      <text:p text:style-name="P204"><text:span text:style-name="T151">289</text:span>)<text:span text:style-name="T132"><text:tab/>main() </text:span></text:p>
      <text:p text:style-name="P205"><text:tab/>{ </text:p>
      <text:p text:style-name="P205"><text:tab/>int i; </text:p>
      <text:p text:style-name="P205"><text:tab/>for(i=0;i&lt;=3;i++); </text:p>
      <text:p text:style-name="P205"><text:tab/>{ </text:p>
      <text:p text:style-name="P205"><text:tab/>printf("%d",i); </text:p>
      <text:p text:style-name="P205"><text:tab/>} </text:p>
      <text:p text:style-name="P205"><text:tab/>}</text:p>
      <text:p text:style-name="P205"/>
      <text:p text:style-name="P205"><text:span text:style-name="T151">290</text:span>)<text:span text:style-name="T133"><text:tab/>main() </text:span></text:p>
      <text:p text:style-name="P206"><text:tab/>{ </text:p>
      <text:p text:style-name="P206"><text:tab/>char i=0; </text:p>
      <text:p text:style-name="P206"><text:tab/>for(;i++;printf("%d",i)); </text:p>
      <text:p text:style-name="P206"><text:tab/>{ </text:p>
      <text:p text:style-name="P206"><text:tab/>printf("%d",i); </text:p>
      <text:p text:style-name="P206"><text:tab/>} </text:p>
      <text:p text:style-name="P206"><text:tab/>}</text:p>
      <text:p text:style-name="P206"/>
      <text:p text:style-name="P206"><text:span text:style-name="T151">291</text:span>)<text:span text:style-name="T134"><text:tab/>main() </text:span></text:p>
      <text:p text:style-name="P207"><text:tab/>{ </text:p>
      <text:p text:style-name="P207"><text:tab/>char i=0; </text:p>
      <text:p text:style-name="P207"><text:tab/>for(i=0;i==0;i++); </text:p>
      <text:p text:style-name="P207"><text:tab/>{ </text:p>
      <text:p text:style-name="P207"><text:tab/>printf("%d",i); </text:p>
      <text:p text:style-name="P207"><text:tab/>} </text:p>
      <text:p text:style-name="P207"><text:tab/>}</text:p>
      <text:p text:style-name="P207"/>
      <text:p text:style-name="P207"><text:soft-page-break/><text:span text:style-name="T151">292</text:span>)<text:span text:style-name="T135"><text:tab/>main() </text:span></text:p>
      <text:p text:style-name="P208"><text:tab/>{ </text:p>
      <text:p text:style-name="P208"><text:tab/>int i; </text:p>
      <text:p text:style-name="P208"><text:tab/>for(i=0;i&lt;(i++,5);i++); </text:p>
      <text:p text:style-name="P208"><text:tab/>{ </text:p>
      <text:p text:style-name="P208"><text:tab/>printf("%d",i); </text:p>
      <text:p text:style-name="P208"><text:tab/>} </text:p>
      <text:p text:style-name="P208"><text:tab/>}</text:p>
      <text:p text:style-name="P208"/>
      <text:p text:style-name="P208"><text:span text:style-name="T151">293</text:span>)<text:span text:style-name="T136"><text:tab/>main() </text:span></text:p>
      <text:p text:style-name="P209"><text:tab/>{ </text:p>
      <text:p text:style-name="P209"><text:tab/>int i; </text:p>
      <text:p text:style-name="P209"><text:tab/>for(i=0;i&lt;0,5;i++); </text:p>
      <text:p text:style-name="P209"><text:tab/>{ </text:p>
      <text:p text:style-name="P209"><text:tab/>printf("%d",i); </text:p>
      <text:p text:style-name="P209"><text:tab/>} </text:p>
      <text:p text:style-name="P209"><text:tab/>}</text:p>
      <text:p text:style-name="P209"/>
      <text:p text:style-name="P209"><text:span text:style-name="T151">294</text:span>)<text:span text:style-name="T137"><text:tab/>main() </text:span></text:p>
      <text:p text:style-name="P210"><text:tab/>{ </text:p>
      <text:p text:style-name="P210"><text:tab/>int i,j; </text:p>
      <text:p text:style-name="P210"><text:tab/>for(i=0,j=5;i&lt;j;i++,j--) </text:p>
      <text:p text:style-name="P210"><text:tab/>{ </text:p>
      <text:p text:style-name="P210"><text:tab/>printf("%d %d",i,j); </text:p>
      <text:p text:style-name="P210"><text:tab/>} </text:p>
      <text:p text:style-name="P210"><text:tab/>}</text:p>
      <text:p text:style-name="P210"/>
      <text:p text:style-name="P210"><text:span text:style-name="T151">295</text:span>)<text:span text:style-name="T138"><text:tab/>main() </text:span></text:p>
      <text:p text:style-name="P211"><text:tab/>{ </text:p>
      <text:p text:style-name="P211"><text:tab/>int x=-1; </text:p>
      <text:p text:style-name="P211"><text:tab/>while(x++==1) </text:p>
      <text:p text:style-name="P211"><text:tab/>{ </text:p>
      <text:p text:style-name="P211"><text:tab/>printf("loop"); </text:p>
      <text:p text:style-name="P211"><text:tab/>} </text:p>
      <text:p text:style-name="P211"><text:tab/>printf("hi"); </text:p>
      <text:p text:style-name="P211"><text:tab/>}</text:p>
      <text:p text:style-name="P211"/>
      <text:p text:style-name="P211"><text:span text:style-name="T151">296</text:span>)<text:span text:style-name="T139"><text:tab/>main() </text:span></text:p>
      <text:p text:style-name="P212"><text:tab/>{ </text:p>
      <text:p text:style-name="P212"><text:tab/>int i=5; </text:p>
      <text:p text:style-name="P212"><text:tab/>while(--i&gt;0) </text:p>
      <text:p text:style-name="P212"><text:tab/>{ </text:p>
      <text:p text:style-name="P212"><text:tab/>printf("loop"); </text:p>
      <text:p text:style-name="P212"><text:tab/>} </text:p>
      <text:p text:style-name="P212"><text:tab/>}</text:p>
      <text:p text:style-name="P212"/>
      <text:p text:style-name="P212"/>
      <text:p text:style-name="P212"/>
      <text:p text:style-name="P212"/>
      <text:p text:style-name="P212"><text:soft-page-break/><text:span text:style-name="T151">297</text:span>)<text:span text:style-name="T140"><text:tab/>main() </text:span></text:p>
      <text:p text:style-name="P213"><text:tab/>{ </text:p>
      <text:p text:style-name="P213"><text:tab/>int i=5; </text:p>
      <text:p text:style-name="P213"><text:tab/>while(printf("%d",5)&lt;4) </text:p>
      <text:p text:style-name="P213"><text:tab/>{ </text:p>
      <text:p text:style-name="P213"><text:tab/>printf("loop"); </text:p>
      <text:p text:style-name="P213"><text:tab/>} </text:p>
      <text:p text:style-name="P213"><text:tab/>}</text:p>
      <text:p text:style-name="P213"/>
      <text:p text:style-name="P213"><text:span text:style-name="T151">298</text:span>)<text:span text:style-name="T141"><text:tab/>main() </text:span></text:p>
      <text:p text:style-name="P214"><text:tab/>{ </text:p>
      <text:p text:style-name="P214"><text:tab/>int i=0; </text:p>
      <text:p text:style-name="P214"><text:tab/>while(i&lt;4,5) </text:p>
      <text:p text:style-name="P214"><text:tab/>{ </text:p>
      <text:p text:style-name="P214"><text:tab/>printf("loop"); </text:p>
      <text:p text:style-name="P214"><text:tab/>i++; </text:p>
      <text:p text:style-name="P214"><text:tab/>} </text:p>
      <text:p text:style-name="P214"><text:tab/>}</text:p>
      <text:p text:style-name="P214"/>
      <text:p text:style-name="P215"><text:span text:style-name="T151">299</text:span>)<text:span text:style-name="T142"><text:tab/>main() </text:span></text:p>
      <text:p text:style-name="P216"><text:tab/>{ </text:p>
      <text:p text:style-name="P216"><text:tab/>int i; </text:p>
      <text:p text:style-name="P216"><text:tab/>while(0,i&lt;4) </text:p>
      <text:p text:style-name="P216"><text:tab/>{ </text:p>
      <text:p text:style-name="P216"><text:tab/>printf("loop"); </text:p>
      <text:p text:style-name="P216"><text:tab/>i++; </text:p>
      <text:p text:style-name="P216"><text:tab/>} </text:p>
      <text:p text:style-name="P216"><text:tab/>}</text:p>
      <text:p text:style-name="P216"/>
      <text:p text:style-name="P216"><text:span text:style-name="T151">300</text:span>)<text:span text:style-name="T143"><text:tab/>main() </text:span></text:p>
      <text:p text:style-name="P217"><text:tab/>{ </text:p>
      <text:p text:style-name="P217"><text:tab/>int i=0; </text:p>
      <text:p text:style-name="P217"><text:tab/>while(i&lt;3,i=0,i&lt;5) </text:p>
      <text:p text:style-name="P217"><text:tab/>{ </text:p>
      <text:p text:style-name="P217"><text:tab/>printf("loop"); </text:p>
      <text:p text:style-name="P217"><text:tab/>i++; </text:p>
      <text:p text:style-name="P217"><text:tab/>} </text:p>
      <text:p text:style-name="P217"><text:tab/>}</text:p>
      <text:p text:style-name="P217"/>
      <text:p text:style-name="P217"><text:span text:style-name="T151">301</text:span>)<text:span text:style-name="T144"><text:tab/>main() </text:span></text:p>
      <text:p text:style-name="P218"><text:tab/>{ </text:p>
      <text:p text:style-name="P218"><text:tab/>int i==4,j==7; </text:p>
      <text:p text:style-name="P218"><text:tab/>while(++i&lt;--j) </text:p>
      <text:p text:style-name="P218"><text:tab/>{ </text:p>
      <text:p text:style-name="P218"><text:tab/>printf("loop"); </text:p>
      <text:p text:style-name="P218"><text:tab/>i++; </text:p>
      <text:p text:style-name="P218"><text:tab/>} </text:p>
      <text:p text:style-name="P218"><text:tab/>}</text:p>
      <text:p text:style-name="P218"/>
      <text:p text:style-name="P218"><text:soft-page-break/></text:p>
      <text:p text:style-name="P218"><text:span text:style-name="T151">302</text:span>)<text:span text:style-name="T145"><text:tab/>main() </text:span></text:p>
      <text:p text:style-name="P219"><text:tab/>{ </text:p>
      <text:p text:style-name="P219"><text:tab/>int i=0; </text:p>
      <text:p text:style-name="P219"><text:tab/>while(i++) </text:p>
      <text:p text:style-name="P219"><text:tab/>{ </text:p>
      <text:p text:style-name="P219"><text:tab/>printf("loop"); </text:p>
      <text:p text:style-name="P219"><text:tab/>if(i==3) </text:p>
      <text:p text:style-name="P219"><text:tab/>break; </text:p>
      <text:p text:style-name="P219"><text:tab/>} </text:p>
      <text:p text:style-name="P219"><text:tab/>printf("nothing"); </text:p>
      <text:p text:style-name="P219"><text:tab/>}</text:p>
      <text:p text:style-name="P219"/>
      <text:p text:style-name="P219"/>
      <text:p text:style-name="P219"><text:span text:style-name="T151">303</text:span>)<text:span text:style-name="T146"><text:tab/>main() </text:span></text:p>
      <text:p text:style-name="P220"><text:tab/>{ </text:p>
      <text:p text:style-name="P220"><text:tab/>int NULL=0; </text:p>
      <text:p text:style-name="P220"><text:tab/>while(NULL==0) </text:p>
      <text:p text:style-name="P220"><text:tab/>{ </text:p>
      <text:p text:style-name="P220"><text:tab/>printf("loop"); </text:p>
      <text:p text:style-name="P220"><text:tab/>break; </text:p>
      <text:p text:style-name="P220"><text:tab/>} </text:p>
      <text:p text:style-name="P220"><text:tab/>printf("nothing"); </text:p>
      <text:p text:style-name="P220"><text:tab/>}</text:p>
      <text:p text:style-name="P220"/>
      <text:p text:style-name="P220"><text:span text:style-name="T151">304</text:span>)<text:span text:style-name="T147"><text:tab/>main() </text:span></text:p>
      <text:p text:style-name="P221"><text:tab/>{ </text:p>
      <text:p text:style-name="P221"><text:tab/>int i=4; </text:p>
      <text:p text:style-name="P221"><text:tab/>while(i==4--) </text:p>
      <text:p text:style-name="P221"><text:tab/>{ </text:p>
      <text:p text:style-name="P221"><text:tab/>printf("loop"); </text:p>
      <text:p text:style-name="P221"><text:tab/>break; </text:p>
      <text:p text:style-name="P221"><text:tab/>} </text:p>
      <text:p text:style-name="P221"><text:tab/>printf("nothing"); </text:p>
      <text:p text:style-name="P221"><text:tab/>}</text:p>
      <text:p text:style-name="P221"/>
      <text:p text:style-name="P221"><text:span text:style-name="T151">305</text:span>)<text:span text:style-name="T148"><text:tab/>main() </text:span></text:p>
      <text:p text:style-name="P222"><text:tab/>{ </text:p>
      <text:p text:style-name="P222"><text:tab/>int i=1; </text:p>
      <text:p text:style-name="P222"><text:tab/>while(printf("%d",5)==1==i) </text:p>
      <text:p text:style-name="P222"><text:tab/>{ </text:p>
      <text:p text:style-name="P222"><text:tab/>printf("superloop"); </text:p>
      <text:p text:style-name="P222"><text:tab/>break; </text:p>
      <text:p text:style-name="P222"><text:tab/>} </text:p>
      <text:p text:style-name="P222"><text:tab/>}</text:p>
      <text:p text:style-name="P222"/>
      <text:p text:style-name="P222"/>
      <text:p text:style-name="P222"/>
      <text:p text:style-name="P222"/>
      <text:p text:style-name="P222"><text:soft-page-break/><text:span text:style-name="T151">306</text:span>)<text:span text:style-name="T149"><text:tab/>main() </text:span></text:p>
      <text:p text:style-name="P223"><text:tab/>{ </text:p>
      <text:p text:style-name="P223"><text:tab/>int NULL=0; </text:p>
      <text:p text:style-name="P223"><text:tab/>while(sizeof(NULL)) </text:p>
      <text:p text:style-name="P223"><text:tab/>{ </text:p>
      <text:p text:style-name="P223"><text:tab/>printf("superloop"); </text:p>
      <text:p text:style-name="P223"><text:tab/>continue; </text:p>
      <text:p text:style-name="P223"><text:tab/>break; </text:p>
      <text:p text:style-name="P223"><text:tab/>} </text:p>
      <text:p text:style-name="P223"><text:tab/>}</text:p>
      <text:p text:style-name="P223"/>
      <text:p text:style-name="P223"><text:span text:style-name="T151">307</text:span>)<text:span text:style-name="T150"><text:tab/>main() </text:span></text:p>
      <text:p text:style-name="P224"><text:tab/>{ </text:p>
      <text:p text:style-name="P224"><text:tab/>while(sizeof(0)) </text:p>
      <text:p text:style-name="P224"><text:tab/>{ </text:p>
      <text:p text:style-name="P224"><text:tab/>printf("superloop"); </text:p>
      <text:p text:style-name="P224"><text:tab/>if(sizeof(0)) </text:p>
      <text:p text:style-name="P224"><text:tab/>break; </text:p>
      <text:p text:style-name="P224"><text:tab/>else </text:p>
      <text:p text:style-name="P224"><text:tab/>continue; </text:p>
      <text:p text:style-name="P224"><text:tab/>} </text:p>
      <text:p text:style-name="P224"><text:tab/>}</text:p>
      <text:p text:style-name="P224"/>
      <text:p text:style-name="P17"><text:span text:style-name="T152">308)</text:span><text:tab/>main() </text:p>
      <text:p text:style-name="P17"><text:tab/>{ </text:p>
      <text:p text:style-name="P17"><text:tab/>unsigned char i=3; </text:p>
      <text:p text:style-name="P17"><text:tab/>for(;i&gt;=0;i--) </text:p>
      <text:p text:style-name="P17"><text:tab/>printf("%d\n",i); </text:p>
      <text:p text:style-name="P17"><text:tab/>}</text:p>
      <text:p text:style-name="P17"/>
      <text:p text:style-name="P30">309)<text:span text:style-name="T11"><text:tab/>main() </text:span></text:p>
      <text:p text:style-name="P17"><text:tab/>{ </text:p>
      <text:p text:style-name="P17"><text:tab/>int i; </text:p>
      <text:p text:style-name="P17"><text:tab/>for(i=4;i&lt;10;i=i+2) </text:p>
      <text:p text:style-name="P17"><text:tab/>{ </text:p>
      <text:p text:style-name="P17"><text:tab/>i=i-2; </text:p>
      <text:p text:style-name="P17"><text:tab/>printf("%d",i); </text:p>
      <text:p text:style-name="P17"><text:tab/>} </text:p>
      <text:p text:style-name="P17"><text:tab/>}</text:p>
      <text:p text:style-name="P17"/>
      <text:p text:style-name="P17"/>
      <text:p text:style-name="P30">310)<text:span text:style-name="T11"><text:tab/>main() </text:span></text:p>
      <text:p text:style-name="P17"><text:tab/>{ </text:p>
      <text:p text:style-name="P17"><text:tab/>unsigned int i=5; </text:p>
      <text:p text:style-name="P17"><text:tab/>for(i=0;i;i++) </text:p>
      <text:p text:style-name="P17"><text:tab/>i&amp;=i-1; </text:p>
      <text:p text:style-name="P17"><text:tab/>printf("%d\n",i); </text:p>
      <text:p text:style-name="P17"><text:tab/>}</text:p>
      <text:p text:style-name="P17"/>
      <text:p text:style-name="P30"><text:soft-page-break/>311)<text:tab/><text:span text:style-name="T11">main() </text:span></text:p>
      <text:p text:style-name="P17"><text:tab/>{ </text:p>
      <text:p text:style-name="P17"><text:tab/>int i; </text:p>
      <text:p text:style-name="P17"><text:tab/>for(i=0;i==10;i+=2) </text:p>
      <text:p text:style-name="P17"><text:tab/>printf("Hi..\n"); </text:p>
      <text:p text:style-name="P17"><text:tab/>printf("%d\n",i); </text:p>
      <text:p text:style-name="P17"><text:tab/>}</text:p>
      <text:p text:style-name="P17"/>
      <text:p text:style-name="P17"/>
      <text:p text:style-name="P226"><text:span text:style-name="T153">312)<text:tab/></text:span>main() </text:p>
      <text:p text:style-name="P226"><text:tab/>{ </text:p>
      <text:p text:style-name="P226"><text:tab/>int i=0; </text:p>
      <text:p text:style-name="P226"><text:tab/>for(;i++;printf("%d",i)); </text:p>
      <text:p text:style-name="P226"><text:tab/>printf("%d",i); </text:p>
      <text:p text:style-name="P226"><text:tab/>}</text:p>
      <text:p text:style-name="P31"><text:tab/>}</text:p>
      <text:p text:style-name="P31"/>
      <text:p text:style-name="P32">313)<text:span text:style-name="T154"><text:tab/>main() </text:span></text:p>
      <text:p text:style-name="P40"><text:tab/>{ </text:p>
      <text:p text:style-name="P40"><text:tab/>unsigned int i; </text:p>
      <text:p text:style-name="P40"><text:tab/>for(i=1;i&gt;-2;i--) </text:p>
      <text:p text:style-name="P40"><text:tab/>printf("c aptitude"); </text:p>
      <text:p text:style-name="P40"><text:tab/>printf("hi"); </text:p>
      <text:p text:style-name="P21"><text:tab/>}</text:p>
      <text:p text:style-name="P21"/>
      <text:p text:style-name="P32">314)<text:span text:style-name="T155"><text:tab/>main() </text:span></text:p>
      <text:p text:style-name="P227"><text:tab/>{ </text:p>
      <text:p text:style-name="P227"><text:tab/>signed char i=0; </text:p>
      <text:p text:style-name="P227"><text:tab/>for(;i&gt;=0;i++) </text:p>
      <text:p text:style-name="P227"><text:tab/>printf("%d\n",i); </text:p>
      <text:p text:style-name="P33"><text:tab/>}</text:p>
      <text:p text:style-name="P33"/>
      <text:p text:style-name="P33"/>
      <text:p text:style-name="P32">315)<text:span text:style-name="T155"><text:tab/>main() </text:span></text:p>
      <text:p text:style-name="P227"><text:tab/>{ </text:p>
      <text:p text:style-name="P227"><text:tab/>unsigned char i=0; </text:p>
      <text:p text:style-name="P227"><text:tab/>for(;i&gt;=0;i++); </text:p>
      <text:p text:style-name="P227"><text:tab/>printf("%d",i); </text:p>
      <text:p text:style-name="P33"><text:tab/>}</text:p>
      <text:p text:style-name="P33"/>
      <text:p text:style-name="P32">316)<text:span text:style-name="T155"><text:tab/>main() </text:span></text:p>
      <text:p text:style-name="P227"><text:tab/>{ </text:p>
      <text:p text:style-name="P227"><text:tab/>char i=0; </text:p>
      <text:p text:style-name="P227"><text:tab/>for(;i&gt;=0;i++); </text:p>
      <text:p text:style-name="P227"><text:tab/>printf("%d",i); </text:p>
      <text:p text:style-name="P33"><text:tab/>}</text:p>
      <text:p text:style-name="P33"/>
      <text:p text:style-name="P33"/>
      <text:p text:style-name="P33"/>
      <text:p text:style-name="P32"><text:soft-page-break/>317)<text:span text:style-name="T54"><text:tab/>main() </text:span></text:p>
      <text:p text:style-name="P43"><text:tab/>{ </text:p>
      <text:p text:style-name="P43"><text:tab/>int i=3; </text:p>
      <text:p text:style-name="P43"><text:tab/>for(;i++=0;)printf("%d",i); </text:p>
      <text:p text:style-name="P24"><text:tab/>}</text:p>
      <text:p text:style-name="P17"/>
      <text:p text:style-name="P17"/>
      <text:p text:style-name="P34">Answers:</text:p>
      <text:p text:style-name="P34">-----------</text:p>
      <text:p text:style-name="P34"/>
      <text:p text:style-name="P34">1)no </text:p>
      <text:p text:style-name="P34">2)no </text:p>
      <text:p text:style-name="P34">3)yes </text:p>
      <text:p text:style-name="P34">4)no <text:s text:c="2"/></text:p>
      <text:p text:style-name="P34">5)FALSE </text:p>
      <text:p text:style-name="P34">6)False </text:p>
      <text:p text:style-name="P34">7)no </text:p>
      <text:p text:style-name="P34">8)3 </text:p>
      <text:p text:style-name="P34">9)compile error </text:p>
      <text:p text:style-name="P34">10)-1 </text:p>
      <text:p text:style-name="P34">11)2 </text:p>
      <text:p text:style-name="P34">12)if </text:p>
      <text:p text:style-name="P34">13)-2<text:tab/> </text:p>
      <text:p text:style-name="P34">14)return only executed<text:tab/> </text:p>
      <text:p text:style-name="P34">15)hello<text:tab/> </text:p>
      <text:p text:style-name="P34">16)happy diwali </text:p>
      <text:p text:style-name="P34">17)0,0 </text:p>
      <text:p text:style-name="P34">18)hello<text:tab/> </text:p>
      <text:p text:style-name="P34">19)hi </text:p>
      <text:p text:style-name="P34">20)6)hi,hello<text:tab/> </text:p>
      <text:p text:style-name="P34">21)2048 </text:p>
      <text:p text:style-name="P34">22)ok </text:p>
      <text:p text:style-name="P34">23)hello </text:p>
      <text:p text:style-name="P34">24)not zero </text:p>
      <text:p text:style-name="P34">25)true<text:tab/><text:tab/> </text:p>
      <text:p text:style-name="P34">26)1 </text:p>
      <text:p text:style-name="P34">27)hi </text:p>
      <text:p text:style-name="P34">28)hello </text:p>
      <text:p text:style-name="P34">29)false </text:p>
      <text:p text:style-name="P34">30)india <text:tab/><text:tab/><text:tab/><text:tab/><text:tab/><text:tab/> </text:p>
      <text:p text:style-name="P34">31)true </text:p>
      <text:p text:style-name="P34">32)1<text:tab/> </text:p>
      <text:p text:style-name="P34">33)False </text:p>
      <text:p text:style-name="P34">34)c </text:p>
      <text:p text:style-name="P34">35)hello google </text:p>
      <text:p text:style-name="P34">36)5,9<text:tab/><text:tab/> </text:p>
      <text:p text:style-name="P34">37)hi </text:p>
      <text:p text:style-name="P34">38)Hello<text:tab/> </text:p>
      <text:p text:style-name="P34">39)india </text:p>
      <text:p text:style-name="P34"><text:soft-page-break/>40)3<text:tab/> </text:p>
      <text:p text:style-name="P34">41)5 </text:p>
      <text:p text:style-name="P34">42)65535,-65536<text:tab/><text:tab/><text:tab/> </text:p>
      <text:p text:style-name="P34">43)TRUE2<text:tab/> </text:p>
      <text:p text:style-name="P34">44)Hi </text:p>
      <text:p text:style-name="P34">45)Welcome </text:p>
      <text:p text:style-name="P34">46)M.s Dhoni </text:p>
      <text:p text:style-name="P34">47)Virat </text:p>
      <text:p text:style-name="P34">48)Rohit </text:p>
      <text:p text:style-name="P34">49)Rohit<text:tab/> </text:p>
      <text:p text:style-name="P34">50)M.s Dhoni </text:p>
      <text:p text:style-name="P34">51)Virat </text:p>
      <text:p text:style-name="P34">52)M.s Dhoni </text:p>
      <text:p text:style-name="P34">53)Rohit </text:p>
      <text:p text:style-name="P34">54)kabadi </text:p>
      <text:p text:style-name="P34">55)football </text:p>
      <text:p text:style-name="P34">56)kabadi </text:p>
      <text:p text:style-name="P34">57)india </text:p>
      <text:p text:style-name="P34">58)cricket </text:p>
      <text:p text:style-name="P34">59)compile error </text:p>
      <text:p text:style-name="P34">60)kabadi </text:p>
      <text:p text:style-name="P34">61)100 </text:p>
      <text:p text:style-name="P34">62)error </text:p>
      <text:p text:style-name="P34">63)error </text:p>
      <text:p text:style-name="P34">64)success </text:p>
      <text:p text:style-name="P34">65)vector </text:p>
      <text:p text:style-name="P34">66)output </text:p>
      <text:p text:style-name="P34">67)compile error </text:p>
      <text:p text:style-name="P34">68)not completed </text:p>
      <text:p text:style-name="P34">69)Bye </text:p>
      <text:p text:style-name="P34">70)Empty </text:p>
      <text:p text:style-name="P34">71)compile error </text:p>
      <text:p text:style-name="P34">72)hi </text:p>
      <text:p text:style-name="P34">73)TRUE </text:p>
      <text:p text:style-name="P34">74)case3 </text:p>
      <text:p text:style-name="P34">75)case96 </text:p>
      <text:p text:style-name="P34">76)case7 </text:p>
      <text:p text:style-name="P34">77)Haicase1 </text:p>
      <text:p text:style-name="P34">78)compile error </text:p>
      <text:p text:style-name="P34">79)Ten </text:p>
      <text:p text:style-name="P34">80)TenTwenty </text:p>
      <text:p text:style-name="P34">81)default </text:p>
      <text:p text:style-name="P34">82)abcdefault </text:p>
      <text:p text:style-name="P34">83)default </text:p>
      <text:p text:style-name="P34">84)Hidefault </text:p>
      <text:p text:style-name="P34">85)yes<text:tab/> </text:p>
      <text:p text:style-name="P34">86)compile error </text:p>
      <text:p text:style-name="P34">87)no </text:p>
      <text:p text:style-name="P34">88)compile error </text:p>
      <text:p text:style-name="P34"><text:soft-page-break/>89)default </text:p>
      <text:p text:style-name="P34">90)compile error </text:p>
      <text:p text:style-name="P34">91)compile error </text:p>
      <text:p text:style-name="P34">92)compile error </text:p>
      <text:p text:style-name="P34">93)eight </text:p>
      <text:p text:style-name="P34">94)compile error </text:p>
      <text:p text:style-name="P34">95)!aa<text:tab/> </text:p>
      <text:p text:style-name="P34">96)!a<text:tab/> </text:p>
      <text:p text:style-name="P34">97)break </text:p>
      <text:p text:style-name="P34">98)exit<text:tab/> </text:p>
      <text:p text:style-name="P34">99)1 2 </text:p>
      <text:p text:style-name="P34">100)compile error<text:tab/> </text:p>
      <text:p text:style-name="P34">101)2 </text:p>
      <text:p text:style-name="P34">102)Default </text:p>
      <text:p text:style-name="P34">103)0 </text:p>
      <text:p text:style-name="P34">104)Integer </text:p>
      <text:p text:style-name="P34">105)Bye Integer<text:tab/> </text:p>
      <text:p text:style-name="P34">106)Char </text:p>
      <text:p text:style-name="P34">107)default<text:tab/> </text:p>
      <text:p text:style-name="P34">108)hi 2 </text:p>
      <text:p text:style-name="P34">109)compile error </text:p>
      <text:p text:style-name="P34">110)compile error </text:p>
      <text:p text:style-name="P34">111)OnOff </text:p>
      <text:p text:style-name="P34">112)default </text:p>
      <text:p text:style-name="P34">113)On </text:p>
      <text:p text:style-name="P34">114)switch1switch2switch3 </text:p>
      <text:p text:style-name="P34">115)ch=0 </text:p>
      <text:p text:style-name="P34">116)ch=1 </text:p>
      <text:p text:style-name="P34">117)0&amp;&amp;1,0||1,0==0 <text:s text:c="2"/></text:p>
      <text:p text:style-name="P34">118)case1 </text:p>
      <text:p text:style-name="P34">119)1,2,3,4 </text:p>
      <text:p text:style-name="P34">120)1<text:tab/> </text:p>
      <text:p text:style-name="P34">121)-1 </text:p>
      <text:p text:style-name="P34">122)2147483647 </text:p>
      <text:p text:style-name="P34">123)1 </text:p>
      <text:p text:style-name="P34">124)1,3 </text:p>
      <text:p text:style-name="P34">125)125 to 0 </text:p>
      <text:p text:style-name="P34">126)2 </text:p>
      <text:p text:style-name="P34">127)12345 </text:p>
      <text:p text:style-name="P34">128)infnite </text:p>
      <text:p text:style-name="P34">129)hello </text:p>
      <text:p text:style-name="P34">130)hi<text:tab/> </text:p>
      <text:p text:style-name="P34">131)infinite </text:p>
      <text:p text:style-name="P34">132)infinite </text:p>
      <text:p text:style-name="P34">133)hello </text:p>
      <text:p text:style-name="P34">134)12345hello </text:p>
      <text:p text:style-name="P34">135)hello </text:p>
      <text:p text:style-name="P34">136)hello </text:p>
      <text:p text:style-name="P34">137)0 </text:p>
      <text:p text:style-name="P34"><text:soft-page-break/>138)compile error </text:p>
      <text:p text:style-name="P34">139)1<text:tab/> </text:p>
      <text:p text:style-name="P34">140)0 </text:p>
      <text:p text:style-name="P34">141)1<text:tab/> </text:p>
      <text:p text:style-name="P34">142)infnite </text:p>
      <text:p text:style-name="P34">143)123456 </text:p>
      <text:p text:style-name="P34">144)135 </text:p>
      <text:p text:style-name="P34">145)infinite </text:p>
      <text:p text:style-name="P34">146)1<text:tab/> </text:p>
      <text:p text:style-name="P34">147)compile error </text:p>
      <text:p text:style-name="P34">148)0<text:tab/> </text:p>
      <text:p text:style-name="P34">149)0,65537 </text:p>
      <text:p text:style-name="P34">150)111<text:tab/> </text:p>
      <text:p text:style-name="P34">151)compile error </text:p>
      <text:p text:style-name="P34">152)11 </text:p>
      <text:p text:style-name="P34">153)10,1 </text:p>
      <text:p text:style-name="P34">154)1,1<text:tab/> </text:p>
      <text:p text:style-name="P34">155)0,0 </text:p>
      <text:p text:style-name="P34">156)infnite<text:tab/> </text:p>
      <text:p text:style-name="P34">157)1 </text:p>
      <text:p text:style-name="P34">158)25 </text:p>
      <text:p text:style-name="P34">159)1 </text:p>
      <text:p text:style-name="P34">160)32 </text:p>
      <text:p text:style-name="P34">161)compile error </text:p>
      <text:p text:style-name="P34">162)0,1 </text:p>
      <text:p text:style-name="P34">163)compile error </text:p>
      <text:p text:style-name="P34">164)1,2<text:tab/> </text:p>
      <text:p text:style-name="P34">165)0,1<text:tab/> </text:p>
      <text:p text:style-name="P34">166)infinte </text:p>
      <text:p text:style-name="P34">167)compile error </text:p>
      <text:p text:style-name="P34">168)infnite </text:p>
      <text:p text:style-name="P34">169)hi,hello </text:p>
      <text:p text:style-name="P34">170)5<text:tab/> </text:p>
      <text:p text:style-name="P34">171)compile error </text:p>
      <text:p text:style-name="P34">172)25,26,27 </text:p>
      <text:p text:style-name="P34">173)32 </text:p>
      <text:p text:style-name="P34">174)32,33,34,35<text:tab/> </text:p>
      <text:p text:style-name="P34">175)32 </text:p>
      <text:p text:style-name="P34">176)0 </text:p>
      <text:p text:style-name="P34">177)compile error </text:p>
      <text:p text:style-name="P34">178)11,12,13,14,15 </text:p>
      <text:p text:style-name="P34">179)6,11<text:tab/> </text:p>
      <text:p text:style-name="P34">180)compile error </text:p>
      <text:p text:style-name="P34">181)0,0 </text:p>
      <text:p text:style-name="P34">182)hello </text:p>
      <text:p text:style-name="P34">183)compile error </text:p>
      <text:p text:style-name="P34">184)infinite </text:p>
      <text:p text:style-name="P34">185)5<text:tab/> </text:p>
      <text:p text:style-name="P34">186)hi </text:p>
      <text:p text:style-name="P34"><text:soft-page-break/>187)compile error<text:tab/> </text:p>
      <text:p text:style-name="P34">188)compile error </text:p>
      <text:p text:style-name="P34">189)5 </text:p>
      <text:p text:style-name="P34">190)compile error </text:p>
      <text:p text:style-name="P34">191)1<text:tab/> </text:p>
      <text:p text:style-name="P34">192)hi </text:p>
      <text:p text:style-name="P34">193)india,usa </text:p>
      <text:p text:style-name="P34">194)345 </text:p>
      <text:p text:style-name="P34">195)1<text:tab/> </text:p>
      <text:p text:style-name="P34">196)1231234<text:tab/> </text:p>
      <text:p text:style-name="P34">197)1 </text:p>
      <text:p text:style-name="P34">198)infinite </text:p>
      <text:p text:style-name="P34">199)compile error<text:tab/> </text:p>
      <text:p text:style-name="P34">200)compile error </text:p>
      <text:p text:style-name="P34">201)hihihi </text:p>
      <text:p text:style-name="P34">202)infinite<text:tab/> </text:p>
      <text:p text:style-name="P34">203)hi </text:p>
      <text:p text:style-name="P34">204)hi </text:p>
      <text:p text:style-name="P34">205)infinite </text:p>
      <text:p text:style-name="P34">206)infinite </text:p>
      <text:p text:style-name="P34">207)hi </text:p>
      <text:p text:style-name="P34">208)hiprinted7times </text:p>
      <text:p text:style-name="P34">209)infinite </text:p>
      <text:p text:style-name="P34">210)TrueFalse </text:p>
      <text:p text:style-name="P34">211)hi </text:p>
      <text:p text:style-name="P34">212)False </text:p>
      <text:p text:style-name="P34">213)compile error </text:p>
      <text:p text:style-name="P34">214)infinite<text:tab/> </text:p>
      <text:p text:style-name="P34">215)infinite<text:tab/> </text:p>
      <text:p text:style-name="P34">216)hihi </text:p>
      <text:p text:style-name="P34">217)infinite </text:p>
      <text:p text:style-name="P34">218)compile error </text:p>
      <text:p text:style-name="P34">219)hi<text:tab/> </text:p>
      <text:p text:style-name="P34">220)infinite<text:tab/> </text:p>
      <text:p text:style-name="P34">221)hi,i=2<text:tab/> </text:p>
      <text:p text:style-name="P34">222)infinite </text:p>
      <text:p text:style-name="P34">223)hi </text:p>
      <text:p text:style-name="P34">224)hihello2times </text:p>
      <text:p text:style-name="P34">225)hello </text:p>
      <text:p text:style-name="P34">226)exithello </text:p>
      <text:p text:style-name="P34">227)compile error </text:p>
      <text:p text:style-name="P34">228)aaexit </text:p>
      <text:p text:style-name="P34">229)infinite </text:p>
      <text:p text:style-name="P34">230)exit </text:p>
      <text:p text:style-name="P34">231)compile error </text:p>
      <text:p text:style-name="P34">232)infinite<text:tab/> </text:p>
      <text:p text:style-name="P34">233)compile error </text:p>
      <text:p text:style-name="P34">234)hello3times </text:p>
      <text:p text:style-name="P34">235)0.000000 </text:p>
      <text:p text:style-name="P34"><text:soft-page-break/>236)hello </text:p>
      <text:p text:style-name="P34">237)hihello </text:p>
      <text:p text:style-name="P34">238)compile error </text:p>
      <text:p text:style-name="P34">239)hihello </text:p>
      <text:p text:style-name="P34">240)nothing </text:p>
      <text:p text:style-name="P34">241)nothinghihello <text:tab/> </text:p>
      <text:p text:style-name="P34">242)compile error </text:p>
      <text:p text:style-name="P34">243)compile error<text:tab/> </text:p>
      <text:p text:style-name="P34">244)infinite </text:p>
      <text:p text:style-name="P34">245)compile error </text:p>
      <text:p text:style-name="P34">246)empty </text:p>
      <text:p text:style-name="P34">247)compile error </text:p>
      <text:p text:style-name="P34">248)compileerror </text:p>
      <text:p text:style-name="P34">249)exit11times </text:p>
      <text:p text:style-name="P34">250)infinite<text:tab/> </text:p>
      <text:p text:style-name="P34">251)runtimeerror </text:p>
      <text:p text:style-name="P34">252)16,214 </text:p>
      <text:p text:style-name="P34">253)compile error </text:p>
      <text:p text:style-name="P34">254)infinite<text:tab/> </text:p>
      <text:p text:style-name="P34">255)nothing<text:tab/> </text:p>
      <text:p text:style-name="P34">256)compile error <text:tab/> </text:p>
      <text:p text:style-name="P34">257)nothing </text:p>
      <text:p text:style-name="P34">258)hello </text:p>
      <text:p text:style-name="P34">259)999999 </text:p>
      <text:p text:style-name="P34">260)infinite </text:p>
      <text:p text:style-name="P34">261)infinite </text:p>
      <text:p text:style-name="P34">262)hi<text:tab/> </text:p>
      <text:p text:style-name="P34">263)1<text:tab/> </text:p>
      <text:p text:style-name="P34">264)1010101010<text:tab/> </text:p>
      <text:p text:style-name="P34">265)3.000000<text:tab/> </text:p>
      <text:p text:style-name="P34">266)12345<text:tab/><text:tab/> </text:p>
      <text:p text:style-name="P34">267)10 </text:p>
      <text:p text:style-name="P34">268)infinite </text:p>
      <text:p text:style-name="P34">269)infinite </text:p>
      <text:p text:style-name="P34">270)floating point exception<text:tab/> </text:p>
      <text:p text:style-name="P34">271)25 </text:p>
      <text:p text:style-name="P34">272)compile error<text:tab/> </text:p>
      <text:p text:style-name="P34">273)hihihi<text:tab/> </text:p>
      <text:p text:style-name="P34">274)hihihi<text:tab/> </text:p>
      <text:p text:style-name="P34">275)hi </text:p>
      <text:p text:style-name="P34">276)infinite </text:p>
      <text:p text:style-name="P34">277)hi </text:p>
      <text:p text:style-name="P34">278)hi-10,hello-1 </text:p>
      <text:p text:style-name="P34">279)Garpage </text:p>
      <text:p text:style-name="P34">280)n=10 </text:p>
      <text:p text:style-name="P34">281)False </text:p>
      <text:p text:style-name="P34">282)10,10 </text:p>
      <text:p text:style-name="P34">283)1 </text:p>
      <text:p text:style-name="P34">284)hi<text:tab/> </text:p>
      <text:p text:style-name="P34"><text:soft-page-break/>285)Loop5times </text:p>
      <text:p text:style-name="P34">286)infinite </text:p>
      <text:p text:style-name="P34">287)infinite </text:p>
      <text:p text:style-name="P34">288)infinite </text:p>
      <text:p text:style-name="P34">289)4 </text:p>
      <text:p text:style-name="P34">290)1<text:tab/> </text:p>
      <text:p text:style-name="P34">291)1 </text:p>
      <text:p text:style-name="P34">292)5 </text:p>
      <text:p text:style-name="P34">293)infinite </text:p>
      <text:p text:style-name="P34">294)0,51,42,3 </text:p>
      <text:p text:style-name="P34">295)hi </text:p>
      <text:p text:style-name="P34">296)Loop4times </text:p>
      <text:p text:style-name="P34">297)infinite </text:p>
      <text:p text:style-name="P34">298)infinite<text:tab/> </text:p>
      <text:p text:style-name="P34">299)infinite </text:p>
      <text:p text:style-name="P34">300)infinite<text:tab/> </text:p>
      <text:p text:style-name="P34">301)compile error<text:tab/> </text:p>
      <text:p text:style-name="P34">302)nothing </text:p>
      <text:p text:style-name="P34">303)loopnothing<text:tab/> </text:p>
      <text:p text:style-name="P34">304)compile error </text:p>
      <text:p text:style-name="P34">305)5,superloop </text:p>
      <text:p text:style-name="P34">306)infinite </text:p>
      <text:p text:style-name="P34">307)superloop </text:p>
      <text:p text:style-name="P34">308)infnite </text:p>
      <text:p text:style-name="P34">309)infnite </text:p>
      <text:p text:style-name="P34">310)0 </text:p>
      <text:p text:style-name="P34">311)0 </text:p>
      <text:p text:style-name="P34">312)1 </text:p>
      <text:p text:style-name="P34">313)hi </text:p>
      <text:p text:style-name="P34">314)0-127 </text:p>
      <text:p text:style-name="P34">315)infnite </text:p>
      <text:p text:style-name="P34">316)-128<text:tab/> </text:p>
      <text:p text:style-name="P34">317)compile error</text:p>
      <text:p text:style-name="P34"/>
      <text:p text:style-name="P17"/>
      <text:p text:style-name="P17"/>
      <text:p text:style-name="P17"/>
      <text:p text:style-name="P225"/>
      <text:p text:style-name="P205"/>
      <text:p text:style-name="P205"/>
      <text:p text:style-name="P100"/>
      <text:p text:style-name="P99"/>
      <text:p text:style-name="P29"/>
      <text:p text:style-name="P98"/>
      <text:p text:style-name="P118"/>
      <text:p text:style-name="P111"/>
      <text:p text:style-name="P111"/>
      <text:p text:style-name="P110"/>
      <text:p text:style-name="P110"/>
      <text:p text:style-name="P110"><text:soft-page-break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8:11:39.517820114</meta:creation-date>
    <meta:generator>LibreOffice/6.0.7.3$Linux_X86_64 LibreOffice_project/00m0$Build-3</meta:generator>
    <dc:date>2020-02-19T17:49:58.561735080</dc:date>
    <meta:editing-duration>PT3H19M23S</meta:editing-duration>
    <meta:editing-cycles>31</meta:editing-cycles>
    <meta:document-statistic meta:table-count="0" meta:image-count="0" meta:object-count="0" meta:page-count="84" meta:paragraph-count="3444" meta:word-count="4389" meta:character-count="36211" meta:non-whitespace-character-count="28524"/>
  </office:meta>
</office:document-meta>
</file>